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" svg:font-family="Helv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3146in"/>
    </style:style>
    <style:style style:name="co5" style:family="table-column">
      <style:table-column-properties fo:break-before="auto" style:column-width="1.5311in"/>
    </style:style>
    <style:style style:name="co6" style:family="table-column">
      <style:table-column-properties fo:break-before="auto" style:column-width="1.5957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07in"/>
    </style:style>
    <style:style style:name="co10" style:family="table-column">
      <style:table-column-properties fo:break-before="auto" style:column-width="1.2728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1.1972in"/>
    </style:style>
    <style:style style:name="co13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" style:family="table-cell" style:parent-style-name="Default" style:data-style-name="N100"/>
  </office:automatic-styles>
  <office:body>
    <office:spreadsheet>
      <table:table table:name="Spec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BBR</text:p>
          </table:table-cell>
          <table:table-cell office:value-type="string">
            <text:p>NAME_SCI</text:p>
          </table:table-cell>
          <table:table-cell office:value-type="string">
            <text:p>SEMI</text:p>
          </table:table-cell>
          <table:table-cell office:value-type="string">
            <text:p>NAME_FIN</text:p>
          </table:table-cell>
          <table:table-cell office:value-type="string">
            <text:p>NAME_SWE</text:p>
          </table:table-cell>
          <table:table-cell office:value-type="string">
            <text:p>NAME_ENG</text:p>
          </table:table-cell>
          <table:table-cell office:value-type="string">
            <text:p>FAMILY</text:p>
          </table:table-cell>
          <table:table-cell office:value-type="string">
            <text:p>EL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YG OLO</text:p>
          </table:table-cell>
          <table:table-cell office:value-type="string">
            <text:p>Cygnus olor</text:p>
          </table:table-cell>
          <table:table-cell office:value-type="string">
            <text:p> </text:p>
          </table:table-cell>
          <table:table-cell office:value-type="string">
            <text:p>Kyhmyjoutsen</text:p>
          </table:table-cell>
          <table:table-cell office:value-type="string">
            <text:p>Knölsvan</text:p>
          </table:table-cell>
          <table:table-cell office:value-type="string">
            <text:p>Mute S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YG COL</text:p>
          </table:table-cell>
          <table:table-cell office:value-type="string">
            <text:p>Cygnus columbianus</text:p>
          </table:table-cell>
          <table:table-cell office:value-type="string">
            <text:p> </text:p>
          </table:table-cell>
          <table:table-cell office:value-type="string">
            <text:p>Pikkujoutsen</text:p>
          </table:table-cell>
          <table:table-cell office:value-type="string">
            <text:p>Mindre sångsvan</text:p>
          </table:table-cell>
          <table:table-cell office:value-type="string">
            <text:p>Tundra S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YG CYG</text:p>
          </table:table-cell>
          <table:table-cell office:value-type="string">
            <text:p>Cygnus cygnus</text:p>
          </table:table-cell>
          <table:table-cell office:value-type="string">
            <text:p> </text:p>
          </table:table-cell>
          <table:table-cell office:value-type="string">
            <text:p>Laulujoutsen</text:p>
          </table:table-cell>
          <table:table-cell office:value-type="string">
            <text:p>Sångsvan</text:p>
          </table:table-cell>
          <table:table-cell office:value-type="string">
            <text:p>Whooper S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S FAB</text:p>
          </table:table-cell>
          <table:table-cell office:value-type="string">
            <text:p>Anser fabalis</text:p>
          </table:table-cell>
          <table:table-cell office:value-type="string">
            <text:p> </text:p>
          </table:table-cell>
          <table:table-cell office:value-type="string">
            <text:p>Metsähanhi</text:p>
          </table:table-cell>
          <table:table-cell office:value-type="string">
            <text:p>Sädgås</text:p>
          </table:table-cell>
          <table:table-cell office:value-type="string">
            <text:p>Bean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S BRA</text:p>
          </table:table-cell>
          <table:table-cell office:value-type="string">
            <text:p>Anser brachyrhynchus</text:p>
          </table:table-cell>
          <table:table-cell office:value-type="string">
            <text:p> </text:p>
          </table:table-cell>
          <table:table-cell office:value-type="string">
            <text:p>Lyhytnokkahanhi</text:p>
          </table:table-cell>
          <table:table-cell office:value-type="string">
            <text:p>Spetsbergsgås</text:p>
          </table:table-cell>
          <table:table-cell office:value-type="string">
            <text:p>Pink-footed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NS ALB</text:p>
          </table:table-cell>
          <table:table-cell office:value-type="string">
            <text:p>Anser albifrons</text:p>
          </table:table-cell>
          <table:table-cell office:value-type="string">
            <text:p> </text:p>
          </table:table-cell>
          <table:table-cell office:value-type="string">
            <text:p>Tundrahanhi</text:p>
          </table:table-cell>
          <table:table-cell office:value-type="string">
            <text:p>Bläsgås</text:p>
          </table:table-cell>
          <table:table-cell office:value-type="string">
            <text:p>Greater White-fronted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S ERY</text:p>
          </table:table-cell>
          <table:table-cell office:value-type="string">
            <text:p>Anser erythropus</text:p>
          </table:table-cell>
          <table:table-cell office:value-type="string">
            <text:p> </text:p>
          </table:table-cell>
          <table:table-cell office:value-type="string">
            <text:p>Kiljuhanhi</text:p>
          </table:table-cell>
          <table:table-cell office:value-type="string">
            <text:p>Fjällgås</text:p>
          </table:table-cell>
          <table:table-cell office:value-type="string">
            <text:p>Lesser White-fronted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S ANS</text:p>
          </table:table-cell>
          <table:table-cell office:value-type="string">
            <text:p>Anser anser</text:p>
          </table:table-cell>
          <table:table-cell office:value-type="string">
            <text:p> </text:p>
          </table:table-cell>
          <table:table-cell office:value-type="string">
            <text:p>Merihanhi</text:p>
          </table:table-cell>
          <table:table-cell office:value-type="string">
            <text:p>Grågås</text:p>
          </table:table-cell>
          <table:table-cell office:value-type="string">
            <text:p>Greylag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S CAE</text:p>
          </table:table-cell>
          <table:table-cell office:value-type="string">
            <text:p>Anser caerulescens</text:p>
          </table:table-cell>
          <table:table-cell office:value-type="string">
            <text:p> </text:p>
          </table:table-cell>
          <table:table-cell office:value-type="string">
            <text:p>Lumihanhi</text:p>
          </table:table-cell>
          <table:table-cell office:value-type="string">
            <text:p>Snögås</text:p>
          </table:table-cell>
          <table:table-cell office:value-type="string">
            <text:p>Snow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A CAN</text:p>
          </table:table-cell>
          <table:table-cell office:value-type="string">
            <text:p>Branta canadensis</text:p>
          </table:table-cell>
          <table:table-cell office:value-type="string">
            <text:p>C</text:p>
          </table:table-cell>
          <table:table-cell office:value-type="string">
            <text:p>Kanadanhanhi</text:p>
          </table:table-cell>
          <table:table-cell office:value-type="string">
            <text:p>Kanadagås</text:p>
          </table:table-cell>
          <table:table-cell office:value-type="string">
            <text:p>Canada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A LEU</text:p>
          </table:table-cell>
          <table:table-cell office:value-type="string">
            <text:p>Branta leucopsis</text:p>
          </table:table-cell>
          <table:table-cell office:value-type="string">
            <text:p> </text:p>
          </table:table-cell>
          <table:table-cell office:value-type="string">
            <text:p>Valkoposkihanhi</text:p>
          </table:table-cell>
          <table:table-cell office:value-type="string">
            <text:p>Vitkindad gås</text:p>
          </table:table-cell>
          <table:table-cell office:value-type="string">
            <text:p>Barnacle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RA BER</text:p>
          </table:table-cell>
          <table:table-cell office:value-type="string">
            <text:p>Branta bernicla</text:p>
          </table:table-cell>
          <table:table-cell office:value-type="string">
            <text:p> </text:p>
          </table:table-cell>
          <table:table-cell office:value-type="string">
            <text:p>Sepelhanhi</text:p>
          </table:table-cell>
          <table:table-cell office:value-type="string">
            <text:p>Prutgås</text:p>
          </table:table-cell>
          <table:table-cell office:value-type="string">
            <text:p>Brent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RA RUF</text:p>
          </table:table-cell>
          <table:table-cell office:value-type="string">
            <text:p>Branta ruficollis</text:p>
          </table:table-cell>
          <table:table-cell office:value-type="string">
            <text:p> </text:p>
          </table:table-cell>
          <table:table-cell office:value-type="string">
            <text:p>Punakaulahanhi</text:p>
          </table:table-cell>
          <table:table-cell office:value-type="string">
            <text:p>Rödhalsad gås</text:p>
          </table:table-cell>
          <table:table-cell office:value-type="string">
            <text:p>Red-breasted Goo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AD FER</text:p>
          </table:table-cell>
          <table:table-cell office:value-type="string">
            <text:p>Tadorna ferruginea</text:p>
          </table:table-cell>
          <table:table-cell office:value-type="string">
            <text:p> </text:p>
          </table:table-cell>
          <table:table-cell office:value-type="string">
            <text:p>Ruostesorsa</text:p>
          </table:table-cell>
          <table:table-cell office:value-type="string">
            <text:p>Rostand</text:p>
          </table:table-cell>
          <table:table-cell office:value-type="string">
            <text:p>Ruddy Shel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AD TAD</text:p>
          </table:table-cell>
          <table:table-cell office:value-type="string">
            <text:p>Tadorna tadorna</text:p>
          </table:table-cell>
          <table:table-cell office:value-type="string">
            <text:p> </text:p>
          </table:table-cell>
          <table:table-cell office:value-type="string">
            <text:p>Ristisorsa</text:p>
          </table:table-cell>
          <table:table-cell office:value-type="string">
            <text:p>Gravand</text:p>
          </table:table-cell>
          <table:table-cell office:value-type="string">
            <text:p>Common Shel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IX GAL</text:p>
          </table:table-cell>
          <table:table-cell office:value-type="string">
            <text:p>Aix galericulata</text:p>
          </table:table-cell>
          <table:table-cell office:value-type="string">
            <text:p>C</text:p>
          </table:table-cell>
          <table:table-cell office:value-type="string">
            <text:p>Mandariinisorsa</text:p>
          </table:table-cell>
          <table:table-cell office:value-type="string">
            <text:p>Mandarinand</text:p>
          </table:table-cell>
          <table:table-cell office:value-type="string">
            <text:p>Mandarin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A PEN</text:p>
          </table:table-cell>
          <table:table-cell office:value-type="string">
            <text:p>Anas penelope</text:p>
          </table:table-cell>
          <table:table-cell office:value-type="string">
            <text:p> </text:p>
          </table:table-cell>
          <table:table-cell office:value-type="string">
            <text:p>Haapana</text:p>
          </table:table-cell>
          <table:table-cell office:value-type="string">
            <text:p>Bläsand</text:p>
          </table:table-cell>
          <table:table-cell office:value-type="string">
            <text:p>Eurasian Wige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NA AME</text:p>
          </table:table-cell>
          <table:table-cell office:value-type="string">
            <text:p>Anas americana</text:p>
          </table:table-cell>
          <table:table-cell office:value-type="string">
            <text:p> </text:p>
          </table:table-cell>
          <table:table-cell office:value-type="string">
            <text:p>Amerikanhaapana</text:p>
          </table:table-cell>
          <table:table-cell office:value-type="string">
            <text:p>Amerikansk bläsand</text:p>
          </table:table-cell>
          <table:table-cell office:value-type="string">
            <text:p>American Wige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NA STR</text:p>
          </table:table-cell>
          <table:table-cell office:value-type="string">
            <text:p>Anas strepera</text:p>
          </table:table-cell>
          <table:table-cell office:value-type="string">
            <text:p> </text:p>
          </table:table-cell>
          <table:table-cell office:value-type="string">
            <text:p>Harmaasorsa</text:p>
          </table:table-cell>
          <table:table-cell office:value-type="string">
            <text:p>Snatterand</text:p>
          </table:table-cell>
          <table:table-cell office:value-type="string">
            <text:p>Gadw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NA CRE</text:p>
          </table:table-cell>
          <table:table-cell office:value-type="string">
            <text:p>Anas crecca</text:p>
          </table:table-cell>
          <table:table-cell office:value-type="string">
            <text:p> </text:p>
          </table:table-cell>
          <table:table-cell office:value-type="string">
            <text:p>Tavi</text:p>
          </table:table-cell>
          <table:table-cell office:value-type="string">
            <text:p>Kricka</text:p>
          </table:table-cell>
          <table:table-cell office:value-type="string">
            <text:p>Common T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NA CAR</text:p>
          </table:table-cell>
          <table:table-cell office:value-type="string">
            <text:p>Anas carolinensis</text:p>
          </table:table-cell>
          <table:table-cell office:value-type="string">
            <text:p> </text:p>
          </table:table-cell>
          <table:table-cell office:value-type="string">
            <text:p>Amerikantavi</text:p>
          </table:table-cell>
          <table:table-cell office:value-type="string">
            <text:p>Amerikansk kricka</text:p>
          </table:table-cell>
          <table:table-cell office:value-type="string">
            <text:p>Green-winged T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NA PLA</text:p>
          </table:table-cell>
          <table:table-cell office:value-type="string">
            <text:p>Anas platyrhynchos</text:p>
          </table:table-cell>
          <table:table-cell office:value-type="string">
            <text:p> </text:p>
          </table:table-cell>
          <table:table-cell office:value-type="string">
            <text:p>Sinisorsa</text:p>
          </table:table-cell>
          <table:table-cell office:value-type="string">
            <text:p>Gräsand</text:p>
          </table:table-cell>
          <table:table-cell office:value-type="string">
            <text:p>Mall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A RUB</text:p>
          </table:table-cell>
          <table:table-cell office:value-type="string">
            <text:p>Anas rubripes</text:p>
          </table:table-cell>
          <table:table-cell/>
          <table:table-cell office:value-type="string">
            <text:p>Nokisorsa</text:p>
          </table:table-cell>
          <table:table-cell office:value-type="string">
            <text:p>Svartand</text:p>
          </table:table-cell>
          <table:table-cell office:value-type="string">
            <text:p>American Black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NA ACU</text:p>
          </table:table-cell>
          <table:table-cell office:value-type="string">
            <text:p>Anas acuta</text:p>
          </table:table-cell>
          <table:table-cell office:value-type="string">
            <text:p> </text:p>
          </table:table-cell>
          <table:table-cell office:value-type="string">
            <text:p>Jouhisorsa</text:p>
          </table:table-cell>
          <table:table-cell office:value-type="string">
            <text:p>Stjärtand</text:p>
          </table:table-cell>
          <table:table-cell office:value-type="string">
            <text:p>Northern Pinta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NA QUE</text:p>
          </table:table-cell>
          <table:table-cell office:value-type="string">
            <text:p>Anas querquedula</text:p>
          </table:table-cell>
          <table:table-cell office:value-type="string">
            <text:p> </text:p>
          </table:table-cell>
          <table:table-cell office:value-type="string">
            <text:p>Heinätavi</text:p>
          </table:table-cell>
          <table:table-cell office:value-type="string">
            <text:p>Årta</text:p>
          </table:table-cell>
          <table:table-cell office:value-type="string">
            <text:p>Gargan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NA DIS</text:p>
          </table:table-cell>
          <table:table-cell office:value-type="string">
            <text:p>Anas discors</text:p>
          </table:table-cell>
          <table:table-cell office:value-type="string">
            <text:p> </text:p>
          </table:table-cell>
          <table:table-cell office:value-type="string">
            <text:p>Sinisiipitavi</text:p>
          </table:table-cell>
          <table:table-cell office:value-type="string">
            <text:p>Blåvingad årta</text:p>
          </table:table-cell>
          <table:table-cell office:value-type="string">
            <text:p>Blue-winged T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NA CLY</text:p>
          </table:table-cell>
          <table:table-cell office:value-type="string">
            <text:p>Anas clypeata</text:p>
          </table:table-cell>
          <table:table-cell office:value-type="string">
            <text:p> </text:p>
          </table:table-cell>
          <table:table-cell office:value-type="string">
            <text:p>Lapasorsa</text:p>
          </table:table-cell>
          <table:table-cell office:value-type="string">
            <text:p>Skedand</text:p>
          </table:table-cell>
          <table:table-cell office:value-type="string">
            <text:p>Northern Shovel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T RUF</text:p>
          </table:table-cell>
          <table:table-cell office:value-type="string">
            <text:p>Netta rufina</text:p>
          </table:table-cell>
          <table:table-cell office:value-type="string">
            <text:p> </text:p>
          </table:table-cell>
          <table:table-cell office:value-type="string">
            <text:p>Punapäänarsku</text:p>
          </table:table-cell>
          <table:table-cell office:value-type="string">
            <text:p>Rödhuvad dykand</text:p>
          </table:table-cell>
          <table:table-cell office:value-type="string">
            <text:p>Red-crested Poch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YT FER</text:p>
          </table:table-cell>
          <table:table-cell office:value-type="string">
            <text:p>Aythya ferina</text:p>
          </table:table-cell>
          <table:table-cell office:value-type="string">
            <text:p> </text:p>
          </table:table-cell>
          <table:table-cell office:value-type="string">
            <text:p>Punasotka</text:p>
          </table:table-cell>
          <table:table-cell office:value-type="string">
            <text:p>Brunand</text:p>
          </table:table-cell>
          <table:table-cell office:value-type="string">
            <text:p>Common Poch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YT COL</text:p>
          </table:table-cell>
          <table:table-cell office:value-type="string">
            <text:p>Aythya collaris</text:p>
          </table:table-cell>
          <table:table-cell office:value-type="string">
            <text:p> </text:p>
          </table:table-cell>
          <table:table-cell office:value-type="string">
            <text:p>Amerikantukkasotka</text:p>
          </table:table-cell>
          <table:table-cell office:value-type="string">
            <text:p>Ringand</text:p>
          </table:table-cell>
          <table:table-cell office:value-type="string">
            <text:p>Ring-necked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YT NYR</text:p>
          </table:table-cell>
          <table:table-cell office:value-type="string">
            <text:p>Aythya nyroca</text:p>
          </table:table-cell>
          <table:table-cell office:value-type="string">
            <text:p> </text:p>
          </table:table-cell>
          <table:table-cell office:value-type="string">
            <text:p>Ruskosotka</text:p>
          </table:table-cell>
          <table:table-cell office:value-type="string">
            <text:p>Vitögd dykand</text:p>
          </table:table-cell>
          <table:table-cell office:value-type="string">
            <text:p>Ferruginous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YT FUL</text:p>
          </table:table-cell>
          <table:table-cell office:value-type="string">
            <text:p>Aythya fuligula</text:p>
          </table:table-cell>
          <table:table-cell office:value-type="string">
            <text:p> </text:p>
          </table:table-cell>
          <table:table-cell office:value-type="string">
            <text:p>Tukkasotka</text:p>
          </table:table-cell>
          <table:table-cell office:value-type="string">
            <text:p>Vigg</text:p>
          </table:table-cell>
          <table:table-cell office:value-type="string">
            <text:p>Tufted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YT MAR</text:p>
          </table:table-cell>
          <table:table-cell office:value-type="string">
            <text:p>Aythya marila</text:p>
          </table:table-cell>
          <table:table-cell office:value-type="string">
            <text:p> </text:p>
          </table:table-cell>
          <table:table-cell office:value-type="string">
            <text:p>Lapasotka</text:p>
          </table:table-cell>
          <table:table-cell office:value-type="string">
            <text:p>Bergand</text:p>
          </table:table-cell>
          <table:table-cell office:value-type="string">
            <text:p>Greater Scau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YT AFF</text:p>
          </table:table-cell>
          <table:table-cell office:value-type="string">
            <text:p>Aythya affinis</text:p>
          </table:table-cell>
          <table:table-cell/>
          <table:table-cell office:value-type="string">
            <text:p>Pikkulapasotka</text:p>
          </table:table-cell>
          <table:table-cell office:value-type="string">
            <text:p>Mindre bergand</text:p>
          </table:table-cell>
          <table:table-cell office:value-type="string">
            <text:p>Lesser Scau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OM MOL</text:p>
          </table:table-cell>
          <table:table-cell office:value-type="string">
            <text:p>Somateria mollissima</text:p>
          </table:table-cell>
          <table:table-cell office:value-type="string">
            <text:p> </text:p>
          </table:table-cell>
          <table:table-cell office:value-type="string">
            <text:p>Haahka</text:p>
          </table:table-cell>
          <table:table-cell office:value-type="string">
            <text:p>Ejder</text:p>
          </table:table-cell>
          <table:table-cell office:value-type="string">
            <text:p>Common Ei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OM SPE</text:p>
          </table:table-cell>
          <table:table-cell office:value-type="string">
            <text:p>Somateria spectabilis</text:p>
          </table:table-cell>
          <table:table-cell office:value-type="string">
            <text:p> </text:p>
          </table:table-cell>
          <table:table-cell office:value-type="string">
            <text:p>Kyhmyhaahka</text:p>
          </table:table-cell>
          <table:table-cell office:value-type="string">
            <text:p>Praktejder</text:p>
          </table:table-cell>
          <table:table-cell office:value-type="string">
            <text:p>King Ei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OL STE</text:p>
          </table:table-cell>
          <table:table-cell office:value-type="string">
            <text:p>Polysticta stelleri</text:p>
          </table:table-cell>
          <table:table-cell office:value-type="string">
            <text:p> </text:p>
          </table:table-cell>
          <table:table-cell office:value-type="string">
            <text:p>Allihaahka</text:p>
          </table:table-cell>
          <table:table-cell office:value-type="string">
            <text:p>Alförrädare</text:p>
          </table:table-cell>
          <table:table-cell office:value-type="string">
            <text:p>Steller's Ei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IS HIS</text:p>
          </table:table-cell>
          <table:table-cell office:value-type="string">
            <text:p>Histrionicus histrionicus</text:p>
          </table:table-cell>
          <table:table-cell office:value-type="string">
            <text:p> </text:p>
          </table:table-cell>
          <table:table-cell office:value-type="string">
            <text:p>Virta-alli</text:p>
          </table:table-cell>
          <table:table-cell office:value-type="string">
            <text:p>Strömand</text:p>
          </table:table-cell>
          <table:table-cell office:value-type="string">
            <text:p>Harlequin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LA HYE</text:p>
          </table:table-cell>
          <table:table-cell office:value-type="string">
            <text:p>Clangula hyemalis</text:p>
          </table:table-cell>
          <table:table-cell office:value-type="string">
            <text:p> </text:p>
          </table:table-cell>
          <table:table-cell office:value-type="string">
            <text:p>Alli</text:p>
          </table:table-cell>
          <table:table-cell office:value-type="string">
            <text:p>Alfågel</text:p>
          </table:table-cell>
          <table:table-cell office:value-type="string">
            <text:p>Long-tailed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EL NIG</text:p>
          </table:table-cell>
          <table:table-cell office:value-type="string">
            <text:p>Melanitta nigra</text:p>
          </table:table-cell>
          <table:table-cell office:value-type="string">
            <text:p> </text:p>
          </table:table-cell>
          <table:table-cell office:value-type="string">
            <text:p>Mustalintu</text:p>
          </table:table-cell>
          <table:table-cell office:value-type="string">
            <text:p>Sjöorre</text:p>
          </table:table-cell>
          <table:table-cell office:value-type="string">
            <text:p>Common Sco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EL PER</text:p>
          </table:table-cell>
          <table:table-cell office:value-type="string">
            <text:p>Melanitta perspicillata</text:p>
          </table:table-cell>
          <table:table-cell office:value-type="string">
            <text:p> </text:p>
          </table:table-cell>
          <table:table-cell office:value-type="string">
            <text:p>Pilkkaniska</text:p>
          </table:table-cell>
          <table:table-cell office:value-type="string">
            <text:p>Vitnackad svärta</text:p>
          </table:table-cell>
          <table:table-cell office:value-type="string">
            <text:p>Surf Sco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EL FUS</text:p>
          </table:table-cell>
          <table:table-cell office:value-type="string">
            <text:p>Melanitta fusca</text:p>
          </table:table-cell>
          <table:table-cell office:value-type="string">
            <text:p> </text:p>
          </table:table-cell>
          <table:table-cell office:value-type="string">
            <text:p>Pilkkasiipi</text:p>
          </table:table-cell>
          <table:table-cell office:value-type="string">
            <text:p>Svärta</text:p>
          </table:table-cell>
          <table:table-cell office:value-type="string">
            <text:p>Velvet Sco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UC CLA</text:p>
          </table:table-cell>
          <table:table-cell office:value-type="string">
            <text:p>Bucephala clangula</text:p>
          </table:table-cell>
          <table:table-cell office:value-type="string">
            <text:p> </text:p>
          </table:table-cell>
          <table:table-cell office:value-type="string">
            <text:p>Telkkä</text:p>
          </table:table-cell>
          <table:table-cell office:value-type="string">
            <text:p>Knipa</text:p>
          </table:table-cell>
          <table:table-cell office:value-type="string">
            <text:p>Common Goldeney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ER ALB</text:p>
          </table:table-cell>
          <table:table-cell office:value-type="string">
            <text:p>Mergus albellus</text:p>
          </table:table-cell>
          <table:table-cell office:value-type="string">
            <text:p> </text:p>
          </table:table-cell>
          <table:table-cell office:value-type="string">
            <text:p>Uivelo</text:p>
          </table:table-cell>
          <table:table-cell office:value-type="string">
            <text:p>Salskrake</text:p>
          </table:table-cell>
          <table:table-cell office:value-type="string">
            <text:p>Sme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ER SER</text:p>
          </table:table-cell>
          <table:table-cell office:value-type="string">
            <text:p>Mergus serrator</text:p>
          </table:table-cell>
          <table:table-cell office:value-type="string">
            <text:p> </text:p>
          </table:table-cell>
          <table:table-cell office:value-type="string">
            <text:p>Tukkakoskelo</text:p>
          </table:table-cell>
          <table:table-cell office:value-type="string">
            <text:p>Småskrake</text:p>
          </table:table-cell>
          <table:table-cell office:value-type="string">
            <text:p>Red-breasted Mergans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ER MER</text:p>
          </table:table-cell>
          <table:table-cell office:value-type="string">
            <text:p>Mergus merganser</text:p>
          </table:table-cell>
          <table:table-cell office:value-type="string">
            <text:p> </text:p>
          </table:table-cell>
          <table:table-cell office:value-type="string">
            <text:p>Isokoskelo</text:p>
          </table:table-cell>
          <table:table-cell office:value-type="string">
            <text:p>Storskrake</text:p>
          </table:table-cell>
          <table:table-cell office:value-type="string">
            <text:p>Goosan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XY JAM</text:p>
          </table:table-cell>
          <table:table-cell office:value-type="string">
            <text:p>Oxyura jamaicensis</text:p>
          </table:table-cell>
          <table:table-cell office:value-type="string">
            <text:p>C</text:p>
          </table:table-cell>
          <table:table-cell office:value-type="string">
            <text:p>Kuparisorsa</text:p>
          </table:table-cell>
          <table:table-cell office:value-type="string">
            <text:p>Amerikansk kopparand</text:p>
          </table:table-cell>
          <table:table-cell office:value-type="string">
            <text:p>Ruddy D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ON BON</text:p>
          </table:table-cell>
          <table:table-cell office:value-type="string">
            <text:p>Bonasa bonasia</text:p>
          </table:table-cell>
          <table:table-cell office:value-type="string">
            <text:p> </text:p>
          </table:table-cell>
          <table:table-cell office:value-type="string">
            <text:p>Pyy</text:p>
          </table:table-cell>
          <table:table-cell office:value-type="string">
            <text:p>Järpe</text:p>
          </table:table-cell>
          <table:table-cell office:value-type="string">
            <text:p>Hazel Grous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AG LAG</text:p>
          </table:table-cell>
          <table:table-cell office:value-type="string">
            <text:p>Lagopus lagopus</text:p>
          </table:table-cell>
          <table:table-cell office:value-type="string">
            <text:p> </text:p>
          </table:table-cell>
          <table:table-cell office:value-type="string">
            <text:p>Riekko</text:p>
          </table:table-cell>
          <table:table-cell office:value-type="string">
            <text:p>Dalripa</text:p>
          </table:table-cell>
          <table:table-cell office:value-type="string">
            <text:p>Willow Ptarmig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AG MUT</text:p>
          </table:table-cell>
          <table:table-cell office:value-type="string">
            <text:p>Lagopus muta</text:p>
          </table:table-cell>
          <table:table-cell office:value-type="string">
            <text:p> </text:p>
          </table:table-cell>
          <table:table-cell office:value-type="string">
            <text:p>Kiiruna</text:p>
          </table:table-cell>
          <table:table-cell office:value-type="string">
            <text:p>Fjällripa</text:p>
          </table:table-cell>
          <table:table-cell office:value-type="string">
            <text:p>Rock Ptarmig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ET RIX</text:p>
          </table:table-cell>
          <table:table-cell office:value-type="string">
            <text:p>Tetrao tetrix</text:p>
          </table:table-cell>
          <table:table-cell office:value-type="string">
            <text:p> </text:p>
          </table:table-cell>
          <table:table-cell office:value-type="string">
            <text:p>Teeri</text:p>
          </table:table-cell>
          <table:table-cell office:value-type="string">
            <text:p>Orre</text:p>
          </table:table-cell>
          <table:table-cell office:value-type="string">
            <text:p>Black Grous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ET URO</text:p>
          </table:table-cell>
          <table:table-cell office:value-type="string">
            <text:p>Tetrao urogallus</text:p>
          </table:table-cell>
          <table:table-cell office:value-type="string">
            <text:p> </text:p>
          </table:table-cell>
          <table:table-cell office:value-type="string">
            <text:p>Metso</text:p>
          </table:table-cell>
          <table:table-cell office:value-type="string">
            <text:p>Tjäder</text:p>
          </table:table-cell>
          <table:table-cell office:value-type="string">
            <text:p>Western Capercailli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ER PER</text:p>
          </table:table-cell>
          <table:table-cell office:value-type="string">
            <text:p>Perdix perdix</text:p>
          </table:table-cell>
          <table:table-cell office:value-type="string">
            <text:p> </text:p>
          </table:table-cell>
          <table:table-cell office:value-type="string">
            <text:p>Peltopyy</text:p>
          </table:table-cell>
          <table:table-cell office:value-type="string">
            <text:p>Rapphöna</text:p>
          </table:table-cell>
          <table:table-cell office:value-type="string">
            <text:p>Grey Partrid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OT COT</text:p>
          </table:table-cell>
          <table:table-cell office:value-type="string">
            <text:p>Coturnix coturnix</text:p>
          </table:table-cell>
          <table:table-cell office:value-type="string">
            <text:p> </text:p>
          </table:table-cell>
          <table:table-cell office:value-type="string">
            <text:p>Viiriäinen</text:p>
          </table:table-cell>
          <table:table-cell office:value-type="string">
            <text:p>Vaktel</text:p>
          </table:table-cell>
          <table:table-cell office:value-type="string">
            <text:p>Common Quai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HA COL</text:p>
          </table:table-cell>
          <table:table-cell office:value-type="string">
            <text:p>Phasianus colchicus</text:p>
          </table:table-cell>
          <table:table-cell office:value-type="string">
            <text:p>C</text:p>
          </table:table-cell>
          <table:table-cell office:value-type="string">
            <text:p>Fasaani</text:p>
          </table:table-cell>
          <table:table-cell office:value-type="string">
            <text:p>Fasan</text:p>
          </table:table-cell>
          <table:table-cell office:value-type="string">
            <text:p>Common Pheasan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AV STE</text:p>
          </table:table-cell>
          <table:table-cell office:value-type="string">
            <text:p>Gavia stellata</text:p>
          </table:table-cell>
          <table:table-cell office:value-type="string">
            <text:p> </text:p>
          </table:table-cell>
          <table:table-cell office:value-type="string">
            <text:p>Kaakkuri</text:p>
          </table:table-cell>
          <table:table-cell office:value-type="string">
            <text:p>Smålom</text:p>
          </table:table-cell>
          <table:table-cell office:value-type="string">
            <text:p>Red-throated Div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AV ARC</text:p>
          </table:table-cell>
          <table:table-cell office:value-type="string">
            <text:p>Gavia arctica</text:p>
          </table:table-cell>
          <table:table-cell office:value-type="string">
            <text:p> </text:p>
          </table:table-cell>
          <table:table-cell office:value-type="string">
            <text:p>Kuikka</text:p>
          </table:table-cell>
          <table:table-cell office:value-type="string">
            <text:p>Storlom</text:p>
          </table:table-cell>
          <table:table-cell office:value-type="string">
            <text:p>Black-throated Div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AV IMM</text:p>
          </table:table-cell>
          <table:table-cell office:value-type="string">
            <text:p>Gavia immer</text:p>
          </table:table-cell>
          <table:table-cell office:value-type="string">
            <text:p> </text:p>
          </table:table-cell>
          <table:table-cell office:value-type="string">
            <text:p>Amerikanjääkuikka</text:p>
          </table:table-cell>
          <table:table-cell office:value-type="string">
            <text:p>Svartnäbbad islom</text:p>
          </table:table-cell>
          <table:table-cell office:value-type="string">
            <text:p>Great Northern Div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AV ADA</text:p>
          </table:table-cell>
          <table:table-cell office:value-type="string">
            <text:p>Gavia adamsii</text:p>
          </table:table-cell>
          <table:table-cell office:value-type="string">
            <text:p> </text:p>
          </table:table-cell>
          <table:table-cell office:value-type="string">
            <text:p>Jääkuikka</text:p>
          </table:table-cell>
          <table:table-cell office:value-type="string">
            <text:p>Vitnäbbad islom</text:p>
          </table:table-cell>
          <table:table-cell office:value-type="string">
            <text:p>Yellow-billed Div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AC RUF</text:p>
          </table:table-cell>
          <table:table-cell office:value-type="string">
            <text:p>Tachybaptus ruficollis</text:p>
          </table:table-cell>
          <table:table-cell office:value-type="string">
            <text:p> </text:p>
          </table:table-cell>
          <table:table-cell office:value-type="string">
            <text:p>Pikku-uikku</text:p>
          </table:table-cell>
          <table:table-cell office:value-type="string">
            <text:p>Smådopping</text:p>
          </table:table-cell>
          <table:table-cell office:value-type="string">
            <text:p>Little Greb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OD CRI</text:p>
          </table:table-cell>
          <table:table-cell office:value-type="string">
            <text:p>Podiceps cristatus</text:p>
          </table:table-cell>
          <table:table-cell office:value-type="string">
            <text:p> </text:p>
          </table:table-cell>
          <table:table-cell office:value-type="string">
            <text:p>Silkkiuikku</text:p>
          </table:table-cell>
          <table:table-cell office:value-type="string">
            <text:p>Skäggdopping</text:p>
          </table:table-cell>
          <table:table-cell office:value-type="string">
            <text:p>Great Crested Greb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OD GRI</text:p>
          </table:table-cell>
          <table:table-cell office:value-type="string">
            <text:p>Podiceps grisegena</text:p>
          </table:table-cell>
          <table:table-cell office:value-type="string">
            <text:p> </text:p>
          </table:table-cell>
          <table:table-cell office:value-type="string">
            <text:p>Härkälintu</text:p>
          </table:table-cell>
          <table:table-cell office:value-type="string">
            <text:p>Gråhakedopping</text:p>
          </table:table-cell>
          <table:table-cell office:value-type="string">
            <text:p>Red-necked Greb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OD AUR</text:p>
          </table:table-cell>
          <table:table-cell office:value-type="string">
            <text:p>Podiceps auritus</text:p>
          </table:table-cell>
          <table:table-cell office:value-type="string">
            <text:p> </text:p>
          </table:table-cell>
          <table:table-cell office:value-type="string">
            <text:p>Mustakurkku-uikku</text:p>
          </table:table-cell>
          <table:table-cell office:value-type="string">
            <text:p>Svarthakedopping</text:p>
          </table:table-cell>
          <table:table-cell office:value-type="string">
            <text:p>Horned Greb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D NIG</text:p>
          </table:table-cell>
          <table:table-cell office:value-type="string">
            <text:p>Podiceps nigricollis</text:p>
          </table:table-cell>
          <table:table-cell office:value-type="string">
            <text:p> </text:p>
          </table:table-cell>
          <table:table-cell office:value-type="string">
            <text:p>Mustakaulauikku</text:p>
          </table:table-cell>
          <table:table-cell office:value-type="string">
            <text:p>Svarthalsad dopping</text:p>
          </table:table-cell>
          <table:table-cell office:value-type="string">
            <text:p>Black-necked Greb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UL GLA</text:p>
          </table:table-cell>
          <table:table-cell office:value-type="string">
            <text:p>Fulmarus glacialis</text:p>
          </table:table-cell>
          <table:table-cell office:value-type="string">
            <text:p> </text:p>
          </table:table-cell>
          <table:table-cell office:value-type="string">
            <text:p>Myrskylintu</text:p>
          </table:table-cell>
          <table:table-cell office:value-type="string">
            <text:p>Stormfågel</text:p>
          </table:table-cell>
          <table:table-cell office:value-type="string">
            <text:p>Northern Fulma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UF GRI</text:p>
          </table:table-cell>
          <table:table-cell office:value-type="string">
            <text:p>Puffinus griseus</text:p>
          </table:table-cell>
          <table:table-cell office:value-type="string">
            <text:p> </text:p>
          </table:table-cell>
          <table:table-cell office:value-type="string">
            <text:p>Nokiliitäjä</text:p>
          </table:table-cell>
          <table:table-cell office:value-type="string">
            <text:p>Grålira</text:p>
          </table:table-cell>
          <table:table-cell office:value-type="string">
            <text:p>Sooty Shearwat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UF PUF</text:p>
          </table:table-cell>
          <table:table-cell office:value-type="string">
            <text:p>Puffinus puffinus</text:p>
          </table:table-cell>
          <table:table-cell office:value-type="string">
            <text:p> </text:p>
          </table:table-cell>
          <table:table-cell office:value-type="string">
            <text:p>Pikkuliitäjä</text:p>
          </table:table-cell>
          <table:table-cell office:value-type="string">
            <text:p>Mindre lira</text:p>
          </table:table-cell>
          <table:table-cell office:value-type="string">
            <text:p>Manx Shearwat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HYD PEL</text:p>
          </table:table-cell>
          <table:table-cell office:value-type="string">
            <text:p>Hydrobates pelagicus</text:p>
          </table:table-cell>
          <table:table-cell office:value-type="string">
            <text:p> </text:p>
          </table:table-cell>
          <table:table-cell office:value-type="string">
            <text:p>Merikeiju</text:p>
          </table:table-cell>
          <table:table-cell office:value-type="string">
            <text:p>Stormsvala</text:p>
          </table:table-cell>
          <table:table-cell office:value-type="string">
            <text:p>European Storm-Petre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OCE LEU</text:p>
          </table:table-cell>
          <table:table-cell office:value-type="string">
            <text:p>Oceanodroma leucorhoa</text:p>
          </table:table-cell>
          <table:table-cell office:value-type="string">
            <text:p> </text:p>
          </table:table-cell>
          <table:table-cell office:value-type="string">
            <text:p>Myrskykeiju</text:p>
          </table:table-cell>
          <table:table-cell office:value-type="string">
            <text:p>Klykstjärtad stormsvala</text:p>
          </table:table-cell>
          <table:table-cell office:value-type="string">
            <text:p>Leach's Storm-Petre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CE CAS</text:p>
          </table:table-cell>
          <table:table-cell office:value-type="string">
            <text:p>Oceanodroma castro</text:p>
          </table:table-cell>
          <table:table-cell office:value-type="string">
            <text:p> </text:p>
          </table:table-cell>
          <table:table-cell office:value-type="string">
            <text:p>Madeirankeiju</text:p>
          </table:table-cell>
          <table:table-cell office:value-type="string">
            <text:p>Oceanlöpare</text:p>
          </table:table-cell>
          <table:table-cell office:value-type="string">
            <text:p>Madeiran Storm-Petre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OR BAS</text:p>
          </table:table-cell>
          <table:table-cell office:value-type="string">
            <text:p>Morus bassanus</text:p>
          </table:table-cell>
          <table:table-cell office:value-type="string">
            <text:p> </text:p>
          </table:table-cell>
          <table:table-cell office:value-type="string">
            <text:p>Suula</text:p>
          </table:table-cell>
          <table:table-cell office:value-type="string">
            <text:p>Havssula</text:p>
          </table:table-cell>
          <table:table-cell office:value-type="string">
            <text:p>Northern Ganne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HA CAR</text:p>
          </table:table-cell>
          <table:table-cell office:value-type="string">
            <text:p>Phalacrocorax carbo</text:p>
          </table:table-cell>
          <table:table-cell office:value-type="string">
            <text:p> </text:p>
          </table:table-cell>
          <table:table-cell office:value-type="string">
            <text:p>Merimetso</text:p>
          </table:table-cell>
          <table:table-cell office:value-type="string">
            <text:p>Storskarv</text:p>
          </table:table-cell>
          <table:table-cell office:value-type="string">
            <text:p>Great Cormorant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HA ARI</text:p>
          </table:table-cell>
          <table:table-cell office:value-type="string">
            <text:p>Phalacrocorax aristotelis</text:p>
          </table:table-cell>
          <table:table-cell office:value-type="string">
            <text:p> </text:p>
          </table:table-cell>
          <table:table-cell office:value-type="string">
            <text:p>Karimetso</text:p>
          </table:table-cell>
          <table:table-cell office:value-type="string">
            <text:p>Toppskarv</text:p>
          </table:table-cell>
          <table:table-cell office:value-type="string">
            <text:p>European Sha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EL ONO</text:p>
          </table:table-cell>
          <table:table-cell office:value-type="string">
            <text:p>Pelecanus onocrotalus</text:p>
          </table:table-cell>
          <table:table-cell office:value-type="string">
            <text:p>B</text:p>
          </table:table-cell>
          <table:table-cell office:value-type="string">
            <text:p>Pelikaani</text:p>
          </table:table-cell>
          <table:table-cell office:value-type="string">
            <text:p>Pelikan</text:p>
          </table:table-cell>
          <table:table-cell office:value-type="string">
            <text:p>Great White Pelica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OT STE</text:p>
          </table:table-cell>
          <table:table-cell office:value-type="string">
            <text:p>Botaurus stellaris</text:p>
          </table:table-cell>
          <table:table-cell office:value-type="string">
            <text:p> </text:p>
          </table:table-cell>
          <table:table-cell office:value-type="string">
            <text:p>Kaulushaikara</text:p>
          </table:table-cell>
          <table:table-cell office:value-type="string">
            <text:p>Rördrom</text:p>
          </table:table-cell>
          <table:table-cell office:value-type="string">
            <text:p>Great Bitter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IXO MIN</text:p>
          </table:table-cell>
          <table:table-cell office:value-type="string">
            <text:p>Ixobrychus minutus</text:p>
          </table:table-cell>
          <table:table-cell office:value-type="string">
            <text:p> </text:p>
          </table:table-cell>
          <table:table-cell office:value-type="string">
            <text:p>Pikkuhaikara</text:p>
          </table:table-cell>
          <table:table-cell office:value-type="string">
            <text:p>Dvärgrördrom</text:p>
          </table:table-cell>
          <table:table-cell office:value-type="string">
            <text:p>Little Bitter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YC NYC</text:p>
          </table:table-cell>
          <table:table-cell office:value-type="string">
            <text:p>Nycticorax nycticorax</text:p>
          </table:table-cell>
          <table:table-cell office:value-type="string">
            <text:p> </text:p>
          </table:table-cell>
          <table:table-cell office:value-type="string">
            <text:p>Yöhaikara</text:p>
          </table:table-cell>
          <table:table-cell office:value-type="string">
            <text:p>Natthäger</text:p>
          </table:table-cell>
          <table:table-cell office:value-type="string">
            <text:p>Black-crowned Night Hero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RD RAL</text:p>
          </table:table-cell>
          <table:table-cell office:value-type="string">
            <text:p>Ardeola ralloides</text:p>
          </table:table-cell>
          <table:table-cell office:value-type="string">
            <text:p> </text:p>
          </table:table-cell>
          <table:table-cell office:value-type="string">
            <text:p>Rääkkähaikara</text:p>
          </table:table-cell>
          <table:table-cell office:value-type="string">
            <text:p>Rallhäger</text:p>
          </table:table-cell>
          <table:table-cell office:value-type="string">
            <text:p>Squacco Hero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UB IBI</text:p>
          </table:table-cell>
          <table:table-cell office:value-type="string">
            <text:p>Bubulcus ibis</text:p>
          </table:table-cell>
          <table:table-cell/>
          <table:table-cell office:value-type="string">
            <text:p>Lehmähaikara</text:p>
          </table:table-cell>
          <table:table-cell office:value-type="string">
            <text:p>Kohäger</text:p>
          </table:table-cell>
          <table:table-cell office:value-type="string">
            <text:p>Cattle Egre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GR GAR</text:p>
          </table:table-cell>
          <table:table-cell office:value-type="string">
            <text:p>Egretta garzetta</text:p>
          </table:table-cell>
          <table:table-cell/>
          <table:table-cell office:value-type="string">
            <text:p>Silkkihaikara</text:p>
          </table:table-cell>
          <table:table-cell office:value-type="string">
            <text:p>Silkeshäger</text:p>
          </table:table-cell>
          <table:table-cell office:value-type="string">
            <text:p>Little Egre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GR ALB</text:p>
          </table:table-cell>
          <table:table-cell office:value-type="string">
            <text:p>Egretta alba</text:p>
          </table:table-cell>
          <table:table-cell office:value-type="string">
            <text:p> </text:p>
          </table:table-cell>
          <table:table-cell office:value-type="string">
            <text:p>Jalohaikara</text:p>
          </table:table-cell>
          <table:table-cell office:value-type="string">
            <text:p>Ägretthäger</text:p>
          </table:table-cell>
          <table:table-cell office:value-type="string">
            <text:p>Great Egre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RD CIN</text:p>
          </table:table-cell>
          <table:table-cell office:value-type="string">
            <text:p>Ardea cinerea</text:p>
          </table:table-cell>
          <table:table-cell office:value-type="string">
            <text:p> </text:p>
          </table:table-cell>
          <table:table-cell office:value-type="string">
            <text:p>Harmaahaikara</text:p>
          </table:table-cell>
          <table:table-cell office:value-type="string">
            <text:p>Häger</text:p>
          </table:table-cell>
          <table:table-cell office:value-type="string">
            <text:p>Grey Hero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RD PUR</text:p>
          </table:table-cell>
          <table:table-cell office:value-type="string">
            <text:p>Ardea purpurea</text:p>
          </table:table-cell>
          <table:table-cell office:value-type="string">
            <text:p> </text:p>
          </table:table-cell>
          <table:table-cell office:value-type="string">
            <text:p>Ruskohaikara</text:p>
          </table:table-cell>
          <table:table-cell office:value-type="string">
            <text:p>Purpurhäger</text:p>
          </table:table-cell>
          <table:table-cell office:value-type="string">
            <text:p>Purple Hero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IC NIG</text:p>
          </table:table-cell>
          <table:table-cell office:value-type="string">
            <text:p>Ciconia nigra</text:p>
          </table:table-cell>
          <table:table-cell office:value-type="string">
            <text:p> </text:p>
          </table:table-cell>
          <table:table-cell office:value-type="string">
            <text:p>Mustahaikara</text:p>
          </table:table-cell>
          <table:table-cell office:value-type="string">
            <text:p>Svart stork</text:p>
          </table:table-cell>
          <table:table-cell office:value-type="string">
            <text:p>Black Stor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IC CIC</text:p>
          </table:table-cell>
          <table:table-cell office:value-type="string">
            <text:p>Ciconia ciconia</text:p>
          </table:table-cell>
          <table:table-cell office:value-type="string">
            <text:p> </text:p>
          </table:table-cell>
          <table:table-cell office:value-type="string">
            <text:p>Kattohaikara</text:p>
          </table:table-cell>
          <table:table-cell office:value-type="string">
            <text:p>Vit stork</text:p>
          </table:table-cell>
          <table:table-cell office:value-type="string">
            <text:p>White Stor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LE FAL</text:p>
          </table:table-cell>
          <table:table-cell office:value-type="string">
            <text:p>Plegadis falcinellus</text:p>
          </table:table-cell>
          <table:table-cell office:value-type="string">
            <text:p> </text:p>
          </table:table-cell>
          <table:table-cell office:value-type="string">
            <text:p>Pronssi-iibis</text:p>
          </table:table-cell>
          <table:table-cell office:value-type="string">
            <text:p>Bronsibis</text:p>
          </table:table-cell>
          <table:table-cell office:value-type="string">
            <text:p>Glossy Ibis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LA LEU</text:p>
          </table:table-cell>
          <table:table-cell office:value-type="string">
            <text:p>Platalea leucorodia</text:p>
          </table:table-cell>
          <table:table-cell office:value-type="string">
            <text:p> </text:p>
          </table:table-cell>
          <table:table-cell office:value-type="string">
            <text:p>Kapustahaikara</text:p>
          </table:table-cell>
          <table:table-cell office:value-type="string">
            <text:p>Skedstork</text:p>
          </table:table-cell>
          <table:table-cell office:value-type="string">
            <text:p>Eurasian Spoonbill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ER API</text:p>
          </table:table-cell>
          <table:table-cell office:value-type="string">
            <text:p>Pernis apivorus</text:p>
          </table:table-cell>
          <table:table-cell office:value-type="string">
            <text:p> </text:p>
          </table:table-cell>
          <table:table-cell office:value-type="string">
            <text:p>Mehiläishaukka</text:p>
          </table:table-cell>
          <table:table-cell office:value-type="string">
            <text:p>Bivråk</text:p>
          </table:table-cell>
          <table:table-cell office:value-type="string">
            <text:p>European Honey Buzzar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IL MIG</text:p>
          </table:table-cell>
          <table:table-cell office:value-type="string">
            <text:p>Milvus migrans</text:p>
          </table:table-cell>
          <table:table-cell office:value-type="string">
            <text:p> </text:p>
          </table:table-cell>
          <table:table-cell office:value-type="string">
            <text:p>Haarahaukka</text:p>
          </table:table-cell>
          <table:table-cell office:value-type="string">
            <text:p>Brun glada</text:p>
          </table:table-cell>
          <table:table-cell office:value-type="string">
            <text:p>Black Kit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IL MIL</text:p>
          </table:table-cell>
          <table:table-cell office:value-type="string">
            <text:p>Milvus milvus</text:p>
          </table:table-cell>
          <table:table-cell office:value-type="string">
            <text:p> </text:p>
          </table:table-cell>
          <table:table-cell office:value-type="string">
            <text:p>Isohaarahaukka</text:p>
          </table:table-cell>
          <table:table-cell office:value-type="string">
            <text:p>Röd glada</text:p>
          </table:table-cell>
          <table:table-cell office:value-type="string">
            <text:p>Red Kit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HAL HUS</text:p>
          </table:table-cell>
          <table:table-cell office:value-type="string">
            <text:p>Haliaeetus leucoryphus</text:p>
          </table:table-cell>
          <table:table-cell office:value-type="string">
            <text:p>B</text:p>
          </table:table-cell>
          <table:table-cell office:value-type="string">
            <text:p>Aromerikotka</text:p>
          </table:table-cell>
          <table:table-cell office:value-type="string">
            <text:p>Bandhavsörn</text:p>
          </table:table-cell>
          <table:table-cell office:value-type="string">
            <text:p>Pallas's Fish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HAL ALB</text:p>
          </table:table-cell>
          <table:table-cell office:value-type="string">
            <text:p>Haliaeetus albicilla</text:p>
          </table:table-cell>
          <table:table-cell office:value-type="string">
            <text:p> </text:p>
          </table:table-cell>
          <table:table-cell office:value-type="string">
            <text:p>Merikotka</text:p>
          </table:table-cell>
          <table:table-cell office:value-type="string">
            <text:p>Havsörn</text:p>
          </table:table-cell>
          <table:table-cell office:value-type="string">
            <text:p>White-tailed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EO PER</text:p>
          </table:table-cell>
          <table:table-cell office:value-type="string">
            <text:p>Neophron percnopterus</text:p>
          </table:table-cell>
          <table:table-cell office:value-type="string">
            <text:p> </text:p>
          </table:table-cell>
          <table:table-cell office:value-type="string">
            <text:p>Pikkukorppikotka</text:p>
          </table:table-cell>
          <table:table-cell office:value-type="string">
            <text:p>Smutsgam</text:p>
          </table:table-cell>
          <table:table-cell office:value-type="string">
            <text:p>Egyptian Vultur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YP FUL</text:p>
          </table:table-cell>
          <table:table-cell office:value-type="string">
            <text:p>Gyps fulvus</text:p>
          </table:table-cell>
          <table:table-cell office:value-type="string">
            <text:p> </text:p>
          </table:table-cell>
          <table:table-cell office:value-type="string">
            <text:p>Hanhikorppikotka</text:p>
          </table:table-cell>
          <table:table-cell office:value-type="string">
            <text:p>Gåsgam</text:p>
          </table:table-cell>
          <table:table-cell office:value-type="string">
            <text:p>Eurasian Griffon Vultur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IR GAL</text:p>
          </table:table-cell>
          <table:table-cell office:value-type="string">
            <text:p>Circaetus gallicus</text:p>
          </table:table-cell>
          <table:table-cell office:value-type="string">
            <text:p> </text:p>
          </table:table-cell>
          <table:table-cell office:value-type="string">
            <text:p>Käärmekotka</text:p>
          </table:table-cell>
          <table:table-cell office:value-type="string">
            <text:p>Ormörn</text:p>
          </table:table-cell>
          <table:table-cell office:value-type="string">
            <text:p>Short-toed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IR AER</text:p>
          </table:table-cell>
          <table:table-cell office:value-type="string">
            <text:p>Circus aeruginosus</text:p>
          </table:table-cell>
          <table:table-cell office:value-type="string">
            <text:p> </text:p>
          </table:table-cell>
          <table:table-cell office:value-type="string">
            <text:p>Ruskosuohaukka</text:p>
          </table:table-cell>
          <table:table-cell office:value-type="string">
            <text:p>Brun kärrhök</text:p>
          </table:table-cell>
          <table:table-cell office:value-type="string">
            <text:p>Western Marsh Harrie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IR CYA</text:p>
          </table:table-cell>
          <table:table-cell office:value-type="string">
            <text:p>Circus cyaneus</text:p>
          </table:table-cell>
          <table:table-cell office:value-type="string">
            <text:p> </text:p>
          </table:table-cell>
          <table:table-cell office:value-type="string">
            <text:p>Sinisuohaukka</text:p>
          </table:table-cell>
          <table:table-cell office:value-type="string">
            <text:p>Blå kärrhök</text:p>
          </table:table-cell>
          <table:table-cell office:value-type="string">
            <text:p>Hen Harrie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IR MAC</text:p>
          </table:table-cell>
          <table:table-cell office:value-type="string">
            <text:p>Circus macrourus</text:p>
          </table:table-cell>
          <table:table-cell office:value-type="string">
            <text:p> </text:p>
          </table:table-cell>
          <table:table-cell office:value-type="string">
            <text:p>Arosuohaukka</text:p>
          </table:table-cell>
          <table:table-cell office:value-type="string">
            <text:p>Stäpphök</text:p>
          </table:table-cell>
          <table:table-cell office:value-type="string">
            <text:p>Pallid Harrie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IR PYG</text:p>
          </table:table-cell>
          <table:table-cell office:value-type="string">
            <text:p>Circus pygargus</text:p>
          </table:table-cell>
          <table:table-cell office:value-type="string">
            <text:p> </text:p>
          </table:table-cell>
          <table:table-cell office:value-type="string">
            <text:p>Niittysuohaukka</text:p>
          </table:table-cell>
          <table:table-cell office:value-type="string">
            <text:p>Ängshök</text:p>
          </table:table-cell>
          <table:table-cell office:value-type="string">
            <text:p>Montagu's Harrie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CC GEN</text:p>
          </table:table-cell>
          <table:table-cell office:value-type="string">
            <text:p>Accipiter gentilis</text:p>
          </table:table-cell>
          <table:table-cell office:value-type="string">
            <text:p> </text:p>
          </table:table-cell>
          <table:table-cell office:value-type="string">
            <text:p>Kanahaukka</text:p>
          </table:table-cell>
          <table:table-cell office:value-type="string">
            <text:p>Duvhök</text:p>
          </table:table-cell>
          <table:table-cell office:value-type="string">
            <text:p>Northern Goshawk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CC NIS</text:p>
          </table:table-cell>
          <table:table-cell office:value-type="string">
            <text:p>Accipiter nisus</text:p>
          </table:table-cell>
          <table:table-cell office:value-type="string">
            <text:p> </text:p>
          </table:table-cell>
          <table:table-cell office:value-type="string">
            <text:p>Varpushaukka</text:p>
          </table:table-cell>
          <table:table-cell office:value-type="string">
            <text:p>Sparvhök</text:p>
          </table:table-cell>
          <table:table-cell office:value-type="string">
            <text:p>Eurasian Sparrowhawk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UT BUT</text:p>
          </table:table-cell>
          <table:table-cell office:value-type="string">
            <text:p>Buteo buteo</text:p>
          </table:table-cell>
          <table:table-cell office:value-type="string">
            <text:p> </text:p>
          </table:table-cell>
          <table:table-cell office:value-type="string">
            <text:p>Hiirihaukka</text:p>
          </table:table-cell>
          <table:table-cell office:value-type="string">
            <text:p>Ormvråk</text:p>
          </table:table-cell>
          <table:table-cell office:value-type="string">
            <text:p>Common Buzzar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UT RUF</text:p>
          </table:table-cell>
          <table:table-cell office:value-type="string">
            <text:p>Buteo rufinus</text:p>
          </table:table-cell>
          <table:table-cell office:value-type="string">
            <text:p> </text:p>
          </table:table-cell>
          <table:table-cell office:value-type="string">
            <text:p>Arohiirihaukka</text:p>
          </table:table-cell>
          <table:table-cell office:value-type="string">
            <text:p>Örnvråk</text:p>
          </table:table-cell>
          <table:table-cell office:value-type="string">
            <text:p>Long-legged Buzzar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UT LAG</text:p>
          </table:table-cell>
          <table:table-cell office:value-type="string">
            <text:p>Buteo lagopus</text:p>
          </table:table-cell>
          <table:table-cell office:value-type="string">
            <text:p> </text:p>
          </table:table-cell>
          <table:table-cell office:value-type="string">
            <text:p>Piekana</text:p>
          </table:table-cell>
          <table:table-cell office:value-type="string">
            <text:p>Fjällvråk</text:p>
          </table:table-cell>
          <table:table-cell office:value-type="string">
            <text:p>Rough-legged Buzzar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QU POM</text:p>
          </table:table-cell>
          <table:table-cell office:value-type="string">
            <text:p>Aquila pomarina</text:p>
          </table:table-cell>
          <table:table-cell office:value-type="string">
            <text:p> </text:p>
          </table:table-cell>
          <table:table-cell office:value-type="string">
            <text:p>Pikkukiljukotka</text:p>
          </table:table-cell>
          <table:table-cell office:value-type="string">
            <text:p>Mindre skrikörn</text:p>
          </table:table-cell>
          <table:table-cell office:value-type="string">
            <text:p>Lesser Spotted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QU CLA</text:p>
          </table:table-cell>
          <table:table-cell office:value-type="string">
            <text:p>Aquila clanga</text:p>
          </table:table-cell>
          <table:table-cell office:value-type="string">
            <text:p> </text:p>
          </table:table-cell>
          <table:table-cell office:value-type="string">
            <text:p>Kiljukotka</text:p>
          </table:table-cell>
          <table:table-cell office:value-type="string">
            <text:p>Större skrikörn</text:p>
          </table:table-cell>
          <table:table-cell office:value-type="string">
            <text:p>Greater Spotted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QU NIP</text:p>
          </table:table-cell>
          <table:table-cell office:value-type="string">
            <text:p>Aquila nipalensis</text:p>
          </table:table-cell>
          <table:table-cell office:value-type="string">
            <text:p> </text:p>
          </table:table-cell>
          <table:table-cell office:value-type="string">
            <text:p>Arokotka</text:p>
          </table:table-cell>
          <table:table-cell office:value-type="string">
            <text:p>Stäppörn</text:p>
          </table:table-cell>
          <table:table-cell office:value-type="string">
            <text:p>Steppe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QU HEL</text:p>
          </table:table-cell>
          <table:table-cell office:value-type="string">
            <text:p>Aquila heliaca</text:p>
          </table:table-cell>
          <table:table-cell office:value-type="string">
            <text:p> </text:p>
          </table:table-cell>
          <table:table-cell office:value-type="string">
            <text:p>Keisarikotka</text:p>
          </table:table-cell>
          <table:table-cell office:value-type="string">
            <text:p>Kejsarörn</text:p>
          </table:table-cell>
          <table:table-cell office:value-type="string">
            <text:p>Eastern Imperial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QU CHR</text:p>
          </table:table-cell>
          <table:table-cell office:value-type="string">
            <text:p>Aquila chrysaetos</text:p>
          </table:table-cell>
          <table:table-cell office:value-type="string">
            <text:p> </text:p>
          </table:table-cell>
          <table:table-cell office:value-type="string">
            <text:p>Maakotka</text:p>
          </table:table-cell>
          <table:table-cell office:value-type="string">
            <text:p>Kungsörn</text:p>
          </table:table-cell>
          <table:table-cell office:value-type="string">
            <text:p>Golden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HIE PEN</text:p>
          </table:table-cell>
          <table:table-cell office:value-type="string">
            <text:p>Hieraaetus pennatus</text:p>
          </table:table-cell>
          <table:table-cell office:value-type="string">
            <text:p> </text:p>
          </table:table-cell>
          <table:table-cell office:value-type="string">
            <text:p>Pikkukotka</text:p>
          </table:table-cell>
          <table:table-cell office:value-type="string">
            <text:p>Dvärgörn</text:p>
          </table:table-cell>
          <table:table-cell office:value-type="string">
            <text:p>Booted Eagl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AN HAL</text:p>
          </table:table-cell>
          <table:table-cell office:value-type="string">
            <text:p>Pandion haliaetus</text:p>
          </table:table-cell>
          <table:table-cell office:value-type="string">
            <text:p> </text:p>
          </table:table-cell>
          <table:table-cell office:value-type="string">
            <text:p>Sääksi</text:p>
          </table:table-cell>
          <table:table-cell office:value-type="string">
            <text:p>Fiskgjuse</text:p>
          </table:table-cell>
          <table:table-cell office:value-type="string">
            <text:p>Osprey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L NAU</text:p>
          </table:table-cell>
          <table:table-cell office:value-type="string">
            <text:p>Falco naumanni</text:p>
          </table:table-cell>
          <table:table-cell office:value-type="string">
            <text:p> </text:p>
          </table:table-cell>
          <table:table-cell office:value-type="string">
            <text:p>Pikkutuulihaukka</text:p>
          </table:table-cell>
          <table:table-cell office:value-type="string">
            <text:p>Rödfalk</text:p>
          </table:table-cell>
          <table:table-cell office:value-type="string">
            <text:p>Lesser Kestrel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AL TIN</text:p>
          </table:table-cell>
          <table:table-cell office:value-type="string">
            <text:p>Falco tinnunculus</text:p>
          </table:table-cell>
          <table:table-cell office:value-type="string">
            <text:p> </text:p>
          </table:table-cell>
          <table:table-cell office:value-type="string">
            <text:p>Tuulihaukka</text:p>
          </table:table-cell>
          <table:table-cell office:value-type="string">
            <text:p>Tornfalk</text:p>
          </table:table-cell>
          <table:table-cell office:value-type="string">
            <text:p>Common Kestrel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AL VES</text:p>
          </table:table-cell>
          <table:table-cell office:value-type="string">
            <text:p>Falco vespertinus</text:p>
          </table:table-cell>
          <table:table-cell office:value-type="string">
            <text:p> </text:p>
          </table:table-cell>
          <table:table-cell office:value-type="string">
            <text:p>Punajalkahaukka</text:p>
          </table:table-cell>
          <table:table-cell office:value-type="string">
            <text:p>Aftonfalk</text:p>
          </table:table-cell>
          <table:table-cell office:value-type="string">
            <text:p>Red-footed Falc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AL COL</text:p>
          </table:table-cell>
          <table:table-cell office:value-type="string">
            <text:p>Falco columbarius</text:p>
          </table:table-cell>
          <table:table-cell office:value-type="string">
            <text:p> </text:p>
          </table:table-cell>
          <table:table-cell office:value-type="string">
            <text:p>Ampuhaukka</text:p>
          </table:table-cell>
          <table:table-cell office:value-type="string">
            <text:p>Stenfalk</text:p>
          </table:table-cell>
          <table:table-cell office:value-type="string">
            <text:p>Merli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AL SUB</text:p>
          </table:table-cell>
          <table:table-cell office:value-type="string">
            <text:p>Falco subbuteo</text:p>
          </table:table-cell>
          <table:table-cell office:value-type="string">
            <text:p> </text:p>
          </table:table-cell>
          <table:table-cell office:value-type="string">
            <text:p>Nuolihaukka</text:p>
          </table:table-cell>
          <table:table-cell office:value-type="string">
            <text:p>Lärkfalk</text:p>
          </table:table-cell>
          <table:table-cell office:value-type="string">
            <text:p>Eurasian Hobb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AL ELE</text:p>
          </table:table-cell>
          <table:table-cell office:value-type="string">
            <text:p>Falco eleonorae</text:p>
          </table:table-cell>
          <table:table-cell office:value-type="string">
            <text:p> </text:p>
          </table:table-cell>
          <table:table-cell office:value-type="string">
            <text:p>Välimerenhaukka</text:p>
          </table:table-cell>
          <table:table-cell office:value-type="string">
            <text:p>Eleonorafalk</text:p>
          </table:table-cell>
          <table:table-cell office:value-type="string">
            <text:p>Eleonora's Falc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AL CHE</text:p>
          </table:table-cell>
          <table:table-cell office:value-type="string">
            <text:p>Falco cherrug</text:p>
          </table:table-cell>
          <table:table-cell office:value-type="string">
            <text:p> </text:p>
          </table:table-cell>
          <table:table-cell office:value-type="string">
            <text:p>Aavikkohaukka</text:p>
          </table:table-cell>
          <table:table-cell office:value-type="string">
            <text:p>Tatarfalk</text:p>
          </table:table-cell>
          <table:table-cell office:value-type="string">
            <text:p>Sake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AL RUS</text:p>
          </table:table-cell>
          <table:table-cell office:value-type="string">
            <text:p>Falco rusticolus</text:p>
          </table:table-cell>
          <table:table-cell office:value-type="string">
            <text:p> </text:p>
          </table:table-cell>
          <table:table-cell office:value-type="string">
            <text:p>Tunturihaukka</text:p>
          </table:table-cell>
          <table:table-cell office:value-type="string">
            <text:p>Jaktfalk</text:p>
          </table:table-cell>
          <table:table-cell office:value-type="string">
            <text:p>Gyr Falc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AL PER</text:p>
          </table:table-cell>
          <table:table-cell office:value-type="string">
            <text:p>Falco peregrinus</text:p>
          </table:table-cell>
          <table:table-cell office:value-type="string">
            <text:p> </text:p>
          </table:table-cell>
          <table:table-cell office:value-type="string">
            <text:p>Muuttohaukka</text:p>
          </table:table-cell>
          <table:table-cell office:value-type="string">
            <text:p>Pilgrimsfalk</text:p>
          </table:table-cell>
          <table:table-cell office:value-type="string">
            <text:p>Peregrin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AL AQU</text:p>
          </table:table-cell>
          <table:table-cell office:value-type="string">
            <text:p>Rallus aquaticus</text:p>
          </table:table-cell>
          <table:table-cell office:value-type="string">
            <text:p> </text:p>
          </table:table-cell>
          <table:table-cell office:value-type="string">
            <text:p>Luhtakana</text:p>
          </table:table-cell>
          <table:table-cell office:value-type="string">
            <text:p>Vattenrall</text:p>
          </table:table-cell>
          <table:table-cell office:value-type="string">
            <text:p>Water Rail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OR POR</text:p>
          </table:table-cell>
          <table:table-cell office:value-type="string">
            <text:p>Porzana porzana</text:p>
          </table:table-cell>
          <table:table-cell office:value-type="string">
            <text:p> </text:p>
          </table:table-cell>
          <table:table-cell office:value-type="string">
            <text:p>Luhtahuitti</text:p>
          </table:table-cell>
          <table:table-cell office:value-type="string">
            <text:p>Småfläckig sumphöna</text:p>
          </table:table-cell>
          <table:table-cell office:value-type="string">
            <text:p>Spotted Crak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OR PAR</text:p>
          </table:table-cell>
          <table:table-cell office:value-type="string">
            <text:p>Porzana parva</text:p>
          </table:table-cell>
          <table:table-cell office:value-type="string">
            <text:p> </text:p>
          </table:table-cell>
          <table:table-cell office:value-type="string">
            <text:p>Pikkuhuitti</text:p>
          </table:table-cell>
          <table:table-cell office:value-type="string">
            <text:p>Mindre sumphöna</text:p>
          </table:table-cell>
          <table:table-cell office:value-type="string">
            <text:p>Little Crak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OR PUS</text:p>
          </table:table-cell>
          <table:table-cell office:value-type="string">
            <text:p>Porzana pusilla</text:p>
          </table:table-cell>
          <table:table-cell office:value-type="string">
            <text:p> </text:p>
          </table:table-cell>
          <table:table-cell office:value-type="string">
            <text:p>Kääpiöhuitti</text:p>
          </table:table-cell>
          <table:table-cell office:value-type="string">
            <text:p>Dvärgsumphöna</text:p>
          </table:table-cell>
          <table:table-cell office:value-type="string">
            <text:p>Baillon's Crak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RE CRE</text:p>
          </table:table-cell>
          <table:table-cell office:value-type="string">
            <text:p>Crex crex</text:p>
          </table:table-cell>
          <table:table-cell office:value-type="string">
            <text:p> </text:p>
          </table:table-cell>
          <table:table-cell office:value-type="string">
            <text:p>Ruisrääkkä</text:p>
          </table:table-cell>
          <table:table-cell office:value-type="string">
            <text:p>Kornknarr</text:p>
          </table:table-cell>
          <table:table-cell office:value-type="string">
            <text:p>Corn Crak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GAL CHL</text:p>
          </table:table-cell>
          <table:table-cell office:value-type="string">
            <text:p>Gallinula chloropus</text:p>
          </table:table-cell>
          <table:table-cell office:value-type="string">
            <text:p> </text:p>
          </table:table-cell>
          <table:table-cell office:value-type="string">
            <text:p>Liejukana</text:p>
          </table:table-cell>
          <table:table-cell office:value-type="string">
            <text:p>Rörhöna</text:p>
          </table:table-cell>
          <table:table-cell office:value-type="string">
            <text:p>Common Moorhen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OR ALL</text:p>
          </table:table-cell>
          <table:table-cell office:value-type="string">
            <text:p>Porphyrio alleni</text:p>
          </table:table-cell>
          <table:table-cell office:value-type="string">
            <text:p> </text:p>
          </table:table-cell>
          <table:table-cell office:value-type="string">
            <text:p>Kurnuliejukana</text:p>
          </table:table-cell>
          <table:table-cell office:value-type="string">
            <text:p>Mindre sultanhöna</text:p>
          </table:table-cell>
          <table:table-cell office:value-type="string">
            <text:p>Allen's Gallinul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FUL ATR</text:p>
          </table:table-cell>
          <table:table-cell office:value-type="string">
            <text:p>Fulica atra</text:p>
          </table:table-cell>
          <table:table-cell office:value-type="string">
            <text:p> </text:p>
          </table:table-cell>
          <table:table-cell office:value-type="string">
            <text:p>Nokikana</text:p>
          </table:table-cell>
          <table:table-cell office:value-type="string">
            <text:p>Sothöna</text:p>
          </table:table-cell>
          <table:table-cell office:value-type="string">
            <text:p>Eurasian Coot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GRU GRU</text:p>
          </table:table-cell>
          <table:table-cell office:value-type="string">
            <text:p>Grus grus</text:p>
          </table:table-cell>
          <table:table-cell office:value-type="string">
            <text:p> </text:p>
          </table:table-cell>
          <table:table-cell office:value-type="string">
            <text:p>Kurki</text:p>
          </table:table-cell>
          <table:table-cell office:value-type="string">
            <text:p>Trana</text:p>
          </table:table-cell>
          <table:table-cell office:value-type="string">
            <text:p>Common Cran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GRU VIR</text:p>
          </table:table-cell>
          <table:table-cell office:value-type="string">
            <text:p>Grus virgo</text:p>
          </table:table-cell>
          <table:table-cell office:value-type="string">
            <text:p> </text:p>
          </table:table-cell>
          <table:table-cell office:value-type="string">
            <text:p>Neitokurki</text:p>
          </table:table-cell>
          <table:table-cell office:value-type="string">
            <text:p>Jungfrutrana</text:p>
          </table:table-cell>
          <table:table-cell office:value-type="string">
            <text:p>Demoiselle Cran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TET RAX</text:p>
          </table:table-cell>
          <table:table-cell office:value-type="string">
            <text:p>Tetrax tetrax</text:p>
          </table:table-cell>
          <table:table-cell office:value-type="string">
            <text:p> </text:p>
          </table:table-cell>
          <table:table-cell office:value-type="string">
            <text:p>Pikkutrappi</text:p>
          </table:table-cell>
          <table:table-cell office:value-type="string">
            <text:p>Småtrapp</text:p>
          </table:table-cell>
          <table:table-cell office:value-type="string">
            <text:p>Little Bustar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HL MAC</text:p>
          </table:table-cell>
          <table:table-cell office:value-type="string">
            <text:p>Chlamydotis macqueenii</text:p>
          </table:table-cell>
          <table:table-cell office:value-type="string">
            <text:p>B</text:p>
          </table:table-cell>
          <table:table-cell office:value-type="string">
            <text:p>Idänkaulustrappi</text:p>
          </table:table-cell>
          <table:table-cell office:value-type="string">
            <text:p>Kragtrapp</text:p>
          </table:table-cell>
          <table:table-cell office:value-type="string">
            <text:p>Macqueen's Bustar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OTI TAR</text:p>
          </table:table-cell>
          <table:table-cell office:value-type="string">
            <text:p>Otis tarda</text:p>
          </table:table-cell>
          <table:table-cell office:value-type="string">
            <text:p>B</text:p>
          </table:table-cell>
          <table:table-cell office:value-type="string">
            <text:p>Isotrappi</text:p>
          </table:table-cell>
          <table:table-cell office:value-type="string">
            <text:p>Stortrapp</text:p>
          </table:table-cell>
          <table:table-cell office:value-type="string">
            <text:p>Great Bustar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HAE OST</text:p>
          </table:table-cell>
          <table:table-cell office:value-type="string">
            <text:p>Haematopus ostralegus</text:p>
          </table:table-cell>
          <table:table-cell office:value-type="string">
            <text:p> </text:p>
          </table:table-cell>
          <table:table-cell office:value-type="string">
            <text:p>Meriharakka</text:p>
          </table:table-cell>
          <table:table-cell office:value-type="string">
            <text:p>Strandskata</text:p>
          </table:table-cell>
          <table:table-cell office:value-type="string">
            <text:p>Eurasian Oystercatcher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IM HIM</text:p>
          </table:table-cell>
          <table:table-cell office:value-type="string">
            <text:p>Himantopus himantopus</text:p>
          </table:table-cell>
          <table:table-cell office:value-type="string">
            <text:p> </text:p>
          </table:table-cell>
          <table:table-cell office:value-type="string">
            <text:p>Pitkäjalka</text:p>
          </table:table-cell>
          <table:table-cell office:value-type="string">
            <text:p>Styltlöpare</text:p>
          </table:table-cell>
          <table:table-cell office:value-type="string">
            <text:p>Black-winged Stilt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REC AVO</text:p>
          </table:table-cell>
          <table:table-cell office:value-type="string">
            <text:p>Recurvirostra avosetta</text:p>
          </table:table-cell>
          <table:table-cell office:value-type="string">
            <text:p> </text:p>
          </table:table-cell>
          <table:table-cell office:value-type="string">
            <text:p>Avosetti</text:p>
          </table:table-cell>
          <table:table-cell office:value-type="string">
            <text:p>Skärfläcka</text:p>
          </table:table-cell>
          <table:table-cell office:value-type="string">
            <text:p>Pied Avocet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BUR OED</text:p>
          </table:table-cell>
          <table:table-cell office:value-type="string">
            <text:p>Burhinus oedicnemus</text:p>
          </table:table-cell>
          <table:table-cell office:value-type="string">
            <text:p> </text:p>
          </table:table-cell>
          <table:table-cell office:value-type="string">
            <text:p>Paksujalka</text:p>
          </table:table-cell>
          <table:table-cell office:value-type="string">
            <text:p>Tjockfot</text:p>
          </table:table-cell>
          <table:table-cell office:value-type="string">
            <text:p>Stone-Curlew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UR CUR</text:p>
          </table:table-cell>
          <table:table-cell office:value-type="string">
            <text:p>Cursorius cursor</text:p>
          </table:table-cell>
          <table:table-cell office:value-type="string">
            <text:p> </text:p>
          </table:table-cell>
          <table:table-cell office:value-type="string">
            <text:p>Aavikkojuoksija</text:p>
          </table:table-cell>
          <table:table-cell office:value-type="string">
            <text:p>Ökenlöpare</text:p>
          </table:table-cell>
          <table:table-cell office:value-type="string">
            <text:p>Cream-coloured Courser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GLA PRA</text:p>
          </table:table-cell>
          <table:table-cell office:value-type="string">
            <text:p>Glareola pratincola</text:p>
          </table:table-cell>
          <table:table-cell office:value-type="string">
            <text:p> </text:p>
          </table:table-cell>
          <table:table-cell office:value-type="string">
            <text:p>Pääskykahlaaja</text:p>
          </table:table-cell>
          <table:table-cell office:value-type="string">
            <text:p>Rödvingad vadarsvala</text:p>
          </table:table-cell>
          <table:table-cell office:value-type="string">
            <text:p>Collared Pratinco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GLA NOR</text:p>
          </table:table-cell>
          <table:table-cell office:value-type="string">
            <text:p>Glareola nordmanni</text:p>
          </table:table-cell>
          <table:table-cell office:value-type="string">
            <text:p> </text:p>
          </table:table-cell>
          <table:table-cell office:value-type="string">
            <text:p>Aropääskykahlaaja</text:p>
          </table:table-cell>
          <table:table-cell office:value-type="string">
            <text:p>Svartvingad vadarsvala</text:p>
          </table:table-cell>
          <table:table-cell office:value-type="string">
            <text:p>Black-winged Pratinco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HA DUB</text:p>
          </table:table-cell>
          <table:table-cell office:value-type="string">
            <text:p>Charadrius dubius</text:p>
          </table:table-cell>
          <table:table-cell office:value-type="string">
            <text:p> </text:p>
          </table:table-cell>
          <table:table-cell office:value-type="string">
            <text:p>Pikkutylli</text:p>
          </table:table-cell>
          <table:table-cell office:value-type="string">
            <text:p>Mindre strandpipare</text:p>
          </table:table-cell>
          <table:table-cell office:value-type="string">
            <text:p>Little Ringed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HA HIA</text:p>
          </table:table-cell>
          <table:table-cell office:value-type="string">
            <text:p>Charadrius hiaticula</text:p>
          </table:table-cell>
          <table:table-cell office:value-type="string">
            <text:p> </text:p>
          </table:table-cell>
          <table:table-cell office:value-type="string">
            <text:p>Tylli</text:p>
          </table:table-cell>
          <table:table-cell office:value-type="string">
            <text:p>Större strandpipare</text:p>
          </table:table-cell>
          <table:table-cell office:value-type="string">
            <text:p>Common Ringed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HA ALE</text:p>
          </table:table-cell>
          <table:table-cell office:value-type="string">
            <text:p>Charadrius alexandrinus</text:p>
          </table:table-cell>
          <table:table-cell office:value-type="string">
            <text:p> </text:p>
          </table:table-cell>
          <table:table-cell office:value-type="string">
            <text:p>Mustajalkatylli</text:p>
          </table:table-cell>
          <table:table-cell office:value-type="string">
            <text:p>Svartbent strandpipare</text:p>
          </table:table-cell>
          <table:table-cell office:value-type="string">
            <text:p>Kentish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HA LES</text:p>
          </table:table-cell>
          <table:table-cell office:value-type="string">
            <text:p>Charadrius leschenaultii</text:p>
          </table:table-cell>
          <table:table-cell office:value-type="string">
            <text:p> </text:p>
          </table:table-cell>
          <table:table-cell office:value-type="string">
            <text:p>Aavikkotylli</text:p>
          </table:table-cell>
          <table:table-cell office:value-type="string">
            <text:p>Ökenpipare</text:p>
          </table:table-cell>
          <table:table-cell office:value-type="string">
            <text:p>Greater Sand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HA ASI</text:p>
          </table:table-cell>
          <table:table-cell office:value-type="string">
            <text:p>Charadrius asiaticus</text:p>
          </table:table-cell>
          <table:table-cell/>
          <table:table-cell office:value-type="string">
            <text:p>Kaspiantylli</text:p>
          </table:table-cell>
          <table:table-cell office:value-type="string">
            <text:p>Kaspisk pipare</text:p>
          </table:table-cell>
          <table:table-cell office:value-type="string">
            <text:p>Caspian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HA VER</text:p>
          </table:table-cell>
          <table:table-cell office:value-type="string">
            <text:p>Charadrius veredus</text:p>
          </table:table-cell>
          <table:table-cell office:value-type="string">
            <text:p> </text:p>
          </table:table-cell>
          <table:table-cell office:value-type="string">
            <text:p>Gobintylli</text:p>
          </table:table-cell>
          <table:table-cell office:value-type="string">
            <text:p>Orientpipare</text:p>
          </table:table-cell>
          <table:table-cell office:value-type="string">
            <text:p>Oriental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HA MOR</text:p>
          </table:table-cell>
          <table:table-cell office:value-type="string">
            <text:p>Charadrius morinellus</text:p>
          </table:table-cell>
          <table:table-cell office:value-type="string">
            <text:p> </text:p>
          </table:table-cell>
          <table:table-cell office:value-type="string">
            <text:p>Keräkurmitsa</text:p>
          </table:table-cell>
          <table:table-cell office:value-type="string">
            <text:p>Fjällpipare</text:p>
          </table:table-cell>
          <table:table-cell office:value-type="string">
            <text:p>Eurasian Dottere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LU FUL</text:p>
          </table:table-cell>
          <table:table-cell office:value-type="string">
            <text:p>Pluvialis fulva</text:p>
          </table:table-cell>
          <table:table-cell office:value-type="string">
            <text:p> </text:p>
          </table:table-cell>
          <table:table-cell office:value-type="string">
            <text:p>Siperiankurmitsa</text:p>
          </table:table-cell>
          <table:table-cell office:value-type="string">
            <text:p>Sibirisk tundrapipare</text:p>
          </table:table-cell>
          <table:table-cell office:value-type="string">
            <text:p>Pacific Golden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LU APR</text:p>
          </table:table-cell>
          <table:table-cell office:value-type="string">
            <text:p>Pluvialis apricaria</text:p>
          </table:table-cell>
          <table:table-cell office:value-type="string">
            <text:p> </text:p>
          </table:table-cell>
          <table:table-cell office:value-type="string">
            <text:p>Kapustarinta</text:p>
          </table:table-cell>
          <table:table-cell office:value-type="string">
            <text:p>Ljungpipare</text:p>
          </table:table-cell>
          <table:table-cell office:value-type="string">
            <text:p>European Golden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LU SQU</text:p>
          </table:table-cell>
          <table:table-cell office:value-type="string">
            <text:p>Pluvialis squatarola</text:p>
          </table:table-cell>
          <table:table-cell office:value-type="string">
            <text:p> </text:p>
          </table:table-cell>
          <table:table-cell office:value-type="string">
            <text:p>Tundrakurmitsa</text:p>
          </table:table-cell>
          <table:table-cell office:value-type="string">
            <text:p>Kustpipare</text:p>
          </table:table-cell>
          <table:table-cell office:value-type="string">
            <text:p>Grey Plover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VAN GRE</text:p>
          </table:table-cell>
          <table:table-cell office:value-type="string">
            <text:p>Vanellus gregarius</text:p>
          </table:table-cell>
          <table:table-cell office:value-type="string">
            <text:p> </text:p>
          </table:table-cell>
          <table:table-cell office:value-type="string">
            <text:p>Arohyyppä</text:p>
          </table:table-cell>
          <table:table-cell office:value-type="string">
            <text:p>Stäppvipa</text:p>
          </table:table-cell>
          <table:table-cell office:value-type="string">
            <text:p>Sociable Lapwing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VAN LEU</text:p>
          </table:table-cell>
          <table:table-cell office:value-type="string">
            <text:p>Vanellus leucurus</text:p>
          </table:table-cell>
          <table:table-cell office:value-type="string">
            <text:p> </text:p>
          </table:table-cell>
          <table:table-cell office:value-type="string">
            <text:p>Suohyyppä</text:p>
          </table:table-cell>
          <table:table-cell office:value-type="string">
            <text:p>Sumpvipa</text:p>
          </table:table-cell>
          <table:table-cell office:value-type="string">
            <text:p>White-tailed Lapwing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VAN VAN</text:p>
          </table:table-cell>
          <table:table-cell office:value-type="string">
            <text:p>Vanellus vanellus</text:p>
          </table:table-cell>
          <table:table-cell office:value-type="string">
            <text:p> </text:p>
          </table:table-cell>
          <table:table-cell office:value-type="string">
            <text:p>Töyhtöhyyppä</text:p>
          </table:table-cell>
          <table:table-cell office:value-type="string">
            <text:p>Tofsvipa</text:p>
          </table:table-cell>
          <table:table-cell office:value-type="string">
            <text:p>Northern Lapwing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AL CAN</text:p>
          </table:table-cell>
          <table:table-cell office:value-type="string">
            <text:p>Calidris canutus</text:p>
          </table:table-cell>
          <table:table-cell office:value-type="string">
            <text:p> </text:p>
          </table:table-cell>
          <table:table-cell office:value-type="string">
            <text:p>Isosirri</text:p>
          </table:table-cell>
          <table:table-cell office:value-type="string">
            <text:p>Kustsnäppa</text:p>
          </table:table-cell>
          <table:table-cell office:value-type="string">
            <text:p>Red Kno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AL ALB</text:p>
          </table:table-cell>
          <table:table-cell office:value-type="string">
            <text:p>Calidris alba</text:p>
          </table:table-cell>
          <table:table-cell office:value-type="string">
            <text:p> </text:p>
          </table:table-cell>
          <table:table-cell office:value-type="string">
            <text:p>Pulmussirri</text:p>
          </table:table-cell>
          <table:table-cell office:value-type="string">
            <text:p>Sandlöpare</text:p>
          </table:table-cell>
          <table:table-cell office:value-type="string">
            <text:p>Sanderling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AL LIS</text:p>
          </table:table-cell>
          <table:table-cell office:value-type="string">
            <text:p>Calidris ruficollis</text:p>
          </table:table-cell>
          <table:table-cell office:value-type="string">
            <text:p> </text:p>
          </table:table-cell>
          <table:table-cell office:value-type="string">
            <text:p>Rusokaulasirri</text:p>
          </table:table-cell>
          <table:table-cell office:value-type="string">
            <text:p>Rödhalsad snäppa</text:p>
          </table:table-cell>
          <table:table-cell office:value-type="string">
            <text:p>Red-necked Stin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AL UTA</text:p>
          </table:table-cell>
          <table:table-cell office:value-type="string">
            <text:p>Calidris minuta</text:p>
          </table:table-cell>
          <table:table-cell office:value-type="string">
            <text:p> </text:p>
          </table:table-cell>
          <table:table-cell office:value-type="string">
            <text:p>Pikkusirri</text:p>
          </table:table-cell>
          <table:table-cell office:value-type="string">
            <text:p>Småsnäppa</text:p>
          </table:table-cell>
          <table:table-cell office:value-type="string">
            <text:p>Little Stin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AL TEM</text:p>
          </table:table-cell>
          <table:table-cell office:value-type="string">
            <text:p>Calidris temminckii</text:p>
          </table:table-cell>
          <table:table-cell office:value-type="string">
            <text:p> </text:p>
          </table:table-cell>
          <table:table-cell office:value-type="string">
            <text:p>Lapinsirri</text:p>
          </table:table-cell>
          <table:table-cell office:value-type="string">
            <text:p>Mosnäppa</text:p>
          </table:table-cell>
          <table:table-cell office:value-type="string">
            <text:p>Temminck's Stin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AL LLA</text:p>
          </table:table-cell>
          <table:table-cell office:value-type="string">
            <text:p>Calidris minutilla</text:p>
          </table:table-cell>
          <table:table-cell office:value-type="string">
            <text:p>B</text:p>
          </table:table-cell>
          <table:table-cell office:value-type="string">
            <text:p>Amerikansirri</text:p>
          </table:table-cell>
          <table:table-cell office:value-type="string">
            <text:p>Dvärgsnäppa</text:p>
          </table:table-cell>
          <table:table-cell office:value-type="string">
            <text:p>Least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AL FUS</text:p>
          </table:table-cell>
          <table:table-cell office:value-type="string">
            <text:p>Calidris fuscicollis</text:p>
          </table:table-cell>
          <table:table-cell office:value-type="string">
            <text:p> </text:p>
          </table:table-cell>
          <table:table-cell office:value-type="string">
            <text:p>Valkoperäsirri</text:p>
          </table:table-cell>
          <table:table-cell office:value-type="string">
            <text:p>Vitgumpsnäppa</text:p>
          </table:table-cell>
          <table:table-cell office:value-type="string">
            <text:p>White-rumped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AL BAI</text:p>
          </table:table-cell>
          <table:table-cell office:value-type="string">
            <text:p>Calidris bairdii</text:p>
          </table:table-cell>
          <table:table-cell office:value-type="string">
            <text:p> </text:p>
          </table:table-cell>
          <table:table-cell office:value-type="string">
            <text:p>Eskimosirri</text:p>
          </table:table-cell>
          <table:table-cell office:value-type="string">
            <text:p>Gulbröstad snäppa</text:p>
          </table:table-cell>
          <table:table-cell office:value-type="string">
            <text:p>Baird's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AL MEL</text:p>
          </table:table-cell>
          <table:table-cell office:value-type="string">
            <text:p>Calidris melanotos</text:p>
          </table:table-cell>
          <table:table-cell office:value-type="string">
            <text:p> </text:p>
          </table:table-cell>
          <table:table-cell office:value-type="string">
            <text:p>Palsasirri</text:p>
          </table:table-cell>
          <table:table-cell office:value-type="string">
            <text:p>Tuvsnäppa</text:p>
          </table:table-cell>
          <table:table-cell office:value-type="string">
            <text:p>Pectoral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CAL ACU</text:p>
          </table:table-cell>
          <table:table-cell office:value-type="string">
            <text:p>Calidris acuminata</text:p>
          </table:table-cell>
          <table:table-cell office:value-type="string">
            <text:p> </text:p>
          </table:table-cell>
          <table:table-cell office:value-type="string">
            <text:p>Suippopyrstösirri</text:p>
          </table:table-cell>
          <table:table-cell office:value-type="string">
            <text:p>Spetsstjärtad snäppa</text:p>
          </table:table-cell>
          <table:table-cell office:value-type="string">
            <text:p>Sharp-tailed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CAL FER</text:p>
          </table:table-cell>
          <table:table-cell office:value-type="string">
            <text:p>Calidris ferruginea</text:p>
          </table:table-cell>
          <table:table-cell office:value-type="string">
            <text:p> </text:p>
          </table:table-cell>
          <table:table-cell office:value-type="string">
            <text:p>Kuovisirri</text:p>
          </table:table-cell>
          <table:table-cell office:value-type="string">
            <text:p>Spovsnäppa</text:p>
          </table:table-cell>
          <table:table-cell office:value-type="string">
            <text:p>Curlew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AL HIM</text:p>
          </table:table-cell>
          <table:table-cell office:value-type="string">
            <text:p>Calidris himantopus</text:p>
          </table:table-cell>
          <table:table-cell office:value-type="string">
            <text:p> </text:p>
          </table:table-cell>
          <table:table-cell office:value-type="string">
            <text:p>Pitkäkoipisirri</text:p>
          </table:table-cell>
          <table:table-cell office:value-type="string">
            <text:p>Styltsnäppa</text:p>
          </table:table-cell>
          <table:table-cell office:value-type="string">
            <text:p>Stilt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CAL MAR</text:p>
          </table:table-cell>
          <table:table-cell office:value-type="string">
            <text:p>Calidris maritima</text:p>
          </table:table-cell>
          <table:table-cell office:value-type="string">
            <text:p> </text:p>
          </table:table-cell>
          <table:table-cell office:value-type="string">
            <text:p>Merisirri</text:p>
          </table:table-cell>
          <table:table-cell office:value-type="string">
            <text:p>Skärsnäppa</text:p>
          </table:table-cell>
          <table:table-cell office:value-type="string">
            <text:p>Purple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CAL ALP</text:p>
          </table:table-cell>
          <table:table-cell office:value-type="string">
            <text:p>Calidris alpina</text:p>
          </table:table-cell>
          <table:table-cell office:value-type="string">
            <text:p> </text:p>
          </table:table-cell>
          <table:table-cell office:value-type="string">
            <text:p>Suosirri</text:p>
          </table:table-cell>
          <table:table-cell office:value-type="string">
            <text:p>Kärrsnäppa</text:p>
          </table:table-cell>
          <table:table-cell office:value-type="string">
            <text:p>Dunli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IM FAL</text:p>
          </table:table-cell>
          <table:table-cell office:value-type="string">
            <text:p>Limicola falcinellus</text:p>
          </table:table-cell>
          <table:table-cell office:value-type="string">
            <text:p> </text:p>
          </table:table-cell>
          <table:table-cell office:value-type="string">
            <text:p>Jänkäsirriäinen</text:p>
          </table:table-cell>
          <table:table-cell office:value-type="string">
            <text:p>Myrsnäppa</text:p>
          </table:table-cell>
          <table:table-cell office:value-type="string">
            <text:p>Broad-billed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TRY SUB</text:p>
          </table:table-cell>
          <table:table-cell office:value-type="string">
            <text:p>Tryngites subruficollis</text:p>
          </table:table-cell>
          <table:table-cell office:value-type="string">
            <text:p> </text:p>
          </table:table-cell>
          <table:table-cell office:value-type="string">
            <text:p>Tundravikla</text:p>
          </table:table-cell>
          <table:table-cell office:value-type="string">
            <text:p>Prärielöpare</text:p>
          </table:table-cell>
          <table:table-cell office:value-type="string">
            <text:p>Buff-breasted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HI PUG</text:p>
          </table:table-cell>
          <table:table-cell office:value-type="string">
            <text:p>Philomachus pugnax</text:p>
          </table:table-cell>
          <table:table-cell office:value-type="string">
            <text:p> </text:p>
          </table:table-cell>
          <table:table-cell office:value-type="string">
            <text:p>Suokukko</text:p>
          </table:table-cell>
          <table:table-cell office:value-type="string">
            <text:p>Brushane</text:p>
          </table:table-cell>
          <table:table-cell office:value-type="string">
            <text:p>Ruff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LYM MIN</text:p>
          </table:table-cell>
          <table:table-cell office:value-type="string">
            <text:p>Lymnocryptes minimus</text:p>
          </table:table-cell>
          <table:table-cell office:value-type="string">
            <text:p> </text:p>
          </table:table-cell>
          <table:table-cell office:value-type="string">
            <text:p>Jänkäkurppa</text:p>
          </table:table-cell>
          <table:table-cell office:value-type="string">
            <text:p>Dvärgbeckasin</text:p>
          </table:table-cell>
          <table:table-cell office:value-type="string">
            <text:p>Jack Snip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GAL GAL</text:p>
          </table:table-cell>
          <table:table-cell office:value-type="string">
            <text:p>Gallinago gallinago</text:p>
          </table:table-cell>
          <table:table-cell office:value-type="string">
            <text:p> </text:p>
          </table:table-cell>
          <table:table-cell office:value-type="string">
            <text:p>Taivaanvuohi</text:p>
          </table:table-cell>
          <table:table-cell office:value-type="string">
            <text:p>Enkelbeckasin</text:p>
          </table:table-cell>
          <table:table-cell office:value-type="string">
            <text:p>Common Snip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GAL MED</text:p>
          </table:table-cell>
          <table:table-cell office:value-type="string">
            <text:p>Gallinago media</text:p>
          </table:table-cell>
          <table:table-cell office:value-type="string">
            <text:p> </text:p>
          </table:table-cell>
          <table:table-cell office:value-type="string">
            <text:p>Heinäkurppa</text:p>
          </table:table-cell>
          <table:table-cell office:value-type="string">
            <text:p>Dubbelbeckasin</text:p>
          </table:table-cell>
          <table:table-cell office:value-type="string">
            <text:p>Great Snip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LIM SCO</text:p>
          </table:table-cell>
          <table:table-cell office:value-type="string">
            <text:p>Limnodromus scolopaceus</text:p>
          </table:table-cell>
          <table:table-cell office:value-type="string">
            <text:p> </text:p>
          </table:table-cell>
          <table:table-cell office:value-type="string">
            <text:p>Tundrakurppelo</text:p>
          </table:table-cell>
          <table:table-cell office:value-type="string">
            <text:p>Större beckasinsnäppa</text:p>
          </table:table-cell>
          <table:table-cell office:value-type="string">
            <text:p>Long-billed Dowitch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CO RUS</text:p>
          </table:table-cell>
          <table:table-cell office:value-type="string">
            <text:p>Scolopax rusticola</text:p>
          </table:table-cell>
          <table:table-cell office:value-type="string">
            <text:p> </text:p>
          </table:table-cell>
          <table:table-cell office:value-type="string">
            <text:p>Lehtokurppa</text:p>
          </table:table-cell>
          <table:table-cell office:value-type="string">
            <text:p>Morkulla</text:p>
          </table:table-cell>
          <table:table-cell office:value-type="string">
            <text:p>Eurasian Woodcock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IM LIM</text:p>
          </table:table-cell>
          <table:table-cell office:value-type="string">
            <text:p>Limosa limosa</text:p>
          </table:table-cell>
          <table:table-cell office:value-type="string">
            <text:p> </text:p>
          </table:table-cell>
          <table:table-cell office:value-type="string">
            <text:p>Mustapyrstökuiri</text:p>
          </table:table-cell>
          <table:table-cell office:value-type="string">
            <text:p>Rödspov</text:p>
          </table:table-cell>
          <table:table-cell office:value-type="string">
            <text:p>Black-tailed Godwi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LIM LAP</text:p>
          </table:table-cell>
          <table:table-cell office:value-type="string">
            <text:p>Limosa lapponica</text:p>
          </table:table-cell>
          <table:table-cell office:value-type="string">
            <text:p> </text:p>
          </table:table-cell>
          <table:table-cell office:value-type="string">
            <text:p>Punakuiri</text:p>
          </table:table-cell>
          <table:table-cell office:value-type="string">
            <text:p>Myrspov</text:p>
          </table:table-cell>
          <table:table-cell office:value-type="string">
            <text:p>Bar-tailed Godwi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NUM MIN</text:p>
          </table:table-cell>
          <table:table-cell office:value-type="string">
            <text:p>Numenius minutus</text:p>
          </table:table-cell>
          <table:table-cell office:value-type="string">
            <text:p> </text:p>
          </table:table-cell>
          <table:table-cell office:value-type="string">
            <text:p>Taigakuovi</text:p>
          </table:table-cell>
          <table:table-cell office:value-type="string">
            <text:p>Dvärgspov</text:p>
          </table:table-cell>
          <table:table-cell office:value-type="string">
            <text:p>Little Curlew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NUM PHA</text:p>
          </table:table-cell>
          <table:table-cell office:value-type="string">
            <text:p>Numenius phaeopus</text:p>
          </table:table-cell>
          <table:table-cell office:value-type="string">
            <text:p> </text:p>
          </table:table-cell>
          <table:table-cell office:value-type="string">
            <text:p>Pikkukuovi</text:p>
          </table:table-cell>
          <table:table-cell office:value-type="string">
            <text:p>Småspov</text:p>
          </table:table-cell>
          <table:table-cell office:value-type="string">
            <text:p>Whimbrel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NUM ARQ</text:p>
          </table:table-cell>
          <table:table-cell office:value-type="string">
            <text:p>Numenius arquata</text:p>
          </table:table-cell>
          <table:table-cell office:value-type="string">
            <text:p> </text:p>
          </table:table-cell>
          <table:table-cell office:value-type="string">
            <text:p>Kuovi</text:p>
          </table:table-cell>
          <table:table-cell office:value-type="string">
            <text:p>Storspov</text:p>
          </table:table-cell>
          <table:table-cell office:value-type="string">
            <text:p>Eurasian Curlew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RI ERY</text:p>
          </table:table-cell>
          <table:table-cell office:value-type="string">
            <text:p>Tringa erythropus</text:p>
          </table:table-cell>
          <table:table-cell office:value-type="string">
            <text:p> </text:p>
          </table:table-cell>
          <table:table-cell office:value-type="string">
            <text:p>Mustaviklo</text:p>
          </table:table-cell>
          <table:table-cell office:value-type="string">
            <text:p>Svartsnäppa</text:p>
          </table:table-cell>
          <table:table-cell office:value-type="string">
            <text:p>Spotted Redshank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RI TOT</text:p>
          </table:table-cell>
          <table:table-cell office:value-type="string">
            <text:p>Tringa totanus</text:p>
          </table:table-cell>
          <table:table-cell office:value-type="string">
            <text:p> </text:p>
          </table:table-cell>
          <table:table-cell office:value-type="string">
            <text:p>Punajalkaviklo</text:p>
          </table:table-cell>
          <table:table-cell office:value-type="string">
            <text:p>Rödbena</text:p>
          </table:table-cell>
          <table:table-cell office:value-type="string">
            <text:p>Common Redshank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TRI STA</text:p>
          </table:table-cell>
          <table:table-cell office:value-type="string">
            <text:p>Tringa stagnatilis</text:p>
          </table:table-cell>
          <table:table-cell office:value-type="string">
            <text:p> </text:p>
          </table:table-cell>
          <table:table-cell office:value-type="string">
            <text:p>Lampiviklo</text:p>
          </table:table-cell>
          <table:table-cell office:value-type="string">
            <text:p>Dammsnäppa</text:p>
          </table:table-cell>
          <table:table-cell office:value-type="string">
            <text:p>Marsh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RI NEB</text:p>
          </table:table-cell>
          <table:table-cell office:value-type="string">
            <text:p>Tringa nebularia</text:p>
          </table:table-cell>
          <table:table-cell office:value-type="string">
            <text:p> </text:p>
          </table:table-cell>
          <table:table-cell office:value-type="string">
            <text:p>Valkoviklo</text:p>
          </table:table-cell>
          <table:table-cell office:value-type="string">
            <text:p>Gluttsnäppa</text:p>
          </table:table-cell>
          <table:table-cell office:value-type="string">
            <text:p>Common Greenshank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RI FLA</text:p>
          </table:table-cell>
          <table:table-cell office:value-type="string">
            <text:p>Tringa flavipes</text:p>
          </table:table-cell>
          <table:table-cell office:value-type="string">
            <text:p> </text:p>
          </table:table-cell>
          <table:table-cell office:value-type="string">
            <text:p>Keltajalkaviklo</text:p>
          </table:table-cell>
          <table:table-cell office:value-type="string">
            <text:p>Mindre gulbena</text:p>
          </table:table-cell>
          <table:table-cell office:value-type="string">
            <text:p>Lesser Yellowleg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TRI OCH</text:p>
          </table:table-cell>
          <table:table-cell office:value-type="string">
            <text:p>Tringa ochropus</text:p>
          </table:table-cell>
          <table:table-cell office:value-type="string">
            <text:p> </text:p>
          </table:table-cell>
          <table:table-cell office:value-type="string">
            <text:p>Metsäviklo</text:p>
          </table:table-cell>
          <table:table-cell office:value-type="string">
            <text:p>Skogssnäppa</text:p>
          </table:table-cell>
          <table:table-cell office:value-type="string">
            <text:p>Green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RI GLA</text:p>
          </table:table-cell>
          <table:table-cell office:value-type="string">
            <text:p>Tringa glareola</text:p>
          </table:table-cell>
          <table:table-cell office:value-type="string">
            <text:p> </text:p>
          </table:table-cell>
          <table:table-cell office:value-type="string">
            <text:p>Liro</text:p>
          </table:table-cell>
          <table:table-cell office:value-type="string">
            <text:p>Grönbena</text:p>
          </table:table-cell>
          <table:table-cell office:value-type="string">
            <text:p>Wood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XEN CIN</text:p>
          </table:table-cell>
          <table:table-cell office:value-type="string">
            <text:p>Xenus cinereus</text:p>
          </table:table-cell>
          <table:table-cell office:value-type="string">
            <text:p> </text:p>
          </table:table-cell>
          <table:table-cell office:value-type="string">
            <text:p>Rantakurvi</text:p>
          </table:table-cell>
          <table:table-cell office:value-type="string">
            <text:p>Tereksnäppa</text:p>
          </table:table-cell>
          <table:table-cell office:value-type="string">
            <text:p>Terek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CT HYP</text:p>
          </table:table-cell>
          <table:table-cell office:value-type="string">
            <text:p>Actitis hypoleucos</text:p>
          </table:table-cell>
          <table:table-cell office:value-type="string">
            <text:p> </text:p>
          </table:table-cell>
          <table:table-cell office:value-type="string">
            <text:p>Rantasipi</text:p>
          </table:table-cell>
          <table:table-cell office:value-type="string">
            <text:p>Drillsnäppa</text:p>
          </table:table-cell>
          <table:table-cell office:value-type="string">
            <text:p>Common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ACT MAC</text:p>
          </table:table-cell>
          <table:table-cell office:value-type="string">
            <text:p>Actitis macularius</text:p>
          </table:table-cell>
          <table:table-cell office:value-type="string">
            <text:p> </text:p>
          </table:table-cell>
          <table:table-cell office:value-type="string">
            <text:p>Amerikansipi</text:p>
          </table:table-cell>
          <table:table-cell office:value-type="string">
            <text:p>Fläckdrillsnäppa</text:p>
          </table:table-cell>
          <table:table-cell office:value-type="string">
            <text:p>Spotted Sandpiper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AT SEM</text:p>
          </table:table-cell>
          <table:table-cell office:value-type="string">
            <text:p>Catoptrophorus semipalmatus</text:p>
          </table:table-cell>
          <table:table-cell office:value-type="string">
            <text:p> </text:p>
          </table:table-cell>
          <table:table-cell office:value-type="string">
            <text:p>Preeriaviklo</text:p>
          </table:table-cell>
          <table:table-cell office:value-type="string">
            <text:p>Willetsnäppa</text:p>
          </table:table-cell>
          <table:table-cell office:value-type="string">
            <text:p>Wille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RE INT</text:p>
          </table:table-cell>
          <table:table-cell office:value-type="string">
            <text:p>Arenaria interpres</text:p>
          </table:table-cell>
          <table:table-cell office:value-type="string">
            <text:p> </text:p>
          </table:table-cell>
          <table:table-cell office:value-type="string">
            <text:p>Karikukko</text:p>
          </table:table-cell>
          <table:table-cell office:value-type="string">
            <text:p>Roskarl</text:p>
          </table:table-cell>
          <table:table-cell office:value-type="string">
            <text:p>Ruddy Turnston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HA TRI</text:p>
          </table:table-cell>
          <table:table-cell office:value-type="string">
            <text:p>Phalaropus tricolor</text:p>
          </table:table-cell>
          <table:table-cell office:value-type="string">
            <text:p> </text:p>
          </table:table-cell>
          <table:table-cell office:value-type="string">
            <text:p>Amerikanvesipääsky</text:p>
          </table:table-cell>
          <table:table-cell office:value-type="string">
            <text:p>Wilsonsimsnäppa</text:p>
          </table:table-cell>
          <table:table-cell office:value-type="string">
            <text:p>Wilson's Phalarop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HA LOB</text:p>
          </table:table-cell>
          <table:table-cell office:value-type="string">
            <text:p>Phalaropus lobatus</text:p>
          </table:table-cell>
          <table:table-cell office:value-type="string">
            <text:p> </text:p>
          </table:table-cell>
          <table:table-cell office:value-type="string">
            <text:p>Vesipääsky</text:p>
          </table:table-cell>
          <table:table-cell office:value-type="string">
            <text:p>Smalnäbbad simsnäppa</text:p>
          </table:table-cell>
          <table:table-cell office:value-type="string">
            <text:p>Red-necked Phalarop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HA FUL</text:p>
          </table:table-cell>
          <table:table-cell office:value-type="string">
            <text:p>Phalaropus fulicarius</text:p>
          </table:table-cell>
          <table:table-cell office:value-type="string">
            <text:p> </text:p>
          </table:table-cell>
          <table:table-cell office:value-type="string">
            <text:p>Isovesipääsky</text:p>
          </table:table-cell>
          <table:table-cell office:value-type="string">
            <text:p>Brednäbbad simsnäppa</text:p>
          </table:table-cell>
          <table:table-cell office:value-type="string">
            <text:p>Red Phalarop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TE POM</text:p>
          </table:table-cell>
          <table:table-cell office:value-type="string">
            <text:p>Stercorarius pomarinus</text:p>
          </table:table-cell>
          <table:table-cell office:value-type="string">
            <text:p> </text:p>
          </table:table-cell>
          <table:table-cell office:value-type="string">
            <text:p>Leveäpyrstökihu</text:p>
          </table:table-cell>
          <table:table-cell office:value-type="string">
            <text:p>Bredstjärtad labb</text:p>
          </table:table-cell>
          <table:table-cell office:value-type="string">
            <text:p>Pomarine Skua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TE CUS</text:p>
          </table:table-cell>
          <table:table-cell office:value-type="string">
            <text:p>Stercorarius parasiticus</text:p>
          </table:table-cell>
          <table:table-cell office:value-type="string">
            <text:p> </text:p>
          </table:table-cell>
          <table:table-cell office:value-type="string">
            <text:p>Merikihu</text:p>
          </table:table-cell>
          <table:table-cell office:value-type="string">
            <text:p>Kustlabb</text:p>
          </table:table-cell>
          <table:table-cell office:value-type="string">
            <text:p>Arctic Skua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TE LON</text:p>
          </table:table-cell>
          <table:table-cell office:value-type="string">
            <text:p>Stercorarius longicaudus</text:p>
          </table:table-cell>
          <table:table-cell office:value-type="string">
            <text:p> </text:p>
          </table:table-cell>
          <table:table-cell office:value-type="string">
            <text:p>Tunturikihu</text:p>
          </table:table-cell>
          <table:table-cell office:value-type="string">
            <text:p>Fjällabb</text:p>
          </table:table-cell>
          <table:table-cell office:value-type="string">
            <text:p>Long-tailed Skua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AT SKU</text:p>
          </table:table-cell>
          <table:table-cell office:value-type="string">
            <text:p>Catharacta skua</text:p>
          </table:table-cell>
          <table:table-cell office:value-type="string">
            <text:p> </text:p>
          </table:table-cell>
          <table:table-cell office:value-type="string">
            <text:p>Isokihu</text:p>
          </table:table-cell>
          <table:table-cell office:value-type="string">
            <text:p>Storlabb</text:p>
          </table:table-cell>
          <table:table-cell office:value-type="string">
            <text:p>Great Skua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AR MEL</text:p>
          </table:table-cell>
          <table:table-cell office:value-type="string">
            <text:p>Larus melanocephalus</text:p>
          </table:table-cell>
          <table:table-cell office:value-type="string">
            <text:p> </text:p>
          </table:table-cell>
          <table:table-cell office:value-type="string">
            <text:p>Mustanmerenlokki</text:p>
          </table:table-cell>
          <table:table-cell office:value-type="string">
            <text:p>Svarthuvad mås</text:p>
          </table:table-cell>
          <table:table-cell office:value-type="string">
            <text:p>Mediterranean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LAR ATR</text:p>
          </table:table-cell>
          <table:table-cell office:value-type="string">
            <text:p>Larus atricilla</text:p>
          </table:table-cell>
          <table:table-cell office:value-type="string">
            <text:p> </text:p>
          </table:table-cell>
          <table:table-cell office:value-type="string">
            <text:p>Nokisiipilokki</text:p>
          </table:table-cell>
          <table:table-cell office:value-type="string">
            <text:p>Sotvingad mås</text:p>
          </table:table-cell>
          <table:table-cell office:value-type="string">
            <text:p>Laughing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LAR PIP</text:p>
          </table:table-cell>
          <table:table-cell office:value-type="string">
            <text:p>Larus pipixcan</text:p>
          </table:table-cell>
          <table:table-cell office:value-type="string">
            <text:p> </text:p>
          </table:table-cell>
          <table:table-cell office:value-type="string">
            <text:p>Preerianaurulokki</text:p>
          </table:table-cell>
          <table:table-cell office:value-type="string">
            <text:p>Präriemås</text:p>
          </table:table-cell>
          <table:table-cell office:value-type="string">
            <text:p>Franklin's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LAR MIN</text:p>
          </table:table-cell>
          <table:table-cell office:value-type="string">
            <text:p>Larus minutus</text:p>
          </table:table-cell>
          <table:table-cell office:value-type="string">
            <text:p> </text:p>
          </table:table-cell>
          <table:table-cell office:value-type="string">
            <text:p>Pikkulokki</text:p>
          </table:table-cell>
          <table:table-cell office:value-type="string">
            <text:p>Dvärgmås</text:p>
          </table:table-cell>
          <table:table-cell office:value-type="string">
            <text:p>Little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AR SAB</text:p>
          </table:table-cell>
          <table:table-cell office:value-type="string">
            <text:p>Larus sabini</text:p>
          </table:table-cell>
          <table:table-cell office:value-type="string">
            <text:p> </text:p>
          </table:table-cell>
          <table:table-cell office:value-type="string">
            <text:p>Tiiralokki</text:p>
          </table:table-cell>
          <table:table-cell office:value-type="string">
            <text:p>Tärnmås</text:p>
          </table:table-cell>
          <table:table-cell office:value-type="string">
            <text:p>Sabine's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LAR RID</text:p>
          </table:table-cell>
          <table:table-cell office:value-type="string">
            <text:p>Larus ridibundus</text:p>
          </table:table-cell>
          <table:table-cell office:value-type="string">
            <text:p> </text:p>
          </table:table-cell>
          <table:table-cell office:value-type="string">
            <text:p>Naurulokki</text:p>
          </table:table-cell>
          <table:table-cell office:value-type="string">
            <text:p>Skrattmås</text:p>
          </table:table-cell>
          <table:table-cell office:value-type="string">
            <text:p>Black-headed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LAR GEN</text:p>
          </table:table-cell>
          <table:table-cell office:value-type="string">
            <text:p>Larus genei</text:p>
          </table:table-cell>
          <table:table-cell office:value-type="string">
            <text:p> </text:p>
          </table:table-cell>
          <table:table-cell office:value-type="string">
            <text:p>Kaitanokkalokki</text:p>
          </table:table-cell>
          <table:table-cell office:value-type="string">
            <text:p>Långnäbbad mås</text:p>
          </table:table-cell>
          <table:table-cell office:value-type="string">
            <text:p>Slender-billed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LAR CAN</text:p>
          </table:table-cell>
          <table:table-cell office:value-type="string">
            <text:p>Larus canus</text:p>
          </table:table-cell>
          <table:table-cell office:value-type="string">
            <text:p> </text:p>
          </table:table-cell>
          <table:table-cell office:value-type="string">
            <text:p>Kalalokki</text:p>
          </table:table-cell>
          <table:table-cell office:value-type="string">
            <text:p>Fiskmås</text:p>
          </table:table-cell>
          <table:table-cell office:value-type="string">
            <text:p>Mew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AR FUS</text:p>
          </table:table-cell>
          <table:table-cell office:value-type="string">
            <text:p>Larus fuscus</text:p>
          </table:table-cell>
          <table:table-cell office:value-type="string">
            <text:p> </text:p>
          </table:table-cell>
          <table:table-cell office:value-type="string">
            <text:p>Selkälokki</text:p>
          </table:table-cell>
          <table:table-cell office:value-type="string">
            <text:p>Silltrut</text:p>
          </table:table-cell>
          <table:table-cell office:value-type="string">
            <text:p>Lesser Black-backed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LAR ARG</text:p>
          </table:table-cell>
          <table:table-cell office:value-type="string">
            <text:p>Larus argentatus</text:p>
          </table:table-cell>
          <table:table-cell office:value-type="string">
            <text:p> </text:p>
          </table:table-cell>
          <table:table-cell office:value-type="string">
            <text:p>Harmaalokki</text:p>
          </table:table-cell>
          <table:table-cell office:value-type="string">
            <text:p>Gråtrut</text:p>
          </table:table-cell>
          <table:table-cell office:value-type="string">
            <text:p>Herring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LAR CAC</text:p>
          </table:table-cell>
          <table:table-cell office:value-type="string">
            <text:p>Larus cachinnans</text:p>
          </table:table-cell>
          <table:table-cell office:value-type="string">
            <text:p> </text:p>
          </table:table-cell>
          <table:table-cell office:value-type="string">
            <text:p>Aroharmaalokki</text:p>
          </table:table-cell>
          <table:table-cell office:value-type="string">
            <text:p>Kaspisk trut</text:p>
          </table:table-cell>
          <table:table-cell office:value-type="string">
            <text:p>Caspian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LAR MIC</text:p>
          </table:table-cell>
          <table:table-cell office:value-type="string">
            <text:p>Larus michahellis</text:p>
          </table:table-cell>
          <table:table-cell office:value-type="string">
            <text:p> </text:p>
          </table:table-cell>
          <table:table-cell office:value-type="string">
            <text:p>Etelänharmaalokki</text:p>
          </table:table-cell>
          <table:table-cell office:value-type="string">
            <text:p>Medelhavstrut</text:p>
          </table:table-cell>
          <table:table-cell office:value-type="string">
            <text:p>Yellow-legged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AR GLA</text:p>
          </table:table-cell>
          <table:table-cell office:value-type="string">
            <text:p>Larus glaucoides</text:p>
          </table:table-cell>
          <table:table-cell office:value-type="string">
            <text:p> </text:p>
          </table:table-cell>
          <table:table-cell office:value-type="string">
            <text:p>Grönlanninlokki</text:p>
          </table:table-cell>
          <table:table-cell office:value-type="string">
            <text:p>Vitvingad trut</text:p>
          </table:table-cell>
          <table:table-cell office:value-type="string">
            <text:p>Iceland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LAR HYP</text:p>
          </table:table-cell>
          <table:table-cell office:value-type="string">
            <text:p>Larus hyperboreus</text:p>
          </table:table-cell>
          <table:table-cell office:value-type="string">
            <text:p> </text:p>
          </table:table-cell>
          <table:table-cell office:value-type="string">
            <text:p>Isolokki</text:p>
          </table:table-cell>
          <table:table-cell office:value-type="string">
            <text:p>Vittrut</text:p>
          </table:table-cell>
          <table:table-cell office:value-type="string">
            <text:p>Glaucous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LAR MAR</text:p>
          </table:table-cell>
          <table:table-cell office:value-type="string">
            <text:p>Larus marinus</text:p>
          </table:table-cell>
          <table:table-cell office:value-type="string">
            <text:p> </text:p>
          </table:table-cell>
          <table:table-cell office:value-type="string">
            <text:p>Merilokki</text:p>
          </table:table-cell>
          <table:table-cell office:value-type="string">
            <text:p>Havstrut</text:p>
          </table:table-cell>
          <table:table-cell office:value-type="string">
            <text:p>Greater Black-backed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RHO ROS</text:p>
          </table:table-cell>
          <table:table-cell office:value-type="string">
            <text:p>Rhodostethia rosea</text:p>
          </table:table-cell>
          <table:table-cell office:value-type="string">
            <text:p> </text:p>
          </table:table-cell>
          <table:table-cell office:value-type="string">
            <text:p>Ruusulokki</text:p>
          </table:table-cell>
          <table:table-cell office:value-type="string">
            <text:p>Rosenmås</text:p>
          </table:table-cell>
          <table:table-cell office:value-type="string">
            <text:p>Ross's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RIS TRI</text:p>
          </table:table-cell>
          <table:table-cell office:value-type="string">
            <text:p>Rissa tridactyla</text:p>
          </table:table-cell>
          <table:table-cell office:value-type="string">
            <text:p> </text:p>
          </table:table-cell>
          <table:table-cell office:value-type="string">
            <text:p>Pikkukajava</text:p>
          </table:table-cell>
          <table:table-cell office:value-type="string">
            <text:p>Tretåig mås</text:p>
          </table:table-cell>
          <table:table-cell office:value-type="string">
            <text:p>Black-legged Kittiwak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AG EBU</text:p>
          </table:table-cell>
          <table:table-cell office:value-type="string">
            <text:p>Pagophila eburnea</text:p>
          </table:table-cell>
          <table:table-cell office:value-type="string">
            <text:p> </text:p>
          </table:table-cell>
          <table:table-cell office:value-type="string">
            <text:p>Jäälokki</text:p>
          </table:table-cell>
          <table:table-cell office:value-type="string">
            <text:p>Ismås</text:p>
          </table:table-cell>
          <table:table-cell office:value-type="string">
            <text:p>Ivory Gul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TE NIL</text:p>
          </table:table-cell>
          <table:table-cell office:value-type="string">
            <text:p>Sterna nilotica</text:p>
          </table:table-cell>
          <table:table-cell office:value-type="string">
            <text:p> </text:p>
          </table:table-cell>
          <table:table-cell office:value-type="string">
            <text:p>Hietatiira</text:p>
          </table:table-cell>
          <table:table-cell office:value-type="string">
            <text:p>Sandtärna</text:p>
          </table:table-cell>
          <table:table-cell office:value-type="string">
            <text:p>Gull-billed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TE CAS</text:p>
          </table:table-cell>
          <table:table-cell office:value-type="string">
            <text:p>Sterna caspia</text:p>
          </table:table-cell>
          <table:table-cell office:value-type="string">
            <text:p> </text:p>
          </table:table-cell>
          <table:table-cell office:value-type="string">
            <text:p>Räyskä</text:p>
          </table:table-cell>
          <table:table-cell office:value-type="string">
            <text:p>Skräntärna</text:p>
          </table:table-cell>
          <table:table-cell office:value-type="string">
            <text:p>Caspian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TE SAN</text:p>
          </table:table-cell>
          <table:table-cell office:value-type="string">
            <text:p>Sterna sandvicensis</text:p>
          </table:table-cell>
          <table:table-cell office:value-type="string">
            <text:p> </text:p>
          </table:table-cell>
          <table:table-cell office:value-type="string">
            <text:p>Riuttatiira</text:p>
          </table:table-cell>
          <table:table-cell office:value-type="string">
            <text:p>Kentsk tärna</text:p>
          </table:table-cell>
          <table:table-cell office:value-type="string">
            <text:p>Sandwich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TE HIR</text:p>
          </table:table-cell>
          <table:table-cell office:value-type="string">
            <text:p>Sterna hirundo</text:p>
          </table:table-cell>
          <table:table-cell office:value-type="string">
            <text:p> </text:p>
          </table:table-cell>
          <table:table-cell office:value-type="string">
            <text:p>Kalatiira</text:p>
          </table:table-cell>
          <table:table-cell office:value-type="string">
            <text:p>Fisktärna</text:p>
          </table:table-cell>
          <table:table-cell office:value-type="string">
            <text:p>Common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TE AEA</text:p>
          </table:table-cell>
          <table:table-cell office:value-type="string">
            <text:p>Sterna paradisaea</text:p>
          </table:table-cell>
          <table:table-cell office:value-type="string">
            <text:p> </text:p>
          </table:table-cell>
          <table:table-cell office:value-type="string">
            <text:p>Lapintiira</text:p>
          </table:table-cell>
          <table:table-cell office:value-type="string">
            <text:p>Silvertärna</text:p>
          </table:table-cell>
          <table:table-cell office:value-type="string">
            <text:p>Arctic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TE ALB</text:p>
          </table:table-cell>
          <table:table-cell office:value-type="string">
            <text:p>Sterna albifrons</text:p>
          </table:table-cell>
          <table:table-cell office:value-type="string">
            <text:p> </text:p>
          </table:table-cell>
          <table:table-cell office:value-type="string">
            <text:p>Pikkutiira</text:p>
          </table:table-cell>
          <table:table-cell office:value-type="string">
            <text:p>Småtärna</text:p>
          </table:table-cell>
          <table:table-cell office:value-type="string">
            <text:p>Little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HL HYB</text:p>
          </table:table-cell>
          <table:table-cell office:value-type="string">
            <text:p>Chlidonias hybrida</text:p>
          </table:table-cell>
          <table:table-cell office:value-type="string">
            <text:p> </text:p>
          </table:table-cell>
          <table:table-cell office:value-type="string">
            <text:p>Valkoposkitiira</text:p>
          </table:table-cell>
          <table:table-cell office:value-type="string">
            <text:p>Skäggtärna</text:p>
          </table:table-cell>
          <table:table-cell office:value-type="string">
            <text:p>Whiskered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HL NIG</text:p>
          </table:table-cell>
          <table:table-cell office:value-type="string">
            <text:p>Chlidonias niger</text:p>
          </table:table-cell>
          <table:table-cell office:value-type="string">
            <text:p> </text:p>
          </table:table-cell>
          <table:table-cell office:value-type="string">
            <text:p>Mustatiira</text:p>
          </table:table-cell>
          <table:table-cell office:value-type="string">
            <text:p>Svarttärna</text:p>
          </table:table-cell>
          <table:table-cell office:value-type="string">
            <text:p>Black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HL LEU</text:p>
          </table:table-cell>
          <table:table-cell office:value-type="string">
            <text:p>Chlidonias leucopterus</text:p>
          </table:table-cell>
          <table:table-cell office:value-type="string">
            <text:p> </text:p>
          </table:table-cell>
          <table:table-cell office:value-type="string">
            <text:p>Valkosiipitiira</text:p>
          </table:table-cell>
          <table:table-cell office:value-type="string">
            <text:p>Vitvingad tärna</text:p>
          </table:table-cell>
          <table:table-cell office:value-type="string">
            <text:p>White-winged Ter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URI AAL</text:p>
          </table:table-cell>
          <table:table-cell office:value-type="string">
            <text:p>Uria aalge</text:p>
          </table:table-cell>
          <table:table-cell office:value-type="string">
            <text:p> </text:p>
          </table:table-cell>
          <table:table-cell office:value-type="string">
            <text:p>Etelänkiisla</text:p>
          </table:table-cell>
          <table:table-cell office:value-type="string">
            <text:p>Sillgrissla</text:p>
          </table:table-cell>
          <table:table-cell office:value-type="string">
            <text:p>Common Guillemot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URI LOM</text:p>
          </table:table-cell>
          <table:table-cell office:value-type="string">
            <text:p>Uria lomvia</text:p>
          </table:table-cell>
          <table:table-cell office:value-type="string">
            <text:p> </text:p>
          </table:table-cell>
          <table:table-cell office:value-type="string">
            <text:p>Pohjankiisla</text:p>
          </table:table-cell>
          <table:table-cell office:value-type="string">
            <text:p>Spetsbergsgrissla</text:p>
          </table:table-cell>
          <table:table-cell office:value-type="string">
            <text:p>Brünnich's Guillemot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ALC TOR</text:p>
          </table:table-cell>
          <table:table-cell office:value-type="string">
            <text:p>Alca torda</text:p>
          </table:table-cell>
          <table:table-cell office:value-type="string">
            <text:p> </text:p>
          </table:table-cell>
          <table:table-cell office:value-type="string">
            <text:p>Ruokki</text:p>
          </table:table-cell>
          <table:table-cell office:value-type="string">
            <text:p>Tordmule</text:p>
          </table:table-cell>
          <table:table-cell office:value-type="string">
            <text:p>Razorbill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EP GRY</text:p>
          </table:table-cell>
          <table:table-cell office:value-type="string">
            <text:p>Cepphus grylle</text:p>
          </table:table-cell>
          <table:table-cell office:value-type="string">
            <text:p> </text:p>
          </table:table-cell>
          <table:table-cell office:value-type="string">
            <text:p>Riskilä</text:p>
          </table:table-cell>
          <table:table-cell office:value-type="string">
            <text:p>Tobisgrissla</text:p>
          </table:table-cell>
          <table:table-cell office:value-type="string">
            <text:p>Black Guillemot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ALL ALL</text:p>
          </table:table-cell>
          <table:table-cell office:value-type="string">
            <text:p>Alle alle</text:p>
          </table:table-cell>
          <table:table-cell office:value-type="string">
            <text:p> </text:p>
          </table:table-cell>
          <table:table-cell office:value-type="string">
            <text:p>Pikkuruokki</text:p>
          </table:table-cell>
          <table:table-cell office:value-type="string">
            <text:p>Alkekung</text:p>
          </table:table-cell>
          <table:table-cell office:value-type="string">
            <text:p>Little Auk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RA ARC</text:p>
          </table:table-cell>
          <table:table-cell office:value-type="string">
            <text:p>Fratercula arctica</text:p>
          </table:table-cell>
          <table:table-cell office:value-type="string">
            <text:p> </text:p>
          </table:table-cell>
          <table:table-cell office:value-type="string">
            <text:p>Lunni</text:p>
          </table:table-cell>
          <table:table-cell office:value-type="string">
            <text:p>Lunnefågel</text:p>
          </table:table-cell>
          <table:table-cell office:value-type="string">
            <text:p>Atlantic Puffin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YR PAR</text:p>
          </table:table-cell>
          <table:table-cell office:value-type="string">
            <text:p>Syrrhaptes paradoxus</text:p>
          </table:table-cell>
          <table:table-cell office:value-type="string">
            <text:p> </text:p>
          </table:table-cell>
          <table:table-cell office:value-type="string">
            <text:p>Arokyyhky</text:p>
          </table:table-cell>
          <table:table-cell office:value-type="string">
            <text:p>Stäppflyghöna</text:p>
          </table:table-cell>
          <table:table-cell office:value-type="string">
            <text:p>Pallas's Sandgrous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OL LIV</text:p>
          </table:table-cell>
          <table:table-cell office:value-type="string">
            <text:p>Columba livia</text:p>
          </table:table-cell>
          <table:table-cell office:value-type="string">
            <text:p>C</text:p>
          </table:table-cell>
          <table:table-cell office:value-type="string">
            <text:p>Kalliokyyhky</text:p>
          </table:table-cell>
          <table:table-cell office:value-type="string">
            <text:p>Klippduva</text:p>
          </table:table-cell>
          <table:table-cell office:value-type="string">
            <text:p>Rock Dov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OL OEN</text:p>
          </table:table-cell>
          <table:table-cell office:value-type="string">
            <text:p>Columba oenas</text:p>
          </table:table-cell>
          <table:table-cell office:value-type="string">
            <text:p> </text:p>
          </table:table-cell>
          <table:table-cell office:value-type="string">
            <text:p>Uuttukyyhky</text:p>
          </table:table-cell>
          <table:table-cell office:value-type="string">
            <text:p>Skogsduva</text:p>
          </table:table-cell>
          <table:table-cell office:value-type="string">
            <text:p>Stock Dov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COL PAL</text:p>
          </table:table-cell>
          <table:table-cell office:value-type="string">
            <text:p>Columba palumbus</text:p>
          </table:table-cell>
          <table:table-cell office:value-type="string">
            <text:p> </text:p>
          </table:table-cell>
          <table:table-cell office:value-type="string">
            <text:p>Sepelkyyhky</text:p>
          </table:table-cell>
          <table:table-cell office:value-type="string">
            <text:p>Ringduva</text:p>
          </table:table-cell>
          <table:table-cell office:value-type="string">
            <text:p>Common Woodpigeon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TR DEC</text:p>
          </table:table-cell>
          <table:table-cell office:value-type="string">
            <text:p>Streptopelia decaocto</text:p>
          </table:table-cell>
          <table:table-cell office:value-type="string">
            <text:p> </text:p>
          </table:table-cell>
          <table:table-cell office:value-type="string">
            <text:p>Turkinkyyhky</text:p>
          </table:table-cell>
          <table:table-cell office:value-type="string">
            <text:p>Turkduva</text:p>
          </table:table-cell>
          <table:table-cell office:value-type="string">
            <text:p>Eurasian Collared Dov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TR TUR</text:p>
          </table:table-cell>
          <table:table-cell office:value-type="string">
            <text:p>Streptopelia turtur</text:p>
          </table:table-cell>
          <table:table-cell office:value-type="string">
            <text:p> </text:p>
          </table:table-cell>
          <table:table-cell office:value-type="string">
            <text:p>Turturikyyhky</text:p>
          </table:table-cell>
          <table:table-cell office:value-type="string">
            <text:p>Turturduva</text:p>
          </table:table-cell>
          <table:table-cell office:value-type="string">
            <text:p>European Turtle Dov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TR ORI</text:p>
          </table:table-cell>
          <table:table-cell office:value-type="string">
            <text:p>Streptopelia orientalis</text:p>
          </table:table-cell>
          <table:table-cell office:value-type="string">
            <text:p> </text:p>
          </table:table-cell>
          <table:table-cell office:value-type="string">
            <text:p>Idänturturikyyhky</text:p>
          </table:table-cell>
          <table:table-cell office:value-type="string">
            <text:p>Större turturduva</text:p>
          </table:table-cell>
          <table:table-cell office:value-type="string">
            <text:p>Oriental Turtle Dov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CLA GLA</text:p>
          </table:table-cell>
          <table:table-cell office:value-type="string">
            <text:p>Clamator glandarius</text:p>
          </table:table-cell>
          <table:table-cell office:value-type="string">
            <text:p>B</text:p>
          </table:table-cell>
          <table:table-cell office:value-type="string">
            <text:p>Harakkakäki</text:p>
          </table:table-cell>
          <table:table-cell office:value-type="string">
            <text:p>Skatgök</text:p>
          </table:table-cell>
          <table:table-cell office:value-type="string">
            <text:p>Great Spotted Cucko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UC CAN</text:p>
          </table:table-cell>
          <table:table-cell office:value-type="string">
            <text:p>Cuculus canorus</text:p>
          </table:table-cell>
          <table:table-cell office:value-type="string">
            <text:p> </text:p>
          </table:table-cell>
          <table:table-cell office:value-type="string">
            <text:p>Käki</text:p>
          </table:table-cell>
          <table:table-cell office:value-type="string">
            <text:p>Gök</text:p>
          </table:table-cell>
          <table:table-cell office:value-type="string">
            <text:p>Common Cucko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TYT ALB</text:p>
          </table:table-cell>
          <table:table-cell office:value-type="string">
            <text:p>Tyto alba</text:p>
          </table:table-cell>
          <table:table-cell office:value-type="string">
            <text:p> </text:p>
          </table:table-cell>
          <table:table-cell office:value-type="string">
            <text:p>Tornipöllö</text:p>
          </table:table-cell>
          <table:table-cell office:value-type="string">
            <text:p>Tornuggla</text:p>
          </table:table-cell>
          <table:table-cell office:value-type="string">
            <text:p>Barn Owl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BUB BUB</text:p>
          </table:table-cell>
          <table:table-cell office:value-type="string">
            <text:p>Bubo bubo</text:p>
          </table:table-cell>
          <table:table-cell office:value-type="string">
            <text:p> </text:p>
          </table:table-cell>
          <table:table-cell office:value-type="string">
            <text:p>Huuhkaja</text:p>
          </table:table-cell>
          <table:table-cell office:value-type="string">
            <text:p>Berguv</text:p>
          </table:table-cell>
          <table:table-cell office:value-type="string">
            <text:p>Eurasian Eagle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BUB SCA</text:p>
          </table:table-cell>
          <table:table-cell office:value-type="string">
            <text:p>Bubo scandiacus</text:p>
          </table:table-cell>
          <table:table-cell office:value-type="string">
            <text:p> </text:p>
          </table:table-cell>
          <table:table-cell office:value-type="string">
            <text:p>Tunturipöllö</text:p>
          </table:table-cell>
          <table:table-cell office:value-type="string">
            <text:p>Fjälluggla</text:p>
          </table:table-cell>
          <table:table-cell office:value-type="string">
            <text:p>Snowy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UR ULU</text:p>
          </table:table-cell>
          <table:table-cell office:value-type="string">
            <text:p>Surnia ulula</text:p>
          </table:table-cell>
          <table:table-cell office:value-type="string">
            <text:p> </text:p>
          </table:table-cell>
          <table:table-cell office:value-type="string">
            <text:p>Hiiripöllö</text:p>
          </table:table-cell>
          <table:table-cell office:value-type="string">
            <text:p>Hökuggla</text:p>
          </table:table-cell>
          <table:table-cell office:value-type="string">
            <text:p>Northern Hawk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GLA PAS</text:p>
          </table:table-cell>
          <table:table-cell office:value-type="string">
            <text:p>Glaucidium passerinum</text:p>
          </table:table-cell>
          <table:table-cell office:value-type="string">
            <text:p> </text:p>
          </table:table-cell>
          <table:table-cell office:value-type="string">
            <text:p>Varpuspöllö</text:p>
          </table:table-cell>
          <table:table-cell office:value-type="string">
            <text:p>Sparvuggla</text:p>
          </table:table-cell>
          <table:table-cell office:value-type="string">
            <text:p>Eurasian Pygmy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ATH NOC</text:p>
          </table:table-cell>
          <table:table-cell office:value-type="string">
            <text:p>Athene noctua</text:p>
          </table:table-cell>
          <table:table-cell office:value-type="string">
            <text:p> </text:p>
          </table:table-cell>
          <table:table-cell office:value-type="string">
            <text:p>Minervanpöllö</text:p>
          </table:table-cell>
          <table:table-cell office:value-type="string">
            <text:p>Minervauggla</text:p>
          </table:table-cell>
          <table:table-cell office:value-type="string">
            <text:p>Little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TR ALU</text:p>
          </table:table-cell>
          <table:table-cell office:value-type="string">
            <text:p>Strix aluco</text:p>
          </table:table-cell>
          <table:table-cell office:value-type="string">
            <text:p> </text:p>
          </table:table-cell>
          <table:table-cell office:value-type="string">
            <text:p>Lehtopöllö</text:p>
          </table:table-cell>
          <table:table-cell office:value-type="string">
            <text:p>Kattuggla</text:p>
          </table:table-cell>
          <table:table-cell office:value-type="string">
            <text:p>Tawny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TR URA</text:p>
          </table:table-cell>
          <table:table-cell office:value-type="string">
            <text:p>Strix uralensis</text:p>
          </table:table-cell>
          <table:table-cell office:value-type="string">
            <text:p> </text:p>
          </table:table-cell>
          <table:table-cell office:value-type="string">
            <text:p>Viirupöllö</text:p>
          </table:table-cell>
          <table:table-cell office:value-type="string">
            <text:p>Slaguggla</text:p>
          </table:table-cell>
          <table:table-cell office:value-type="string">
            <text:p>Ural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TR NEB</text:p>
          </table:table-cell>
          <table:table-cell office:value-type="string">
            <text:p>Strix nebulosa</text:p>
          </table:table-cell>
          <table:table-cell office:value-type="string">
            <text:p> </text:p>
          </table:table-cell>
          <table:table-cell office:value-type="string">
            <text:p>Lapinpöllö</text:p>
          </table:table-cell>
          <table:table-cell office:value-type="string">
            <text:p>Lappuggla</text:p>
          </table:table-cell>
          <table:table-cell office:value-type="string">
            <text:p>Great Grey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ASI OTU</text:p>
          </table:table-cell>
          <table:table-cell office:value-type="string">
            <text:p>Asio otus</text:p>
          </table:table-cell>
          <table:table-cell office:value-type="string">
            <text:p> </text:p>
          </table:table-cell>
          <table:table-cell office:value-type="string">
            <text:p>Sarvipöllö</text:p>
          </table:table-cell>
          <table:table-cell office:value-type="string">
            <text:p>Hornuggla</text:p>
          </table:table-cell>
          <table:table-cell office:value-type="string">
            <text:p>Long-eared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ASI FLA</text:p>
          </table:table-cell>
          <table:table-cell office:value-type="string">
            <text:p>Asio flammeus</text:p>
          </table:table-cell>
          <table:table-cell office:value-type="string">
            <text:p> </text:p>
          </table:table-cell>
          <table:table-cell office:value-type="string">
            <text:p>Suopöllö</text:p>
          </table:table-cell>
          <table:table-cell office:value-type="string">
            <text:p>Jorduggla</text:p>
          </table:table-cell>
          <table:table-cell office:value-type="string">
            <text:p>Short-eared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AEG FUN</text:p>
          </table:table-cell>
          <table:table-cell office:value-type="string">
            <text:p>Aegolius funereus</text:p>
          </table:table-cell>
          <table:table-cell office:value-type="string">
            <text:p> </text:p>
          </table:table-cell>
          <table:table-cell office:value-type="string">
            <text:p>Helmipöllö</text:p>
          </table:table-cell>
          <table:table-cell office:value-type="string">
            <text:p>Pärluggla</text:p>
          </table:table-cell>
          <table:table-cell office:value-type="string">
            <text:p>Tengmalm's Owl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AP EUR</text:p>
          </table:table-cell>
          <table:table-cell office:value-type="string">
            <text:p>Caprimulgus europaeus</text:p>
          </table:table-cell>
          <table:table-cell office:value-type="string">
            <text:p> </text:p>
          </table:table-cell>
          <table:table-cell office:value-type="string">
            <text:p>Kehrääjä</text:p>
          </table:table-cell>
          <table:table-cell office:value-type="string">
            <text:p>Nattskärra</text:p>
          </table:table-cell>
          <table:table-cell office:value-type="string">
            <text:p>European Nightjar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HIR CAU</text:p>
          </table:table-cell>
          <table:table-cell office:value-type="string">
            <text:p>Hirundapus caudacutus</text:p>
          </table:table-cell>
          <table:table-cell office:value-type="string">
            <text:p> </text:p>
          </table:table-cell>
          <table:table-cell office:value-type="string">
            <text:p>Piikkipyrstökiitäjä</text:p>
          </table:table-cell>
          <table:table-cell office:value-type="string">
            <text:p>Taggstjärtseglare</text:p>
          </table:table-cell>
          <table:table-cell office:value-type="string">
            <text:p>White-throated Needletail Swift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APU APU</text:p>
          </table:table-cell>
          <table:table-cell office:value-type="string">
            <text:p>Apus apus</text:p>
          </table:table-cell>
          <table:table-cell/>
          <table:table-cell office:value-type="string">
            <text:p>Tervapääsky</text:p>
          </table:table-cell>
          <table:table-cell office:value-type="string">
            <text:p>Tornseglare</text:p>
          </table:table-cell>
          <table:table-cell office:value-type="string">
            <text:p>Common Swift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APU PAL</text:p>
          </table:table-cell>
          <table:table-cell office:value-type="string">
            <text:p>Apus pallidus</text:p>
          </table:table-cell>
          <table:table-cell/>
          <table:table-cell office:value-type="string">
            <text:p>Vaaleakiitäjä</text:p>
          </table:table-cell>
          <table:table-cell office:value-type="string">
            <text:p>Blek tornseglare</text:p>
          </table:table-cell>
          <table:table-cell office:value-type="string">
            <text:p>Pallid Swift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APU MEL</text:p>
          </table:table-cell>
          <table:table-cell office:value-type="string">
            <text:p>Apus melba</text:p>
          </table:table-cell>
          <table:table-cell/>
          <table:table-cell office:value-type="string">
            <text:p>Alppikiitäjä</text:p>
          </table:table-cell>
          <table:table-cell office:value-type="string">
            <text:p>Alpseglare</text:p>
          </table:table-cell>
          <table:table-cell office:value-type="string">
            <text:p>Alpine Swift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APU CAF</text:p>
          </table:table-cell>
          <table:table-cell office:value-type="string">
            <text:p>Apus caffer</text:p>
          </table:table-cell>
          <table:table-cell office:value-type="string">
            <text:p> </text:p>
          </table:table-cell>
          <table:table-cell office:value-type="string">
            <text:p>Kafferikiitäjä</text:p>
          </table:table-cell>
          <table:table-cell office:value-type="string">
            <text:p>Kafferseglare</text:p>
          </table:table-cell>
          <table:table-cell office:value-type="string">
            <text:p>White-rumped Swift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ALC ATT</text:p>
          </table:table-cell>
          <table:table-cell office:value-type="string">
            <text:p>Alcedo atthis</text:p>
          </table:table-cell>
          <table:table-cell office:value-type="string">
            <text:p> </text:p>
          </table:table-cell>
          <table:table-cell office:value-type="string">
            <text:p>Kuningaskalastaja</text:p>
          </table:table-cell>
          <table:table-cell office:value-type="string">
            <text:p>Kungsfiskare</text:p>
          </table:table-cell>
          <table:table-cell office:value-type="string">
            <text:p>Common Kingfisher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MER PER</text:p>
          </table:table-cell>
          <table:table-cell office:value-type="string">
            <text:p>Merops persicus</text:p>
          </table:table-cell>
          <table:table-cell office:value-type="string">
            <text:p> </text:p>
          </table:table-cell>
          <table:table-cell office:value-type="string">
            <text:p>Vihermehiläissyöjä</text:p>
          </table:table-cell>
          <table:table-cell office:value-type="string">
            <text:p>Grön biätare</text:p>
          </table:table-cell>
          <table:table-cell office:value-type="string">
            <text:p>Blue-cheeked Bee-eater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ER API</text:p>
          </table:table-cell>
          <table:table-cell office:value-type="string">
            <text:p>Merops apiaster</text:p>
          </table:table-cell>
          <table:table-cell office:value-type="string">
            <text:p> </text:p>
          </table:table-cell>
          <table:table-cell office:value-type="string">
            <text:p>Mehiläissyöjä</text:p>
          </table:table-cell>
          <table:table-cell office:value-type="string">
            <text:p>Biätare</text:p>
          </table:table-cell>
          <table:table-cell office:value-type="string">
            <text:p>European Bee-eater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OR GAR</text:p>
          </table:table-cell>
          <table:table-cell office:value-type="string">
            <text:p>Coracias garrulus</text:p>
          </table:table-cell>
          <table:table-cell office:value-type="string">
            <text:p> </text:p>
          </table:table-cell>
          <table:table-cell office:value-type="string">
            <text:p>Sininärhi</text:p>
          </table:table-cell>
          <table:table-cell office:value-type="string">
            <text:p>Blåkråka</text:p>
          </table:table-cell>
          <table:table-cell office:value-type="string">
            <text:p>European Roller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UPU EPO</text:p>
          </table:table-cell>
          <table:table-cell office:value-type="string">
            <text:p>Upupa epops</text:p>
          </table:table-cell>
          <table:table-cell office:value-type="string">
            <text:p> </text:p>
          </table:table-cell>
          <table:table-cell office:value-type="string">
            <text:p>Harjalintu</text:p>
          </table:table-cell>
          <table:table-cell office:value-type="string">
            <text:p>Härfågel</text:p>
          </table:table-cell>
          <table:table-cell office:value-type="string">
            <text:p>Eurasian Hoopo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JYN TOR</text:p>
          </table:table-cell>
          <table:table-cell office:value-type="string">
            <text:p>Jynx torquilla</text:p>
          </table:table-cell>
          <table:table-cell office:value-type="string">
            <text:p> </text:p>
          </table:table-cell>
          <table:table-cell office:value-type="string">
            <text:p>Käenpiika</text:p>
          </table:table-cell>
          <table:table-cell office:value-type="string">
            <text:p>Göktyta</text:p>
          </table:table-cell>
          <table:table-cell office:value-type="string">
            <text:p>Eurasian Wryneck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IC CAN</text:p>
          </table:table-cell>
          <table:table-cell office:value-type="string">
            <text:p>Picus canus</text:p>
          </table:table-cell>
          <table:table-cell office:value-type="string">
            <text:p> </text:p>
          </table:table-cell>
          <table:table-cell office:value-type="string">
            <text:p>Harmaapäätikka</text:p>
          </table:table-cell>
          <table:table-cell office:value-type="string">
            <text:p>Gråspett</text:p>
          </table:table-cell>
          <table:table-cell office:value-type="string">
            <text:p>Grey-headed Woodpeck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IC VIR</text:p>
          </table:table-cell>
          <table:table-cell office:value-type="string">
            <text:p>Picus viridis</text:p>
          </table:table-cell>
          <table:table-cell office:value-type="string">
            <text:p> </text:p>
          </table:table-cell>
          <table:table-cell office:value-type="string">
            <text:p>Vihertikka</text:p>
          </table:table-cell>
          <table:table-cell office:value-type="string">
            <text:p>Gröngöling</text:p>
          </table:table-cell>
          <table:table-cell office:value-type="string">
            <text:p>European Green Woodpeck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DRY MAR</text:p>
          </table:table-cell>
          <table:table-cell office:value-type="string">
            <text:p>Dryocopus martius</text:p>
          </table:table-cell>
          <table:table-cell office:value-type="string">
            <text:p> </text:p>
          </table:table-cell>
          <table:table-cell office:value-type="string">
            <text:p>Palokärki</text:p>
          </table:table-cell>
          <table:table-cell office:value-type="string">
            <text:p>Spillkråka</text:p>
          </table:table-cell>
          <table:table-cell office:value-type="string">
            <text:p>Black Woodpeck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DEN MAJ</text:p>
          </table:table-cell>
          <table:table-cell office:value-type="string">
            <text:p>Dendrocopos major</text:p>
          </table:table-cell>
          <table:table-cell office:value-type="string">
            <text:p> </text:p>
          </table:table-cell>
          <table:table-cell office:value-type="string">
            <text:p>Käpytikka</text:p>
          </table:table-cell>
          <table:table-cell office:value-type="string">
            <text:p>Större hackspett</text:p>
          </table:table-cell>
          <table:table-cell office:value-type="string">
            <text:p>Great Spotted Woodpeck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DEN LEU</text:p>
          </table:table-cell>
          <table:table-cell office:value-type="string">
            <text:p>Dendrocopos leucotos</text:p>
          </table:table-cell>
          <table:table-cell office:value-type="string">
            <text:p> </text:p>
          </table:table-cell>
          <table:table-cell office:value-type="string">
            <text:p>Valkoselkätikka</text:p>
          </table:table-cell>
          <table:table-cell office:value-type="string">
            <text:p>Vitryggig hackspett</text:p>
          </table:table-cell>
          <table:table-cell office:value-type="string">
            <text:p>White-backed Woodpeck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EN MIN</text:p>
          </table:table-cell>
          <table:table-cell office:value-type="string">
            <text:p>Dendrocopos minor</text:p>
          </table:table-cell>
          <table:table-cell office:value-type="string">
            <text:p> </text:p>
          </table:table-cell>
          <table:table-cell office:value-type="string">
            <text:p>Pikkutikka</text:p>
          </table:table-cell>
          <table:table-cell office:value-type="string">
            <text:p>Mindre hackspett</text:p>
          </table:table-cell>
          <table:table-cell office:value-type="string">
            <text:p>Lesser Spotted Woodpeck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IC TRI</text:p>
          </table:table-cell>
          <table:table-cell office:value-type="string">
            <text:p>Picoides tridactylus</text:p>
          </table:table-cell>
          <table:table-cell office:value-type="string">
            <text:p> </text:p>
          </table:table-cell>
          <table:table-cell office:value-type="string">
            <text:p>Pohjantikka</text:p>
          </table:table-cell>
          <table:table-cell office:value-type="string">
            <text:p>Tretåig hackspett</text:p>
          </table:table-cell>
          <table:table-cell office:value-type="string">
            <text:p>Three-toed Woodpecker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EL CAL</text:p>
          </table:table-cell>
          <table:table-cell office:value-type="string">
            <text:p>Melanocorypha calandra</text:p>
          </table:table-cell>
          <table:table-cell office:value-type="string">
            <text:p> </text:p>
          </table:table-cell>
          <table:table-cell office:value-type="string">
            <text:p>Arokiuru</text:p>
          </table:table-cell>
          <table:table-cell office:value-type="string">
            <text:p>Kalanderlärka</text:p>
          </table:table-cell>
          <table:table-cell office:value-type="string">
            <text:p>Calandra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EL BIM</text:p>
          </table:table-cell>
          <table:table-cell office:value-type="string">
            <text:p>Melanocorypha bimaculata</text:p>
          </table:table-cell>
          <table:table-cell office:value-type="string">
            <text:p> </text:p>
          </table:table-cell>
          <table:table-cell office:value-type="string">
            <text:p>Ylänkökiuru</text:p>
          </table:table-cell>
          <table:table-cell office:value-type="string">
            <text:p>Asiatisk kalanderlärka</text:p>
          </table:table-cell>
          <table:table-cell office:value-type="string">
            <text:p>Bimaculated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EL LEU</text:p>
          </table:table-cell>
          <table:table-cell office:value-type="string">
            <text:p>Melanocorypha leucoptera</text:p>
          </table:table-cell>
          <table:table-cell office:value-type="string">
            <text:p> </text:p>
          </table:table-cell>
          <table:table-cell office:value-type="string">
            <text:p>Valkosiipikiuru</text:p>
          </table:table-cell>
          <table:table-cell office:value-type="string">
            <text:p>Vitvingad lärka</text:p>
          </table:table-cell>
          <table:table-cell office:value-type="string">
            <text:p>White-winged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EL YEL</text:p>
          </table:table-cell>
          <table:table-cell office:value-type="string">
            <text:p>Melanocorypha yeltoniensis</text:p>
          </table:table-cell>
          <table:table-cell office:value-type="string">
            <text:p> </text:p>
          </table:table-cell>
          <table:table-cell office:value-type="string">
            <text:p>Mustakiuru</text:p>
          </table:table-cell>
          <table:table-cell office:value-type="string">
            <text:p>Svartlärka</text:p>
          </table:table-cell>
          <table:table-cell office:value-type="string">
            <text:p>Black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AL BRA</text:p>
          </table:table-cell>
          <table:table-cell office:value-type="string">
            <text:p>Calandrella brachydactyla</text:p>
          </table:table-cell>
          <table:table-cell office:value-type="string">
            <text:p> </text:p>
          </table:table-cell>
          <table:table-cell office:value-type="string">
            <text:p>Lyhytvarvaskiuru</text:p>
          </table:table-cell>
          <table:table-cell office:value-type="string">
            <text:p>Korttålärka</text:p>
          </table:table-cell>
          <table:table-cell office:value-type="string">
            <text:p>Greater Short-toed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CAL ENS</text:p>
          </table:table-cell>
          <table:table-cell office:value-type="string">
            <text:p>Calandrella rufescens</text:p>
          </table:table-cell>
          <table:table-cell office:value-type="string">
            <text:p> </text:p>
          </table:table-cell>
          <table:table-cell office:value-type="string">
            <text:p>Pikkukiuru</text:p>
          </table:table-cell>
          <table:table-cell office:value-type="string">
            <text:p>Dvärglärka</text:p>
          </table:table-cell>
          <table:table-cell office:value-type="string">
            <text:p>Lesser Short-toed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GAL CRI</text:p>
          </table:table-cell>
          <table:table-cell office:value-type="string">
            <text:p>Galerida cristata</text:p>
          </table:table-cell>
          <table:table-cell office:value-type="string">
            <text:p> </text:p>
          </table:table-cell>
          <table:table-cell office:value-type="string">
            <text:p>Töyhtökiuru</text:p>
          </table:table-cell>
          <table:table-cell office:value-type="string">
            <text:p>Tofslärka</text:p>
          </table:table-cell>
          <table:table-cell office:value-type="string">
            <text:p>Crested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LUL ARB</text:p>
          </table:table-cell>
          <table:table-cell office:value-type="string">
            <text:p>Lullula arborea</text:p>
          </table:table-cell>
          <table:table-cell office:value-type="string">
            <text:p> </text:p>
          </table:table-cell>
          <table:table-cell office:value-type="string">
            <text:p>Kangaskiuru</text:p>
          </table:table-cell>
          <table:table-cell office:value-type="string">
            <text:p>Trädlärka</text:p>
          </table:table-cell>
          <table:table-cell office:value-type="string">
            <text:p>Wood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ALA ARV</text:p>
          </table:table-cell>
          <table:table-cell office:value-type="string">
            <text:p>Alauda arvensis</text:p>
          </table:table-cell>
          <table:table-cell office:value-type="string">
            <text:p> </text:p>
          </table:table-cell>
          <table:table-cell office:value-type="string">
            <text:p>Kiuru</text:p>
          </table:table-cell>
          <table:table-cell office:value-type="string">
            <text:p>Sånglärka</text:p>
          </table:table-cell>
          <table:table-cell office:value-type="string">
            <text:p>Eurasian Sky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ERE ALP</text:p>
          </table:table-cell>
          <table:table-cell office:value-type="string">
            <text:p>Eremophila alpestris</text:p>
          </table:table-cell>
          <table:table-cell office:value-type="string">
            <text:p> </text:p>
          </table:table-cell>
          <table:table-cell office:value-type="string">
            <text:p>Tunturikiuru</text:p>
          </table:table-cell>
          <table:table-cell office:value-type="string">
            <text:p>Berglärka</text:p>
          </table:table-cell>
          <table:table-cell office:value-type="string">
            <text:p>Horned Lark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RIP RIP</text:p>
          </table:table-cell>
          <table:table-cell office:value-type="string">
            <text:p>Riparia riparia</text:p>
          </table:table-cell>
          <table:table-cell office:value-type="string">
            <text:p> </text:p>
          </table:table-cell>
          <table:table-cell office:value-type="string">
            <text:p>Törmäpääsky</text:p>
          </table:table-cell>
          <table:table-cell office:value-type="string">
            <text:p>Backsvala</text:p>
          </table:table-cell>
          <table:table-cell office:value-type="string">
            <text:p>Sand Martin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TY RUP</text:p>
          </table:table-cell>
          <table:table-cell office:value-type="string">
            <text:p>Ptyonoprogne rupestris</text:p>
          </table:table-cell>
          <table:table-cell office:value-type="string">
            <text:p> </text:p>
          </table:table-cell>
          <table:table-cell office:value-type="string">
            <text:p>Kalliopääsky</text:p>
          </table:table-cell>
          <table:table-cell office:value-type="string">
            <text:p>Klippsvala</text:p>
          </table:table-cell>
          <table:table-cell office:value-type="string">
            <text:p>Eurasian Crag Martin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HIR RUS</text:p>
          </table:table-cell>
          <table:table-cell office:value-type="string">
            <text:p>Hirundo rustica</text:p>
          </table:table-cell>
          <table:table-cell office:value-type="string">
            <text:p> </text:p>
          </table:table-cell>
          <table:table-cell office:value-type="string">
            <text:p>Haarapääsky</text:p>
          </table:table-cell>
          <table:table-cell office:value-type="string">
            <text:p>Ladusvala</text:p>
          </table:table-cell>
          <table:table-cell office:value-type="string">
            <text:p>Barn Swallow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HIR DAU</text:p>
          </table:table-cell>
          <table:table-cell office:value-type="string">
            <text:p>Hirundo daurica</text:p>
          </table:table-cell>
          <table:table-cell office:value-type="string">
            <text:p> </text:p>
          </table:table-cell>
          <table:table-cell office:value-type="string">
            <text:p>Ruostepääsky</text:p>
          </table:table-cell>
          <table:table-cell office:value-type="string">
            <text:p>Rostgumpsvala</text:p>
          </table:table-cell>
          <table:table-cell office:value-type="string">
            <text:p>Red-rumped Swallow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EL URB</text:p>
          </table:table-cell>
          <table:table-cell office:value-type="string">
            <text:p>Delichon urbicum</text:p>
          </table:table-cell>
          <table:table-cell office:value-type="string">
            <text:p> </text:p>
          </table:table-cell>
          <table:table-cell office:value-type="string">
            <text:p>Räystäspääsky</text:p>
          </table:table-cell>
          <table:table-cell office:value-type="string">
            <text:p>Hussvala</text:p>
          </table:table-cell>
          <table:table-cell office:value-type="string">
            <text:p>Common House Martin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ANT RIC</text:p>
          </table:table-cell>
          <table:table-cell office:value-type="string">
            <text:p>Anthus richardi</text:p>
          </table:table-cell>
          <table:table-cell office:value-type="string">
            <text:p> </text:p>
          </table:table-cell>
          <table:table-cell office:value-type="string">
            <text:p>Isokirvinen</text:p>
          </table:table-cell>
          <table:table-cell office:value-type="string">
            <text:p>Större piplärka</text:p>
          </table:table-cell>
          <table:table-cell office:value-type="string">
            <text:p>Richard's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ANT GOD</text:p>
          </table:table-cell>
          <table:table-cell office:value-type="string">
            <text:p>Anthus godlewskii</text:p>
          </table:table-cell>
          <table:table-cell office:value-type="string">
            <text:p> </text:p>
          </table:table-cell>
          <table:table-cell office:value-type="string">
            <text:p>Mongoliankirvinen</text:p>
          </table:table-cell>
          <table:table-cell office:value-type="string">
            <text:p>Mongolpiplärka</text:p>
          </table:table-cell>
          <table:table-cell office:value-type="string">
            <text:p>Blyth's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NT CAM</text:p>
          </table:table-cell>
          <table:table-cell office:value-type="string">
            <text:p>Anthus campestris</text:p>
          </table:table-cell>
          <table:table-cell office:value-type="string">
            <text:p> </text:p>
          </table:table-cell>
          <table:table-cell office:value-type="string">
            <text:p>Nummikirvinen</text:p>
          </table:table-cell>
          <table:table-cell office:value-type="string">
            <text:p>Fältpiplärka</text:p>
          </table:table-cell>
          <table:table-cell office:value-type="string">
            <text:p>Tawny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NT HOD</text:p>
          </table:table-cell>
          <table:table-cell office:value-type="string">
            <text:p>Anthus hodgsoni</text:p>
          </table:table-cell>
          <table:table-cell office:value-type="string">
            <text:p> </text:p>
          </table:table-cell>
          <table:table-cell office:value-type="string">
            <text:p>Taigakirvinen</text:p>
          </table:table-cell>
          <table:table-cell office:value-type="string">
            <text:p>Sibirisk piplärka</text:p>
          </table:table-cell>
          <table:table-cell office:value-type="string">
            <text:p>Olive-backed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NT TRI</text:p>
          </table:table-cell>
          <table:table-cell office:value-type="string">
            <text:p>Anthus trivialis</text:p>
          </table:table-cell>
          <table:table-cell office:value-type="string">
            <text:p> </text:p>
          </table:table-cell>
          <table:table-cell office:value-type="string">
            <text:p>Metsäkirvinen</text:p>
          </table:table-cell>
          <table:table-cell office:value-type="string">
            <text:p>Trädpiplärka</text:p>
          </table:table-cell>
          <table:table-cell office:value-type="string">
            <text:p>Tree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NT GUS</text:p>
          </table:table-cell>
          <table:table-cell office:value-type="string">
            <text:p>Anthus gustavi</text:p>
          </table:table-cell>
          <table:table-cell office:value-type="string">
            <text:p> </text:p>
          </table:table-cell>
          <table:table-cell office:value-type="string">
            <text:p>Tundrakirvinen</text:p>
          </table:table-cell>
          <table:table-cell office:value-type="string">
            <text:p>Tundrapiplärka</text:p>
          </table:table-cell>
          <table:table-cell office:value-type="string">
            <text:p>Pechora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ANT PRA</text:p>
          </table:table-cell>
          <table:table-cell office:value-type="string">
            <text:p>Anthus pratensis</text:p>
          </table:table-cell>
          <table:table-cell office:value-type="string">
            <text:p> </text:p>
          </table:table-cell>
          <table:table-cell office:value-type="string">
            <text:p>Niittykirvinen</text:p>
          </table:table-cell>
          <table:table-cell office:value-type="string">
            <text:p>Ängspiplärka</text:p>
          </table:table-cell>
          <table:table-cell office:value-type="string">
            <text:p>Meadow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ANT CER</text:p>
          </table:table-cell>
          <table:table-cell office:value-type="string">
            <text:p>Anthus cervinus</text:p>
          </table:table-cell>
          <table:table-cell office:value-type="string">
            <text:p> </text:p>
          </table:table-cell>
          <table:table-cell office:value-type="string">
            <text:p>Lapinkirvinen</text:p>
          </table:table-cell>
          <table:table-cell office:value-type="string">
            <text:p>Rödstrupig piplärka</text:p>
          </table:table-cell>
          <table:table-cell office:value-type="string">
            <text:p>Red-throated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ANT PET</text:p>
          </table:table-cell>
          <table:table-cell office:value-type="string">
            <text:p>Anthus petrosus</text:p>
          </table:table-cell>
          <table:table-cell office:value-type="string">
            <text:p> </text:p>
          </table:table-cell>
          <table:table-cell office:value-type="string">
            <text:p>Luotokirvinen</text:p>
          </table:table-cell>
          <table:table-cell office:value-type="string">
            <text:p>Skärpiplärka</text:p>
          </table:table-cell>
          <table:table-cell office:value-type="string">
            <text:p>Rock Pipit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MOT FLA</text:p>
          </table:table-cell>
          <table:table-cell office:value-type="string">
            <text:p>Motacilla flava</text:p>
          </table:table-cell>
          <table:table-cell office:value-type="string">
            <text:p> </text:p>
          </table:table-cell>
          <table:table-cell office:value-type="string">
            <text:p>Keltavästäräkki</text:p>
          </table:table-cell>
          <table:table-cell office:value-type="string">
            <text:p>Gulärla</text:p>
          </table:table-cell>
          <table:table-cell office:value-type="string">
            <text:p>Yellow Wagtail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MOT CIT</text:p>
          </table:table-cell>
          <table:table-cell office:value-type="string">
            <text:p>Motacilla citreola</text:p>
          </table:table-cell>
          <table:table-cell office:value-type="string">
            <text:p> </text:p>
          </table:table-cell>
          <table:table-cell office:value-type="string">
            <text:p>Sitruunavästäräkki</text:p>
          </table:table-cell>
          <table:table-cell office:value-type="string">
            <text:p>Citronärla</text:p>
          </table:table-cell>
          <table:table-cell office:value-type="string">
            <text:p>Citrine Wagtail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OT CIN</text:p>
          </table:table-cell>
          <table:table-cell office:value-type="string">
            <text:p>Motacilla cinerea</text:p>
          </table:table-cell>
          <table:table-cell office:value-type="string">
            <text:p> </text:p>
          </table:table-cell>
          <table:table-cell office:value-type="string">
            <text:p>Virtavästäräkki</text:p>
          </table:table-cell>
          <table:table-cell office:value-type="string">
            <text:p>Forsärla</text:p>
          </table:table-cell>
          <table:table-cell office:value-type="string">
            <text:p>Grey Wagtail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OT ALB</text:p>
          </table:table-cell>
          <table:table-cell office:value-type="string">
            <text:p>Motacilla alba</text:p>
          </table:table-cell>
          <table:table-cell office:value-type="string">
            <text:p> </text:p>
          </table:table-cell>
          <table:table-cell office:value-type="string">
            <text:p>Västäräkki</text:p>
          </table:table-cell>
          <table:table-cell office:value-type="string">
            <text:p>Sädesärla</text:p>
          </table:table-cell>
          <table:table-cell office:value-type="string">
            <text:p>White Wagtail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BOM GAR</text:p>
          </table:table-cell>
          <table:table-cell office:value-type="string">
            <text:p>Bombycilla garrulus</text:p>
          </table:table-cell>
          <table:table-cell office:value-type="string">
            <text:p> </text:p>
          </table:table-cell>
          <table:table-cell office:value-type="string">
            <text:p>Tilhi</text:p>
          </table:table-cell>
          <table:table-cell office:value-type="string">
            <text:p>Sidensvans</text:p>
          </table:table-cell>
          <table:table-cell office:value-type="string">
            <text:p>Bohemian Waxwing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CIN CIN</text:p>
          </table:table-cell>
          <table:table-cell office:value-type="string">
            <text:p>Cinclus cinclus</text:p>
          </table:table-cell>
          <table:table-cell office:value-type="string">
            <text:p> </text:p>
          </table:table-cell>
          <table:table-cell office:value-type="string">
            <text:p>Koskikara</text:p>
          </table:table-cell>
          <table:table-cell office:value-type="string">
            <text:p>Strömstare</text:p>
          </table:table-cell>
          <table:table-cell office:value-type="string">
            <text:p>White-throated Dipper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TRO TRO</text:p>
          </table:table-cell>
          <table:table-cell office:value-type="string">
            <text:p>Troglodytes troglodytes</text:p>
          </table:table-cell>
          <table:table-cell office:value-type="string">
            <text:p> </text:p>
          </table:table-cell>
          <table:table-cell office:value-type="string">
            <text:p>Peukaloinen</text:p>
          </table:table-cell>
          <table:table-cell office:value-type="string">
            <text:p>Gärdsmyg</text:p>
          </table:table-cell>
          <table:table-cell office:value-type="string">
            <text:p>Winter Wren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U MOD</text:p>
          </table:table-cell>
          <table:table-cell office:value-type="string">
            <text:p>Prunella modularis</text:p>
          </table:table-cell>
          <table:table-cell office:value-type="string">
            <text:p> </text:p>
          </table:table-cell>
          <table:table-cell office:value-type="string">
            <text:p>Rautiainen</text:p>
          </table:table-cell>
          <table:table-cell office:value-type="string">
            <text:p>Järnsparv</text:p>
          </table:table-cell>
          <table:table-cell office:value-type="string">
            <text:p>Dunnock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RU MON</text:p>
          </table:table-cell>
          <table:table-cell office:value-type="string">
            <text:p>Prunella montanella</text:p>
          </table:table-cell>
          <table:table-cell office:value-type="string">
            <text:p> </text:p>
          </table:table-cell>
          <table:table-cell office:value-type="string">
            <text:p>Taigarautiainen</text:p>
          </table:table-cell>
          <table:table-cell office:value-type="string">
            <text:p>Sibirisk järnsparv</text:p>
          </table:table-cell>
          <table:table-cell office:value-type="string">
            <text:p>Siberian Accento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RU ATR</text:p>
          </table:table-cell>
          <table:table-cell office:value-type="string">
            <text:p>Prunella atrogularis</text:p>
          </table:table-cell>
          <table:table-cell office:value-type="string">
            <text:p> </text:p>
          </table:table-cell>
          <table:table-cell office:value-type="string">
            <text:p>Mustakurkkurautiainen</text:p>
          </table:table-cell>
          <table:table-cell office:value-type="string">
            <text:p>Svartstrupig järnsparv</text:p>
          </table:table-cell>
          <table:table-cell office:value-type="string">
            <text:p>Black-throated Accento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RU COL</text:p>
          </table:table-cell>
          <table:table-cell office:value-type="string">
            <text:p>Prunella collaris</text:p>
          </table:table-cell>
          <table:table-cell office:value-type="string">
            <text:p> </text:p>
          </table:table-cell>
          <table:table-cell office:value-type="string">
            <text:p>Alppirautiainen</text:p>
          </table:table-cell>
          <table:table-cell office:value-type="string">
            <text:p>Alpjärnsparv</text:p>
          </table:table-cell>
          <table:table-cell office:value-type="string">
            <text:p>Alpine Accento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ER GAL</text:p>
          </table:table-cell>
          <table:table-cell office:value-type="string">
            <text:p>Cercotrichas galactotes</text:p>
          </table:table-cell>
          <table:table-cell office:value-type="string">
            <text:p> </text:p>
          </table:table-cell>
          <table:table-cell office:value-type="string">
            <text:p>Ruostepyrstö</text:p>
          </table:table-cell>
          <table:table-cell office:value-type="string">
            <text:p>Trädnäktergal</text:p>
          </table:table-cell>
          <table:table-cell office:value-type="string">
            <text:p>Rufous-tailed Scrub Robin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ERI RUB</text:p>
          </table:table-cell>
          <table:table-cell office:value-type="string">
            <text:p>Erithacus rubecula</text:p>
          </table:table-cell>
          <table:table-cell office:value-type="string">
            <text:p> </text:p>
          </table:table-cell>
          <table:table-cell office:value-type="string">
            <text:p>Punarinta</text:p>
          </table:table-cell>
          <table:table-cell office:value-type="string">
            <text:p>Rödhake</text:p>
          </table:table-cell>
          <table:table-cell office:value-type="string">
            <text:p>European Robin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LUS LUS</text:p>
          </table:table-cell>
          <table:table-cell office:value-type="string">
            <text:p>Luscinia luscinia</text:p>
          </table:table-cell>
          <table:table-cell office:value-type="string">
            <text:p> </text:p>
          </table:table-cell>
          <table:table-cell office:value-type="string">
            <text:p>Satakieli</text:p>
          </table:table-cell>
          <table:table-cell office:value-type="string">
            <text:p>Näktergal</text:p>
          </table:table-cell>
          <table:table-cell office:value-type="string">
            <text:p>Thrush Nightingale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LUS MEG</text:p>
          </table:table-cell>
          <table:table-cell office:value-type="string">
            <text:p>Luscinia megarhynchos</text:p>
          </table:table-cell>
          <table:table-cell office:value-type="string">
            <text:p> </text:p>
          </table:table-cell>
          <table:table-cell office:value-type="string">
            <text:p>Etelänsatakieli</text:p>
          </table:table-cell>
          <table:table-cell office:value-type="string">
            <text:p>Sydnäktergal</text:p>
          </table:table-cell>
          <table:table-cell office:value-type="string">
            <text:p>Common Nightingale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LUS CAL</text:p>
          </table:table-cell>
          <table:table-cell office:value-type="string">
            <text:p>Luscinia calliope</text:p>
          </table:table-cell>
          <table:table-cell office:value-type="string">
            <text:p> </text:p>
          </table:table-cell>
          <table:table-cell office:value-type="string">
            <text:p>Rubiinisatakieli</text:p>
          </table:table-cell>
          <table:table-cell office:value-type="string">
            <text:p>Rubinnäktergal</text:p>
          </table:table-cell>
          <table:table-cell office:value-type="string">
            <text:p>Siberian Rubythroat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LUS SVE</text:p>
          </table:table-cell>
          <table:table-cell office:value-type="string">
            <text:p>Luscinia svecica</text:p>
          </table:table-cell>
          <table:table-cell office:value-type="string">
            <text:p> </text:p>
          </table:table-cell>
          <table:table-cell office:value-type="string">
            <text:p>Sinirinta</text:p>
          </table:table-cell>
          <table:table-cell office:value-type="string">
            <text:p>Blåhake</text:p>
          </table:table-cell>
          <table:table-cell office:value-type="string">
            <text:p>Bluethroat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AR CYA</text:p>
          </table:table-cell>
          <table:table-cell office:value-type="string">
            <text:p>Tarsiger cyanurus</text:p>
          </table:table-cell>
          <table:table-cell office:value-type="string">
            <text:p> </text:p>
          </table:table-cell>
          <table:table-cell office:value-type="string">
            <text:p>Sinipyrstö</text:p>
          </table:table-cell>
          <table:table-cell office:value-type="string">
            <text:p>Blåstjärt</text:p>
          </table:table-cell>
          <table:table-cell office:value-type="string">
            <text:p>Red-flanked Bluetail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PHO OCH</text:p>
          </table:table-cell>
          <table:table-cell office:value-type="string">
            <text:p>Phoenicurus ochruros</text:p>
          </table:table-cell>
          <table:table-cell office:value-type="string">
            <text:p> </text:p>
          </table:table-cell>
          <table:table-cell office:value-type="string">
            <text:p>Mustaleppälintu</text:p>
          </table:table-cell>
          <table:table-cell office:value-type="string">
            <text:p>Svart rödstjärt</text:p>
          </table:table-cell>
          <table:table-cell office:value-type="string">
            <text:p>Black Redstart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HO PHO</text:p>
          </table:table-cell>
          <table:table-cell office:value-type="string">
            <text:p>Phoenicurus phoenicurus</text:p>
          </table:table-cell>
          <table:table-cell office:value-type="string">
            <text:p> </text:p>
          </table:table-cell>
          <table:table-cell office:value-type="string">
            <text:p>Leppälintu</text:p>
          </table:table-cell>
          <table:table-cell office:value-type="string">
            <text:p>Rödstjärt</text:p>
          </table:table-cell>
          <table:table-cell office:value-type="string">
            <text:p>Common Redstart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AX RUB</text:p>
          </table:table-cell>
          <table:table-cell office:value-type="string">
            <text:p>Saxicola rubetra</text:p>
          </table:table-cell>
          <table:table-cell office:value-type="string">
            <text:p> </text:p>
          </table:table-cell>
          <table:table-cell office:value-type="string">
            <text:p>Pensastasku</text:p>
          </table:table-cell>
          <table:table-cell office:value-type="string">
            <text:p>Buskskvätta</text:p>
          </table:table-cell>
          <table:table-cell office:value-type="string">
            <text:p>Whinchat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AX TOR</text:p>
          </table:table-cell>
          <table:table-cell office:value-type="string">
            <text:p>Saxicola torquatus</text:p>
          </table:table-cell>
          <table:table-cell office:value-type="string">
            <text:p> </text:p>
          </table:table-cell>
          <table:table-cell office:value-type="string">
            <text:p>Mustapäätasku</text:p>
          </table:table-cell>
          <table:table-cell office:value-type="string">
            <text:p>Svarthakad buskskvätta</text:p>
          </table:table-cell>
          <table:table-cell office:value-type="string">
            <text:p>Common Stonechat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OEN ISA</text:p>
          </table:table-cell>
          <table:table-cell office:value-type="string">
            <text:p>Oenanthe isabellina</text:p>
          </table:table-cell>
          <table:table-cell office:value-type="string">
            <text:p> </text:p>
          </table:table-cell>
          <table:table-cell office:value-type="string">
            <text:p>Arotasku</text:p>
          </table:table-cell>
          <table:table-cell office:value-type="string">
            <text:p>Isabellastenskvätta</text:p>
          </table:table-cell>
          <table:table-cell office:value-type="string">
            <text:p>Isabelline Wheatear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OEN OEN</text:p>
          </table:table-cell>
          <table:table-cell office:value-type="string">
            <text:p>Oenanthe oenanthe</text:p>
          </table:table-cell>
          <table:table-cell office:value-type="string">
            <text:p> </text:p>
          </table:table-cell>
          <table:table-cell office:value-type="string">
            <text:p>Kivitasku</text:p>
          </table:table-cell>
          <table:table-cell office:value-type="string">
            <text:p>Stenskvätta</text:p>
          </table:table-cell>
          <table:table-cell office:value-type="string">
            <text:p>Northern Wheatear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OEN PLE</text:p>
          </table:table-cell>
          <table:table-cell office:value-type="string">
            <text:p>Oenanthe pleschanka</text:p>
          </table:table-cell>
          <table:table-cell office:value-type="string">
            <text:p> </text:p>
          </table:table-cell>
          <table:table-cell office:value-type="string">
            <text:p>Nunnatasku</text:p>
          </table:table-cell>
          <table:table-cell office:value-type="string">
            <text:p>Nunnestenskvätta</text:p>
          </table:table-cell>
          <table:table-cell office:value-type="string">
            <text:p>Pied Wheatear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OEN HIS</text:p>
          </table:table-cell>
          <table:table-cell office:value-type="string">
            <text:p>Oenanthe hispanica</text:p>
          </table:table-cell>
          <table:table-cell office:value-type="string">
            <text:p> </text:p>
          </table:table-cell>
          <table:table-cell office:value-type="string">
            <text:p>Rusotasku</text:p>
          </table:table-cell>
          <table:table-cell office:value-type="string">
            <text:p>Medelhavsstenskvätta</text:p>
          </table:table-cell>
          <table:table-cell office:value-type="string">
            <text:p>Black-eared Wheatear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OEN DES</text:p>
          </table:table-cell>
          <table:table-cell office:value-type="string">
            <text:p>Oenanthe deserti</text:p>
          </table:table-cell>
          <table:table-cell office:value-type="string">
            <text:p> </text:p>
          </table:table-cell>
          <table:table-cell office:value-type="string">
            <text:p>Aavikkotasku</text:p>
          </table:table-cell>
          <table:table-cell office:value-type="string">
            <text:p>Ökenstenskvätta</text:p>
          </table:table-cell>
          <table:table-cell office:value-type="string">
            <text:p>Desert Wheatear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ON SAX</text:p>
          </table:table-cell>
          <table:table-cell office:value-type="string">
            <text:p>Monticola saxatilis</text:p>
          </table:table-cell>
          <table:table-cell office:value-type="string">
            <text:p> </text:p>
          </table:table-cell>
          <table:table-cell office:value-type="string">
            <text:p>Kivikkorastas</text:p>
          </table:table-cell>
          <table:table-cell office:value-type="string">
            <text:p>Stentrast</text:p>
          </table:table-cell>
          <table:table-cell office:value-type="string">
            <text:p>Rufous-tailed Rock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ON SOL</text:p>
          </table:table-cell>
          <table:table-cell office:value-type="string">
            <text:p>Monticola solitarius</text:p>
          </table:table-cell>
          <table:table-cell office:value-type="string">
            <text:p> </text:p>
          </table:table-cell>
          <table:table-cell office:value-type="string">
            <text:p>Sinirastas</text:p>
          </table:table-cell>
          <table:table-cell office:value-type="string">
            <text:p>Blåtrast</text:p>
          </table:table-cell>
          <table:table-cell office:value-type="string">
            <text:p>Blue Rock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ZOO DAU</text:p>
          </table:table-cell>
          <table:table-cell office:value-type="string">
            <text:p>Zoothera dauma</text:p>
          </table:table-cell>
          <table:table-cell office:value-type="string">
            <text:p> </text:p>
          </table:table-cell>
          <table:table-cell office:value-type="string">
            <text:p>Kirjorastas</text:p>
          </table:table-cell>
          <table:table-cell office:value-type="string">
            <text:p>Guldtrast</text:p>
          </table:table-cell>
          <table:table-cell office:value-type="string">
            <text:p>White's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AT UST</text:p>
          </table:table-cell>
          <table:table-cell office:value-type="string">
            <text:p>Catharus ustulatus</text:p>
          </table:table-cell>
          <table:table-cell office:value-type="string">
            <text:p> </text:p>
          </table:table-cell>
          <table:table-cell office:value-type="string">
            <text:p>Korpirastas</text:p>
          </table:table-cell>
          <table:table-cell office:value-type="string">
            <text:p>Beigekindad skogstrast</text:p>
          </table:table-cell>
          <table:table-cell office:value-type="string">
            <text:p>Swainson's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UR TOR</text:p>
          </table:table-cell>
          <table:table-cell office:value-type="string">
            <text:p>Turdus torquatus</text:p>
          </table:table-cell>
          <table:table-cell office:value-type="string">
            <text:p> </text:p>
          </table:table-cell>
          <table:table-cell office:value-type="string">
            <text:p>Sepelrastas</text:p>
          </table:table-cell>
          <table:table-cell office:value-type="string">
            <text:p>Ringtrast</text:p>
          </table:table-cell>
          <table:table-cell office:value-type="string">
            <text:p>Ring Ouzel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UR MER</text:p>
          </table:table-cell>
          <table:table-cell office:value-type="string">
            <text:p>Turdus merula</text:p>
          </table:table-cell>
          <table:table-cell office:value-type="string">
            <text:p> </text:p>
          </table:table-cell>
          <table:table-cell office:value-type="string">
            <text:p>Mustarastas</text:p>
          </table:table-cell>
          <table:table-cell office:value-type="string">
            <text:p>Koltrast</text:p>
          </table:table-cell>
          <table:table-cell office:value-type="string">
            <text:p>Common Blackbird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TUR OBS</text:p>
          </table:table-cell>
          <table:table-cell office:value-type="string">
            <text:p>Turdus obscurus</text:p>
          </table:table-cell>
          <table:table-cell office:value-type="string">
            <text:p> </text:p>
          </table:table-cell>
          <table:table-cell office:value-type="string">
            <text:p>Harmaakurkkurastas</text:p>
          </table:table-cell>
          <table:table-cell office:value-type="string">
            <text:p>Gråhalsad trast</text:p>
          </table:table-cell>
          <table:table-cell office:value-type="string">
            <text:p>Eyebrowed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TUR NAU</text:p>
          </table:table-cell>
          <table:table-cell office:value-type="string">
            <text:p>Turdus naumanni</text:p>
          </table:table-cell>
          <table:table-cell office:value-type="string">
            <text:p> </text:p>
          </table:table-cell>
          <table:table-cell office:value-type="string">
            <text:p>Ruosterastas</text:p>
          </table:table-cell>
          <table:table-cell office:value-type="string">
            <text:p>Bruntrast</text:p>
          </table:table-cell>
          <table:table-cell office:value-type="string">
            <text:p>Dusky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TUR RUF</text:p>
          </table:table-cell>
          <table:table-cell office:value-type="string">
            <text:p>Turdus ruficollis</text:p>
          </table:table-cell>
          <table:table-cell office:value-type="string">
            <text:p> </text:p>
          </table:table-cell>
          <table:table-cell office:value-type="string">
            <text:p>Mustakaularastas</text:p>
          </table:table-cell>
          <table:table-cell office:value-type="string">
            <text:p>Taigatrast</text:p>
          </table:table-cell>
          <table:table-cell office:value-type="string">
            <text:p>Dark-throated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TUR PIL</text:p>
          </table:table-cell>
          <table:table-cell office:value-type="string">
            <text:p>Turdus pilaris</text:p>
          </table:table-cell>
          <table:table-cell office:value-type="string">
            <text:p> </text:p>
          </table:table-cell>
          <table:table-cell office:value-type="string">
            <text:p>Räkättirastas</text:p>
          </table:table-cell>
          <table:table-cell office:value-type="string">
            <text:p>Björktrast</text:p>
          </table:table-cell>
          <table:table-cell office:value-type="string">
            <text:p>Fieldfare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UR PHI</text:p>
          </table:table-cell>
          <table:table-cell office:value-type="string">
            <text:p>Turdus philomelos</text:p>
          </table:table-cell>
          <table:table-cell office:value-type="string">
            <text:p> </text:p>
          </table:table-cell>
          <table:table-cell office:value-type="string">
            <text:p>Laulurastas</text:p>
          </table:table-cell>
          <table:table-cell office:value-type="string">
            <text:p>Taltrast</text:p>
          </table:table-cell>
          <table:table-cell office:value-type="string">
            <text:p>Song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UR ILI</text:p>
          </table:table-cell>
          <table:table-cell office:value-type="string">
            <text:p>Turdus iliacus</text:p>
          </table:table-cell>
          <table:table-cell office:value-type="string">
            <text:p> </text:p>
          </table:table-cell>
          <table:table-cell office:value-type="string">
            <text:p>Punakylkirastas</text:p>
          </table:table-cell>
          <table:table-cell office:value-type="string">
            <text:p>Rödvingetrast</text:p>
          </table:table-cell>
          <table:table-cell office:value-type="string">
            <text:p>Redwing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TUR VIS</text:p>
          </table:table-cell>
          <table:table-cell office:value-type="string">
            <text:p>Turdus viscivorus</text:p>
          </table:table-cell>
          <table:table-cell office:value-type="string">
            <text:p> </text:p>
          </table:table-cell>
          <table:table-cell office:value-type="string">
            <text:p>Kulorastas</text:p>
          </table:table-cell>
          <table:table-cell office:value-type="string">
            <text:p>Dubbeltrast</text:p>
          </table:table-cell>
          <table:table-cell office:value-type="string">
            <text:p>Mistle Thrush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LOC LAN</text:p>
          </table:table-cell>
          <table:table-cell office:value-type="string">
            <text:p>Locustella lanceolata</text:p>
          </table:table-cell>
          <table:table-cell office:value-type="string">
            <text:p> </text:p>
          </table:table-cell>
          <table:table-cell office:value-type="string">
            <text:p>Viirusirkkalintu</text:p>
          </table:table-cell>
          <table:table-cell office:value-type="string">
            <text:p>Träsksångare</text:p>
          </table:table-cell>
          <table:table-cell office:value-type="string">
            <text:p>Lanceolat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LOC NAE</text:p>
          </table:table-cell>
          <table:table-cell office:value-type="string">
            <text:p>Locustella naevia</text:p>
          </table:table-cell>
          <table:table-cell office:value-type="string">
            <text:p> </text:p>
          </table:table-cell>
          <table:table-cell office:value-type="string">
            <text:p>Pensassirkkalintu</text:p>
          </table:table-cell>
          <table:table-cell office:value-type="string">
            <text:p>Gräshoppsångare</text:p>
          </table:table-cell>
          <table:table-cell office:value-type="string">
            <text:p>Common Grasshopper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LOC FLU</text:p>
          </table:table-cell>
          <table:table-cell office:value-type="string">
            <text:p>Locustella fluviatilis</text:p>
          </table:table-cell>
          <table:table-cell office:value-type="string">
            <text:p> </text:p>
          </table:table-cell>
          <table:table-cell office:value-type="string">
            <text:p>Viitasirkkalintu</text:p>
          </table:table-cell>
          <table:table-cell office:value-type="string">
            <text:p>Flodsångare</text:p>
          </table:table-cell>
          <table:table-cell office:value-type="string">
            <text:p>River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LOC LUS</text:p>
          </table:table-cell>
          <table:table-cell office:value-type="string">
            <text:p>Locustella luscinioides</text:p>
          </table:table-cell>
          <table:table-cell office:value-type="string">
            <text:p> </text:p>
          </table:table-cell>
          <table:table-cell office:value-type="string">
            <text:p>Ruokosirkkalintu</text:p>
          </table:table-cell>
          <table:table-cell office:value-type="string">
            <text:p>Vassångare</text:p>
          </table:table-cell>
          <table:table-cell office:value-type="string">
            <text:p>Savi's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ACR AED</text:p>
          </table:table-cell>
          <table:table-cell office:value-type="string">
            <text:p>Acrocephalus aedon</text:p>
          </table:table-cell>
          <table:table-cell office:value-type="string">
            <text:p> </text:p>
          </table:table-cell>
          <table:table-cell office:value-type="string">
            <text:p>Paksunokkakerttunen</text:p>
          </table:table-cell>
          <table:table-cell office:value-type="string">
            <text:p>Tjocknäbbad sångare</text:p>
          </table:table-cell>
          <table:table-cell office:value-type="string">
            <text:p>Thick-bill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ACR OLA</text:p>
          </table:table-cell>
          <table:table-cell office:value-type="string">
            <text:p>Acrocephalus paludicola</text:p>
          </table:table-cell>
          <table:table-cell office:value-type="string">
            <text:p> </text:p>
          </table:table-cell>
          <table:table-cell office:value-type="string">
            <text:p>Sarakerttunen</text:p>
          </table:table-cell>
          <table:table-cell office:value-type="string">
            <text:p>Vattensångare</text:p>
          </table:table-cell>
          <table:table-cell office:value-type="string">
            <text:p>Aquatic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ACR SCH</text:p>
          </table:table-cell>
          <table:table-cell office:value-type="string">
            <text:p>Acrocephalus schoenobaenus</text:p>
          </table:table-cell>
          <table:table-cell office:value-type="string">
            <text:p> </text:p>
          </table:table-cell>
          <table:table-cell office:value-type="string">
            <text:p>Ruokokerttunen</text:p>
          </table:table-cell>
          <table:table-cell office:value-type="string">
            <text:p>Sävsångare</text:p>
          </table:table-cell>
          <table:table-cell office:value-type="string">
            <text:p>Sedge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ACR SCI</text:p>
          </table:table-cell>
          <table:table-cell office:value-type="string">
            <text:p>Acrocephalus scirpaceus</text:p>
          </table:table-cell>
          <table:table-cell office:value-type="string">
            <text:p> </text:p>
          </table:table-cell>
          <table:table-cell office:value-type="string">
            <text:p>Rytikerttunen</text:p>
          </table:table-cell>
          <table:table-cell office:value-type="string">
            <text:p>Rörsångare</text:p>
          </table:table-cell>
          <table:table-cell office:value-type="string">
            <text:p>European Re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ACR RIS</text:p>
          </table:table-cell>
          <table:table-cell office:value-type="string">
            <text:p>Acrocephalus palustris</text:p>
          </table:table-cell>
          <table:table-cell office:value-type="string">
            <text:p> </text:p>
          </table:table-cell>
          <table:table-cell office:value-type="string">
            <text:p>Luhtakerttunen</text:p>
          </table:table-cell>
          <table:table-cell office:value-type="string">
            <text:p>Kärrsångare</text:p>
          </table:table-cell>
          <table:table-cell office:value-type="string">
            <text:p>Marsh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ACR DUM</text:p>
          </table:table-cell>
          <table:table-cell office:value-type="string">
            <text:p>Acrocephalus dumetorum</text:p>
          </table:table-cell>
          <table:table-cell office:value-type="string">
            <text:p> </text:p>
          </table:table-cell>
          <table:table-cell office:value-type="string">
            <text:p>Viitakerttunen</text:p>
          </table:table-cell>
          <table:table-cell office:value-type="string">
            <text:p>Busksångare</text:p>
          </table:table-cell>
          <table:table-cell office:value-type="string">
            <text:p>Blyth's Re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ACR AGR</text:p>
          </table:table-cell>
          <table:table-cell office:value-type="string">
            <text:p>Acrocephalus agricola</text:p>
          </table:table-cell>
          <table:table-cell office:value-type="string">
            <text:p> </text:p>
          </table:table-cell>
          <table:table-cell office:value-type="string">
            <text:p>Kenttäkerttunen</text:p>
          </table:table-cell>
          <table:table-cell office:value-type="string">
            <text:p>Fältsångare</text:p>
          </table:table-cell>
          <table:table-cell office:value-type="string">
            <text:p>Paddyfiel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ACR ARU</text:p>
          </table:table-cell>
          <table:table-cell office:value-type="string">
            <text:p>Acrocephalus arundinaceus</text:p>
          </table:table-cell>
          <table:table-cell office:value-type="string">
            <text:p> </text:p>
          </table:table-cell>
          <table:table-cell office:value-type="string">
            <text:p>Rastaskerttunen</text:p>
          </table:table-cell>
          <table:table-cell office:value-type="string">
            <text:p>Trastsångare</text:p>
          </table:table-cell>
          <table:table-cell office:value-type="string">
            <text:p>Great Re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HIP PAL</text:p>
          </table:table-cell>
          <table:table-cell office:value-type="string">
            <text:p>Hippolais pallida</text:p>
          </table:table-cell>
          <table:table-cell office:value-type="string">
            <text:p> </text:p>
          </table:table-cell>
          <table:table-cell office:value-type="string">
            <text:p>Vaaleakultarinta</text:p>
          </table:table-cell>
          <table:table-cell office:value-type="string">
            <text:p>Eksångare</text:p>
          </table:table-cell>
          <table:table-cell office:value-type="string">
            <text:p>Eastern Olivaceous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HIP CAL</text:p>
          </table:table-cell>
          <table:table-cell office:value-type="string">
            <text:p>Hippolais caligata</text:p>
          </table:table-cell>
          <table:table-cell office:value-type="string">
            <text:p> </text:p>
          </table:table-cell>
          <table:table-cell office:value-type="string">
            <text:p>Pikkukultarinta</text:p>
          </table:table-cell>
          <table:table-cell office:value-type="string">
            <text:p>Stäppsångare</text:p>
          </table:table-cell>
          <table:table-cell office:value-type="string">
            <text:p>Boot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HIP RAM</text:p>
          </table:table-cell>
          <table:table-cell office:value-type="string">
            <text:p>Hippolais rama</text:p>
          </table:table-cell>
          <table:table-cell office:value-type="string">
            <text:p>#</text:p>
          </table:table-cell>
          <table:table-cell office:value-type="string">
            <text:p>Aavikkokultarinta</text:p>
          </table:table-cell>
          <table:table-cell office:value-type="string">
            <text:p>Saxaulsångare?</text:p>
          </table:table-cell>
          <table:table-cell office:value-type="string">
            <text:p>Sykes's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IP ICT</text:p>
          </table:table-cell>
          <table:table-cell office:value-type="string">
            <text:p>Hippolais icterina</text:p>
          </table:table-cell>
          <table:table-cell office:value-type="string">
            <text:p> </text:p>
          </table:table-cell>
          <table:table-cell office:value-type="string">
            <text:p>Kultarinta</text:p>
          </table:table-cell>
          <table:table-cell office:value-type="string">
            <text:p>Härmsångare</text:p>
          </table:table-cell>
          <table:table-cell office:value-type="string">
            <text:p>Icterine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YL ATR</text:p>
          </table:table-cell>
          <table:table-cell office:value-type="string">
            <text:p>Sylvia atricapilla</text:p>
          </table:table-cell>
          <table:table-cell office:value-type="string">
            <text:p> </text:p>
          </table:table-cell>
          <table:table-cell office:value-type="string">
            <text:p>Mustapääkerttu</text:p>
          </table:table-cell>
          <table:table-cell office:value-type="string">
            <text:p>Svarthätta</text:p>
          </table:table-cell>
          <table:table-cell office:value-type="string">
            <text:p>Blackcap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YL BOR</text:p>
          </table:table-cell>
          <table:table-cell office:value-type="string">
            <text:p>Sylvia borin</text:p>
          </table:table-cell>
          <table:table-cell office:value-type="string">
            <text:p> </text:p>
          </table:table-cell>
          <table:table-cell office:value-type="string">
            <text:p>Lehtokerttu</text:p>
          </table:table-cell>
          <table:table-cell office:value-type="string">
            <text:p>Trädgårdssångare</text:p>
          </table:table-cell>
          <table:table-cell office:value-type="string">
            <text:p>Garden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YL NIS</text:p>
          </table:table-cell>
          <table:table-cell office:value-type="string">
            <text:p>Sylvia nisoria</text:p>
          </table:table-cell>
          <table:table-cell office:value-type="string">
            <text:p> </text:p>
          </table:table-cell>
          <table:table-cell office:value-type="string">
            <text:p>Kirjokerttu</text:p>
          </table:table-cell>
          <table:table-cell office:value-type="string">
            <text:p>Höksångare</text:p>
          </table:table-cell>
          <table:table-cell office:value-type="string">
            <text:p>Barr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YL CUR</text:p>
          </table:table-cell>
          <table:table-cell office:value-type="string">
            <text:p>Sylvia curruca</text:p>
          </table:table-cell>
          <table:table-cell office:value-type="string">
            <text:p> </text:p>
          </table:table-cell>
          <table:table-cell office:value-type="string">
            <text:p>Hernekerttu</text:p>
          </table:table-cell>
          <table:table-cell office:value-type="string">
            <text:p>Ärtsångare</text:p>
          </table:table-cell>
          <table:table-cell office:value-type="string">
            <text:p>Lesser Whitethroat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YL COM</text:p>
          </table:table-cell>
          <table:table-cell office:value-type="string">
            <text:p>Sylvia communis</text:p>
          </table:table-cell>
          <table:table-cell office:value-type="string">
            <text:p> </text:p>
          </table:table-cell>
          <table:table-cell office:value-type="string">
            <text:p>Pensaskerttu</text:p>
          </table:table-cell>
          <table:table-cell office:value-type="string">
            <text:p>Törnsångare</text:p>
          </table:table-cell>
          <table:table-cell office:value-type="string">
            <text:p>Common Whitethroat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YL NAN</text:p>
          </table:table-cell>
          <table:table-cell office:value-type="string">
            <text:p>Sylvia nana</text:p>
          </table:table-cell>
          <table:table-cell office:value-type="string">
            <text:p> </text:p>
          </table:table-cell>
          <table:table-cell office:value-type="string">
            <text:p>Kääpiökerttu</text:p>
          </table:table-cell>
          <table:table-cell office:value-type="string">
            <text:p>Ökensångare</text:p>
          </table:table-cell>
          <table:table-cell office:value-type="string">
            <text:p>Asian Desert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YL UND</text:p>
          </table:table-cell>
          <table:table-cell office:value-type="string">
            <text:p>Sylvia undata</text:p>
          </table:table-cell>
          <table:table-cell office:value-type="string">
            <text:p> </text:p>
          </table:table-cell>
          <table:table-cell office:value-type="string">
            <text:p>Ruskokerttu</text:p>
          </table:table-cell>
          <table:table-cell office:value-type="string">
            <text:p>Provencesångare</text:p>
          </table:table-cell>
          <table:table-cell office:value-type="string">
            <text:p>Dartfor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YL CAN</text:p>
          </table:table-cell>
          <table:table-cell office:value-type="string">
            <text:p>Sylvia cantillans</text:p>
          </table:table-cell>
          <table:table-cell office:value-type="string">
            <text:p> </text:p>
          </table:table-cell>
          <table:table-cell office:value-type="string">
            <text:p>Rusorintakerttu</text:p>
          </table:table-cell>
          <table:table-cell office:value-type="string">
            <text:p>Rödstrupig sångare</text:p>
          </table:table-cell>
          <table:table-cell office:value-type="string">
            <text:p>Subalpine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YL MEL</text:p>
          </table:table-cell>
          <table:table-cell office:value-type="string">
            <text:p>Sylvia melanocephala</text:p>
          </table:table-cell>
          <table:table-cell office:value-type="string">
            <text:p> </text:p>
          </table:table-cell>
          <table:table-cell office:value-type="string">
            <text:p>Samettipääkerttu</text:p>
          </table:table-cell>
          <table:table-cell office:value-type="string">
            <text:p>Sammetshätta</text:p>
          </table:table-cell>
          <table:table-cell office:value-type="string">
            <text:p>Sardinian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YL RUE</text:p>
          </table:table-cell>
          <table:table-cell office:value-type="string">
            <text:p>Sylvia rueppelli</text:p>
          </table:table-cell>
          <table:table-cell office:value-type="string">
            <text:p> </text:p>
          </table:table-cell>
          <table:table-cell office:value-type="string">
            <text:p>Mustakurkkukerttu</text:p>
          </table:table-cell>
          <table:table-cell office:value-type="string">
            <text:p>Svarthakad sångare</text:p>
          </table:table-cell>
          <table:table-cell office:value-type="string">
            <text:p>Rüppell's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PHY COR</text:p>
          </table:table-cell>
          <table:table-cell office:value-type="string">
            <text:p>Phylloscopus coronatus</text:p>
          </table:table-cell>
          <table:table-cell/>
          <table:table-cell office:value-type="string">
            <text:p>Amurinuunilintu</text:p>
          </table:table-cell>
          <table:table-cell office:value-type="string">
            <text:p>Östlig kronsångare</text:p>
          </table:table-cell>
          <table:table-cell office:value-type="string">
            <text:p>Eastern Crown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HY DES</text:p>
          </table:table-cell>
          <table:table-cell office:value-type="string">
            <text:p>Phylloscopus trochiloides</text:p>
          </table:table-cell>
          <table:table-cell office:value-type="string">
            <text:p> </text:p>
          </table:table-cell>
          <table:table-cell office:value-type="string">
            <text:p>Idänuunilintu</text:p>
          </table:table-cell>
          <table:table-cell office:value-type="string">
            <text:p>Lundsångare</text:p>
          </table:table-cell>
          <table:table-cell office:value-type="string">
            <text:p>Greenish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HY BOR</text:p>
          </table:table-cell>
          <table:table-cell office:value-type="string">
            <text:p>Phylloscopus borealis</text:p>
          </table:table-cell>
          <table:table-cell office:value-type="string">
            <text:p> </text:p>
          </table:table-cell>
          <table:table-cell office:value-type="string">
            <text:p>Lapinuunilintu</text:p>
          </table:table-cell>
          <table:table-cell office:value-type="string">
            <text:p>Nordsångare</text:p>
          </table:table-cell>
          <table:table-cell office:value-type="string">
            <text:p>Arctic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HY PRO</text:p>
          </table:table-cell>
          <table:table-cell office:value-type="string">
            <text:p>Phylloscopus proregulus</text:p>
          </table:table-cell>
          <table:table-cell office:value-type="string">
            <text:p> </text:p>
          </table:table-cell>
          <table:table-cell office:value-type="string">
            <text:p>Hippiäisuunilintu</text:p>
          </table:table-cell>
          <table:table-cell office:value-type="string">
            <text:p>Kungsfågelsångare</text:p>
          </table:table-cell>
          <table:table-cell office:value-type="string">
            <text:p>Pallas's Leaf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HY INO</text:p>
          </table:table-cell>
          <table:table-cell office:value-type="string">
            <text:p>Phylloscopus inornatus</text:p>
          </table:table-cell>
          <table:table-cell office:value-type="string">
            <text:p> </text:p>
          </table:table-cell>
          <table:table-cell office:value-type="string">
            <text:p>Taigauunilintu</text:p>
          </table:table-cell>
          <table:table-cell office:value-type="string">
            <text:p>Taigasångare</text:p>
          </table:table-cell>
          <table:table-cell office:value-type="string">
            <text:p>Yellow-browe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HY HUM</text:p>
          </table:table-cell>
          <table:table-cell office:value-type="string">
            <text:p>Phylloscopus humei</text:p>
          </table:table-cell>
          <table:table-cell office:value-type="string">
            <text:p> </text:p>
          </table:table-cell>
          <table:table-cell office:value-type="string">
            <text:p>Kashmirinuunilintu</text:p>
          </table:table-cell>
          <table:table-cell office:value-type="string">
            <text:p>Bergtaigasångare</text:p>
          </table:table-cell>
          <table:table-cell office:value-type="string">
            <text:p>Hume's Leaf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HY SCH</text:p>
          </table:table-cell>
          <table:table-cell office:value-type="string">
            <text:p>Phylloscopus schwarzi</text:p>
          </table:table-cell>
          <table:table-cell office:value-type="string">
            <text:p> </text:p>
          </table:table-cell>
          <table:table-cell office:value-type="string">
            <text:p>Siperianuunilintu</text:p>
          </table:table-cell>
          <table:table-cell office:value-type="string">
            <text:p>Videsångare</text:p>
          </table:table-cell>
          <table:table-cell office:value-type="string">
            <text:p>Radde's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HY FUS</text:p>
          </table:table-cell>
          <table:table-cell office:value-type="string">
            <text:p>Phylloscopus fuscatus</text:p>
          </table:table-cell>
          <table:table-cell office:value-type="string">
            <text:p> </text:p>
          </table:table-cell>
          <table:table-cell office:value-type="string">
            <text:p>Ruskouunilintu</text:p>
          </table:table-cell>
          <table:table-cell office:value-type="string">
            <text:p>Brunsångare</text:p>
          </table:table-cell>
          <table:table-cell office:value-type="string">
            <text:p>Dusky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HY BON</text:p>
          </table:table-cell>
          <table:table-cell office:value-type="string">
            <text:p>Phylloscopus bonelli</text:p>
          </table:table-cell>
          <table:table-cell office:value-type="string">
            <text:p> </text:p>
          </table:table-cell>
          <table:table-cell office:value-type="string">
            <text:p>Vuoriuunilintu</text:p>
          </table:table-cell>
          <table:table-cell office:value-type="string">
            <text:p>Bergsångare</text:p>
          </table:table-cell>
          <table:table-cell office:value-type="string">
            <text:p>Bonelli's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PHY ORI</text:p>
          </table:table-cell>
          <table:table-cell office:value-type="string">
            <text:p>Phylloscopus orientalis</text:p>
          </table:table-cell>
          <table:table-cell office:value-type="string">
            <text:p> </text:p>
          </table:table-cell>
          <table:table-cell office:value-type="string">
            <text:p>Balkaninuunilintu</text:p>
          </table:table-cell>
          <table:table-cell office:value-type="string">
            <text:p>Balkansångare</text:p>
          </table:table-cell>
          <table:table-cell office:value-type="string">
            <text:p>Balkan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HY SIB</text:p>
          </table:table-cell>
          <table:table-cell office:value-type="string">
            <text:p>Phylloscopus sibilatrix</text:p>
          </table:table-cell>
          <table:table-cell office:value-type="string">
            <text:p> </text:p>
          </table:table-cell>
          <table:table-cell office:value-type="string">
            <text:p>Sirittäjä</text:p>
          </table:table-cell>
          <table:table-cell office:value-type="string">
            <text:p>Grönsångare</text:p>
          </table:table-cell>
          <table:table-cell office:value-type="string">
            <text:p>Wood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PHY COL</text:p>
          </table:table-cell>
          <table:table-cell office:value-type="string">
            <text:p>Phylloscopus collybita</text:p>
          </table:table-cell>
          <table:table-cell office:value-type="string">
            <text:p> </text:p>
          </table:table-cell>
          <table:table-cell office:value-type="string">
            <text:p>Tiltaltti</text:p>
          </table:table-cell>
          <table:table-cell office:value-type="string">
            <text:p>Gransångare</text:p>
          </table:table-cell>
          <table:table-cell office:value-type="string">
            <text:p>Common Chiffchaff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HY LUS</text:p>
          </table:table-cell>
          <table:table-cell office:value-type="string">
            <text:p>Phylloscopus trochilus</text:p>
          </table:table-cell>
          <table:table-cell office:value-type="string">
            <text:p> </text:p>
          </table:table-cell>
          <table:table-cell office:value-type="string">
            <text:p>Pajulintu</text:p>
          </table:table-cell>
          <table:table-cell office:value-type="string">
            <text:p>Lövsångare</text:p>
          </table:table-cell>
          <table:table-cell office:value-type="string">
            <text:p>Willow Warbler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REG REG</text:p>
          </table:table-cell>
          <table:table-cell office:value-type="string">
            <text:p>Regulus regulus</text:p>
          </table:table-cell>
          <table:table-cell office:value-type="string">
            <text:p> </text:p>
          </table:table-cell>
          <table:table-cell office:value-type="string">
            <text:p>Hippiäinen</text:p>
          </table:table-cell>
          <table:table-cell office:value-type="string">
            <text:p>Kungsfågel</text:p>
          </table:table-cell>
          <table:table-cell office:value-type="string">
            <text:p>Goldcrest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REG IGN</text:p>
          </table:table-cell>
          <table:table-cell office:value-type="string">
            <text:p>Regulus ignicapilla</text:p>
          </table:table-cell>
          <table:table-cell office:value-type="string">
            <text:p> </text:p>
          </table:table-cell>
          <table:table-cell office:value-type="string">
            <text:p>Tulipäähippiäinen</text:p>
          </table:table-cell>
          <table:table-cell office:value-type="string">
            <text:p>Brandkronad kungsfågel</text:p>
          </table:table-cell>
          <table:table-cell office:value-type="string">
            <text:p>Firecrest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US STR</text:p>
          </table:table-cell>
          <table:table-cell office:value-type="string">
            <text:p>Muscicapa striata</text:p>
          </table:table-cell>
          <table:table-cell office:value-type="string">
            <text:p> </text:p>
          </table:table-cell>
          <table:table-cell office:value-type="string">
            <text:p>Harmaasieppo</text:p>
          </table:table-cell>
          <table:table-cell office:value-type="string">
            <text:p>Grå flugsnappare</text:p>
          </table:table-cell>
          <table:table-cell office:value-type="string">
            <text:p>Spotted Flycatcher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IC PAR</text:p>
          </table:table-cell>
          <table:table-cell office:value-type="string">
            <text:p>Ficedula parva</text:p>
          </table:table-cell>
          <table:table-cell office:value-type="string">
            <text:p> </text:p>
          </table:table-cell>
          <table:table-cell office:value-type="string">
            <text:p>Pikkusieppo</text:p>
          </table:table-cell>
          <table:table-cell office:value-type="string">
            <text:p>Mindre flugsnappare</text:p>
          </table:table-cell>
          <table:table-cell office:value-type="string">
            <text:p>Red-breasted Flycatcher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FIC ALB</text:p>
          </table:table-cell>
          <table:table-cell office:value-type="string">
            <text:p>Ficedula albicollis</text:p>
          </table:table-cell>
          <table:table-cell office:value-type="string">
            <text:p> </text:p>
          </table:table-cell>
          <table:table-cell office:value-type="string">
            <text:p>Sepelsieppo</text:p>
          </table:table-cell>
          <table:table-cell office:value-type="string">
            <text:p>Halsbandsflugsnappare</text:p>
          </table:table-cell>
          <table:table-cell office:value-type="string">
            <text:p>Collared Flycatcher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IC HYP</text:p>
          </table:table-cell>
          <table:table-cell office:value-type="string">
            <text:p>Ficedula hypoleuca</text:p>
          </table:table-cell>
          <table:table-cell office:value-type="string">
            <text:p> </text:p>
          </table:table-cell>
          <table:table-cell office:value-type="string">
            <text:p>Kirjosieppo</text:p>
          </table:table-cell>
          <table:table-cell office:value-type="string">
            <text:p>Svartvit flugsnappare</text:p>
          </table:table-cell>
          <table:table-cell office:value-type="string">
            <text:p>Pied Flycatcher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PAN BIA</text:p>
          </table:table-cell>
          <table:table-cell office:value-type="string">
            <text:p>Panurus biarmicus</text:p>
          </table:table-cell>
          <table:table-cell office:value-type="string">
            <text:p> </text:p>
          </table:table-cell>
          <table:table-cell office:value-type="string">
            <text:p>Viiksitimali</text:p>
          </table:table-cell>
          <table:table-cell office:value-type="string">
            <text:p>Skäggmes</text:p>
          </table:table-cell>
          <table:table-cell office:value-type="string">
            <text:p>Bearded Reedling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AEG CAU</text:p>
          </table:table-cell>
          <table:table-cell office:value-type="string">
            <text:p>Aegithalos caudatus</text:p>
          </table:table-cell>
          <table:table-cell office:value-type="string">
            <text:p> </text:p>
          </table:table-cell>
          <table:table-cell office:value-type="string">
            <text:p>Pyrstötiainen</text:p>
          </table:table-cell>
          <table:table-cell office:value-type="string">
            <text:p>Stjärtmes</text:p>
          </table:table-cell>
          <table:table-cell office:value-type="string">
            <text:p>Long-tailed Tit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AR PAL</text:p>
          </table:table-cell>
          <table:table-cell office:value-type="string">
            <text:p>Parus palustris</text:p>
          </table:table-cell>
          <table:table-cell office:value-type="string">
            <text:p> </text:p>
          </table:table-cell>
          <table:table-cell office:value-type="string">
            <text:p>Viitatiainen</text:p>
          </table:table-cell>
          <table:table-cell office:value-type="string">
            <text:p>Entita</text:p>
          </table:table-cell>
          <table:table-cell office:value-type="string">
            <text:p>Marsh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AR MON</text:p>
          </table:table-cell>
          <table:table-cell office:value-type="string">
            <text:p>Parus montanus</text:p>
          </table:table-cell>
          <table:table-cell office:value-type="string">
            <text:p> </text:p>
          </table:table-cell>
          <table:table-cell office:value-type="string">
            <text:p>Hömötiainen</text:p>
          </table:table-cell>
          <table:table-cell office:value-type="string">
            <text:p>Talltita</text:p>
          </table:table-cell>
          <table:table-cell office:value-type="string">
            <text:p>Willow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AR CIN</text:p>
          </table:table-cell>
          <table:table-cell office:value-type="string">
            <text:p>Parus cinctus</text:p>
          </table:table-cell>
          <table:table-cell office:value-type="string">
            <text:p> </text:p>
          </table:table-cell>
          <table:table-cell office:value-type="string">
            <text:p>Lapintiainen</text:p>
          </table:table-cell>
          <table:table-cell office:value-type="string">
            <text:p>Lappmes</text:p>
          </table:table-cell>
          <table:table-cell office:value-type="string">
            <text:p>Siberian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AR CRI</text:p>
          </table:table-cell>
          <table:table-cell office:value-type="string">
            <text:p>Parus cristatus</text:p>
          </table:table-cell>
          <table:table-cell office:value-type="string">
            <text:p> </text:p>
          </table:table-cell>
          <table:table-cell office:value-type="string">
            <text:p>Töyhtötiainen</text:p>
          </table:table-cell>
          <table:table-cell office:value-type="string">
            <text:p>Tofsmes</text:p>
          </table:table-cell>
          <table:table-cell office:value-type="string">
            <text:p>Crested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AR ATE</text:p>
          </table:table-cell>
          <table:table-cell office:value-type="string">
            <text:p>Parus ater</text:p>
          </table:table-cell>
          <table:table-cell office:value-type="string">
            <text:p> </text:p>
          </table:table-cell>
          <table:table-cell office:value-type="string">
            <text:p>Kuusitiainen</text:p>
          </table:table-cell>
          <table:table-cell office:value-type="string">
            <text:p>Svartmes</text:p>
          </table:table-cell>
          <table:table-cell office:value-type="string">
            <text:p>Coal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AR CAE</text:p>
          </table:table-cell>
          <table:table-cell office:value-type="string">
            <text:p>Parus caeruleus</text:p>
          </table:table-cell>
          <table:table-cell office:value-type="string">
            <text:p> </text:p>
          </table:table-cell>
          <table:table-cell office:value-type="string">
            <text:p>Sinitiainen</text:p>
          </table:table-cell>
          <table:table-cell office:value-type="string">
            <text:p>Blåmes</text:p>
          </table:table-cell>
          <table:table-cell office:value-type="string">
            <text:p>Blue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AR CYA</text:p>
          </table:table-cell>
          <table:table-cell office:value-type="string">
            <text:p>Parus cyanus</text:p>
          </table:table-cell>
          <table:table-cell office:value-type="string">
            <text:p> </text:p>
          </table:table-cell>
          <table:table-cell office:value-type="string">
            <text:p>Valkopäätiainen</text:p>
          </table:table-cell>
          <table:table-cell office:value-type="string">
            <text:p>Azurmes</text:p>
          </table:table-cell>
          <table:table-cell office:value-type="string">
            <text:p>Azure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AR MAJ</text:p>
          </table:table-cell>
          <table:table-cell office:value-type="string">
            <text:p>Parus major</text:p>
          </table:table-cell>
          <table:table-cell office:value-type="string">
            <text:p> </text:p>
          </table:table-cell>
          <table:table-cell office:value-type="string">
            <text:p>Talitiainen</text:p>
          </table:table-cell>
          <table:table-cell office:value-type="string">
            <text:p>Talgoxe</text:p>
          </table:table-cell>
          <table:table-cell office:value-type="string">
            <text:p>Great Tit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IT EUR</text:p>
          </table:table-cell>
          <table:table-cell office:value-type="string">
            <text:p>Sitta europaea</text:p>
          </table:table-cell>
          <table:table-cell office:value-type="string">
            <text:p> </text:p>
          </table:table-cell>
          <table:table-cell office:value-type="string">
            <text:p>Pähkinänakkeli</text:p>
          </table:table-cell>
          <table:table-cell office:value-type="string">
            <text:p>Nötväcka</text:p>
          </table:table-cell>
          <table:table-cell office:value-type="string">
            <text:p>Eurasian Nuthatch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ER FAM</text:p>
          </table:table-cell>
          <table:table-cell office:value-type="string">
            <text:p>Certhia familiaris</text:p>
          </table:table-cell>
          <table:table-cell office:value-type="string">
            <text:p> </text:p>
          </table:table-cell>
          <table:table-cell office:value-type="string">
            <text:p>Puukiipijä</text:p>
          </table:table-cell>
          <table:table-cell office:value-type="string">
            <text:p>Trädkrypare</text:p>
          </table:table-cell>
          <table:table-cell office:value-type="string">
            <text:p>Eurasian Treecreeper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REM PEN</text:p>
          </table:table-cell>
          <table:table-cell office:value-type="string">
            <text:p>Remiz pendulinus</text:p>
          </table:table-cell>
          <table:table-cell office:value-type="string">
            <text:p> </text:p>
          </table:table-cell>
          <table:table-cell office:value-type="string">
            <text:p>Pussitiainen</text:p>
          </table:table-cell>
          <table:table-cell office:value-type="string">
            <text:p>Pungmes</text:p>
          </table:table-cell>
          <table:table-cell office:value-type="string">
            <text:p>Eurasian Penduline Tit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ORI ORI</text:p>
          </table:table-cell>
          <table:table-cell office:value-type="string">
            <text:p>Oriolus oriolus</text:p>
          </table:table-cell>
          <table:table-cell office:value-type="string">
            <text:p> </text:p>
          </table:table-cell>
          <table:table-cell office:value-type="string">
            <text:p>Kuhankeittäjä</text:p>
          </table:table-cell>
          <table:table-cell office:value-type="string">
            <text:p>Sommargylling</text:p>
          </table:table-cell>
          <table:table-cell office:value-type="string">
            <text:p>Eurasian Golden Orio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LAN ISA</text:p>
          </table:table-cell>
          <table:table-cell office:value-type="string">
            <text:p>Lanius isabellinus</text:p>
          </table:table-cell>
          <table:table-cell office:value-type="string">
            <text:p> </text:p>
          </table:table-cell>
          <table:table-cell office:value-type="string">
            <text:p>Punapyrstölepinkäinen</text:p>
          </table:table-cell>
          <table:table-cell office:value-type="string">
            <text:p>Isabellatörnskata</text:p>
          </table:table-cell>
          <table:table-cell office:value-type="string">
            <text:p>Isabelline Shrik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LAN COL</text:p>
          </table:table-cell>
          <table:table-cell office:value-type="string">
            <text:p>Lanius collurio</text:p>
          </table:table-cell>
          <table:table-cell office:value-type="string">
            <text:p> </text:p>
          </table:table-cell>
          <table:table-cell office:value-type="string">
            <text:p>Pikkulepinkäinen</text:p>
          </table:table-cell>
          <table:table-cell office:value-type="string">
            <text:p>Törnskata</text:p>
          </table:table-cell>
          <table:table-cell office:value-type="string">
            <text:p>Red-backed Shrik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LAN MIN</text:p>
          </table:table-cell>
          <table:table-cell office:value-type="string">
            <text:p>Lanius minor</text:p>
          </table:table-cell>
          <table:table-cell office:value-type="string">
            <text:p> </text:p>
          </table:table-cell>
          <table:table-cell office:value-type="string">
            <text:p>Mustaotsalepinkäinen</text:p>
          </table:table-cell>
          <table:table-cell office:value-type="string">
            <text:p>Svartpannad törnskata</text:p>
          </table:table-cell>
          <table:table-cell office:value-type="string">
            <text:p>Lesser Grey Shrik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LAN EXC</text:p>
          </table:table-cell>
          <table:table-cell office:value-type="string">
            <text:p>Lanius excubitor</text:p>
          </table:table-cell>
          <table:table-cell office:value-type="string">
            <text:p> </text:p>
          </table:table-cell>
          <table:table-cell office:value-type="string">
            <text:p>Isolepinkäinen</text:p>
          </table:table-cell>
          <table:table-cell office:value-type="string">
            <text:p>Varfågel</text:p>
          </table:table-cell>
          <table:table-cell office:value-type="string">
            <text:p>Great Grey Shrik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LAN MER</text:p>
          </table:table-cell>
          <table:table-cell office:value-type="string">
            <text:p>Lanius meridionalis</text:p>
          </table:table-cell>
          <table:table-cell office:value-type="string">
            <text:p> </text:p>
          </table:table-cell>
          <table:table-cell office:value-type="string">
            <text:p>Etelänisolepinkäinen</text:p>
          </table:table-cell>
          <table:table-cell office:value-type="string">
            <text:p>Ökenvarfågel</text:p>
          </table:table-cell>
          <table:table-cell office:value-type="string">
            <text:p>Southern Grey Shrik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N SEN</text:p>
          </table:table-cell>
          <table:table-cell office:value-type="string">
            <text:p>Lanius senator</text:p>
          </table:table-cell>
          <table:table-cell office:value-type="string">
            <text:p> </text:p>
          </table:table-cell>
          <table:table-cell office:value-type="string">
            <text:p>Punapäälepinkäinen</text:p>
          </table:table-cell>
          <table:table-cell office:value-type="string">
            <text:p>Rödhuvad törnskata</text:p>
          </table:table-cell>
          <table:table-cell office:value-type="string">
            <text:p>Woodchat Shrik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N NUB</text:p>
          </table:table-cell>
          <table:table-cell office:value-type="string">
            <text:p>Lanius nubicus</text:p>
          </table:table-cell>
          <table:table-cell office:value-type="string">
            <text:p> </text:p>
          </table:table-cell>
          <table:table-cell office:value-type="string">
            <text:p>Valko-otsalepinkäinen</text:p>
          </table:table-cell>
          <table:table-cell office:value-type="string">
            <text:p>Masktörnskata</text:p>
          </table:table-cell>
          <table:table-cell office:value-type="string">
            <text:p>Masked Shrike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GAR GLA</text:p>
          </table:table-cell>
          <table:table-cell office:value-type="string">
            <text:p>Garrulus glandarius</text:p>
          </table:table-cell>
          <table:table-cell office:value-type="string">
            <text:p> </text:p>
          </table:table-cell>
          <table:table-cell office:value-type="string">
            <text:p>Närhi</text:p>
          </table:table-cell>
          <table:table-cell office:value-type="string">
            <text:p>Nötskrika</text:p>
          </table:table-cell>
          <table:table-cell office:value-type="string">
            <text:p>Eurasian Jay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ER INF</text:p>
          </table:table-cell>
          <table:table-cell office:value-type="string">
            <text:p>Perisoreus infaustus</text:p>
          </table:table-cell>
          <table:table-cell office:value-type="string">
            <text:p> </text:p>
          </table:table-cell>
          <table:table-cell office:value-type="string">
            <text:p>Kuukkeli</text:p>
          </table:table-cell>
          <table:table-cell office:value-type="string">
            <text:p>Lavskrika</text:p>
          </table:table-cell>
          <table:table-cell office:value-type="string">
            <text:p>Siberian Jay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IC PIC</text:p>
          </table:table-cell>
          <table:table-cell office:value-type="string">
            <text:p>Pica pica</text:p>
          </table:table-cell>
          <table:table-cell office:value-type="string">
            <text:p> </text:p>
          </table:table-cell>
          <table:table-cell office:value-type="string">
            <text:p>Harakka</text:p>
          </table:table-cell>
          <table:table-cell office:value-type="string">
            <text:p>Skata</text:p>
          </table:table-cell>
          <table:table-cell office:value-type="string">
            <text:p>Common Magpi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NUC CAR</text:p>
          </table:table-cell>
          <table:table-cell office:value-type="string">
            <text:p>Nucifraga caryocatactes</text:p>
          </table:table-cell>
          <table:table-cell office:value-type="string">
            <text:p> </text:p>
          </table:table-cell>
          <table:table-cell office:value-type="string">
            <text:p>Pähkinähakki</text:p>
          </table:table-cell>
          <table:table-cell office:value-type="string">
            <text:p>Nötkråka</text:p>
          </table:table-cell>
          <table:table-cell office:value-type="string">
            <text:p>Spotted Nutcrack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COR MON</text:p>
          </table:table-cell>
          <table:table-cell office:value-type="string">
            <text:p>Corvus monedula</text:p>
          </table:table-cell>
          <table:table-cell office:value-type="string">
            <text:p> </text:p>
          </table:table-cell>
          <table:table-cell office:value-type="string">
            <text:p>Naakka</text:p>
          </table:table-cell>
          <table:table-cell office:value-type="string">
            <text:p>Kaja</text:p>
          </table:table-cell>
          <table:table-cell office:value-type="string">
            <text:p>Western Jackdaw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COR DAU</text:p>
          </table:table-cell>
          <table:table-cell office:value-type="string">
            <text:p>Corvus dauuricus</text:p>
          </table:table-cell>
          <table:table-cell office:value-type="string">
            <text:p>B</text:p>
          </table:table-cell>
          <table:table-cell office:value-type="string">
            <text:p>Idännaakka</text:p>
          </table:table-cell>
          <table:table-cell office:value-type="string">
            <text:p>Klippkaja</text:p>
          </table:table-cell>
          <table:table-cell office:value-type="string">
            <text:p>Daurian Jackdaw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OR FRU</text:p>
          </table:table-cell>
          <table:table-cell office:value-type="string">
            <text:p>Corvus frugilegus</text:p>
          </table:table-cell>
          <table:table-cell office:value-type="string">
            <text:p> </text:p>
          </table:table-cell>
          <table:table-cell office:value-type="string">
            <text:p>Mustavaris</text:p>
          </table:table-cell>
          <table:table-cell office:value-type="string">
            <text:p>Råka</text:p>
          </table:table-cell>
          <table:table-cell office:value-type="string">
            <text:p>Rook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OR NIX</text:p>
          </table:table-cell>
          <table:table-cell office:value-type="string">
            <text:p>Corvus corone cornix</text:p>
          </table:table-cell>
          <table:table-cell office:value-type="string">
            <text:p> </text:p>
          </table:table-cell>
          <table:table-cell office:value-type="string">
            <text:p>Varis</text:p>
          </table:table-cell>
          <table:table-cell office:value-type="string">
            <text:p>Kråka</text:p>
          </table:table-cell>
          <table:table-cell office:value-type="string">
            <text:p>Hooded Crow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COR RAX</text:p>
          </table:table-cell>
          <table:table-cell office:value-type="string">
            <text:p>Corvus corax</text:p>
          </table:table-cell>
          <table:table-cell office:value-type="string">
            <text:p> </text:p>
          </table:table-cell>
          <table:table-cell office:value-type="string">
            <text:p>Korppi</text:p>
          </table:table-cell>
          <table:table-cell office:value-type="string">
            <text:p>Korp</text:p>
          </table:table-cell>
          <table:table-cell office:value-type="string">
            <text:p>Common Raven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TU VUL</text:p>
          </table:table-cell>
          <table:table-cell office:value-type="string">
            <text:p>Sturnus vulgaris</text:p>
          </table:table-cell>
          <table:table-cell office:value-type="string">
            <text:p> </text:p>
          </table:table-cell>
          <table:table-cell office:value-type="string">
            <text:p>Kottarainen</text:p>
          </table:table-cell>
          <table:table-cell office:value-type="string">
            <text:p>Stare</text:p>
          </table:table-cell>
          <table:table-cell office:value-type="string">
            <text:p>Common Starling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TU ROS</text:p>
          </table:table-cell>
          <table:table-cell office:value-type="string">
            <text:p>Sturnus roseus</text:p>
          </table:table-cell>
          <table:table-cell office:value-type="string">
            <text:p> </text:p>
          </table:table-cell>
          <table:table-cell office:value-type="string">
            <text:p>Punakottarainen</text:p>
          </table:table-cell>
          <table:table-cell office:value-type="string">
            <text:p>Rosenstare</text:p>
          </table:table-cell>
          <table:table-cell office:value-type="string">
            <text:p>Rosy Starling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PAS DOM</text:p>
          </table:table-cell>
          <table:table-cell office:value-type="string">
            <text:p>Passer domesticus</text:p>
          </table:table-cell>
          <table:table-cell office:value-type="string">
            <text:p> </text:p>
          </table:table-cell>
          <table:table-cell office:value-type="string">
            <text:p>Varpunen</text:p>
          </table:table-cell>
          <table:table-cell office:value-type="string">
            <text:p>Gråsparv</text:p>
          </table:table-cell>
          <table:table-cell office:value-type="string">
            <text:p>House Sparrow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PAS HIS</text:p>
          </table:table-cell>
          <table:table-cell office:value-type="string">
            <text:p>Passer hispaniolensis</text:p>
          </table:table-cell>
          <table:table-cell office:value-type="string">
            <text:p> </text:p>
          </table:table-cell>
          <table:table-cell office:value-type="string">
            <text:p>Pensasvarpunen</text:p>
          </table:table-cell>
          <table:table-cell office:value-type="string">
            <text:p>Spansk sparv</text:p>
          </table:table-cell>
          <table:table-cell office:value-type="string">
            <text:p>Spanish Sparrow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AS MON</text:p>
          </table:table-cell>
          <table:table-cell office:value-type="string">
            <text:p>Passer montanus</text:p>
          </table:table-cell>
          <table:table-cell office:value-type="string">
            <text:p> </text:p>
          </table:table-cell>
          <table:table-cell office:value-type="string">
            <text:p>Pikkuvarpunen</text:p>
          </table:table-cell>
          <table:table-cell office:value-type="string">
            <text:p>Pilfink</text:p>
          </table:table-cell>
          <table:table-cell office:value-type="string">
            <text:p>Eurasian Tree Sparrow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FRI COE</text:p>
          </table:table-cell>
          <table:table-cell office:value-type="string">
            <text:p>Fringilla coelebs</text:p>
          </table:table-cell>
          <table:table-cell office:value-type="string">
            <text:p> </text:p>
          </table:table-cell>
          <table:table-cell office:value-type="string">
            <text:p>Peippo</text:p>
          </table:table-cell>
          <table:table-cell office:value-type="string">
            <text:p>Bofink</text:p>
          </table:table-cell>
          <table:table-cell office:value-type="string">
            <text:p>Common Chaffinch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FRI MON</text:p>
          </table:table-cell>
          <table:table-cell office:value-type="string">
            <text:p>Fringilla montifringilla</text:p>
          </table:table-cell>
          <table:table-cell office:value-type="string">
            <text:p> </text:p>
          </table:table-cell>
          <table:table-cell office:value-type="string">
            <text:p>Järripeippo</text:p>
          </table:table-cell>
          <table:table-cell office:value-type="string">
            <text:p>Bergfink</text:p>
          </table:table-cell>
          <table:table-cell office:value-type="string">
            <text:p>Brambling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ER SER</text:p>
          </table:table-cell>
          <table:table-cell office:value-type="string">
            <text:p>Serinus serinus</text:p>
          </table:table-cell>
          <table:table-cell office:value-type="string">
            <text:p> </text:p>
          </table:table-cell>
          <table:table-cell office:value-type="string">
            <text:p>Keltahemppo</text:p>
          </table:table-cell>
          <table:table-cell office:value-type="string">
            <text:p>Gulhämpling</text:p>
          </table:table-cell>
          <table:table-cell office:value-type="string">
            <text:p>European Serin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AR CHL</text:p>
          </table:table-cell>
          <table:table-cell office:value-type="string">
            <text:p>Carduelis chloris</text:p>
          </table:table-cell>
          <table:table-cell office:value-type="string">
            <text:p> </text:p>
          </table:table-cell>
          <table:table-cell office:value-type="string">
            <text:p>Viherpeippo</text:p>
          </table:table-cell>
          <table:table-cell office:value-type="string">
            <text:p>Grönfink</text:p>
          </table:table-cell>
          <table:table-cell office:value-type="string">
            <text:p>European Greenfinch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AR CAR</text:p>
          </table:table-cell>
          <table:table-cell office:value-type="string">
            <text:p>Carduelis carduelis</text:p>
          </table:table-cell>
          <table:table-cell office:value-type="string">
            <text:p> </text:p>
          </table:table-cell>
          <table:table-cell office:value-type="string">
            <text:p>Tikli</text:p>
          </table:table-cell>
          <table:table-cell office:value-type="string">
            <text:p>Steglits</text:p>
          </table:table-cell>
          <table:table-cell office:value-type="string">
            <text:p>European Goldfinch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AR SPI</text:p>
          </table:table-cell>
          <table:table-cell office:value-type="string">
            <text:p>Carduelis spinus</text:p>
          </table:table-cell>
          <table:table-cell office:value-type="string">
            <text:p> </text:p>
          </table:table-cell>
          <table:table-cell office:value-type="string">
            <text:p>Vihervarpunen</text:p>
          </table:table-cell>
          <table:table-cell office:value-type="string">
            <text:p>Grönsiska</text:p>
          </table:table-cell>
          <table:table-cell office:value-type="string">
            <text:p>European Siskin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CAR CAN</text:p>
          </table:table-cell>
          <table:table-cell office:value-type="string">
            <text:p>Carduelis cannabina</text:p>
          </table:table-cell>
          <table:table-cell office:value-type="string">
            <text:p> </text:p>
          </table:table-cell>
          <table:table-cell office:value-type="string">
            <text:p>Hemppo</text:p>
          </table:table-cell>
          <table:table-cell office:value-type="string">
            <text:p>Hämpling</text:p>
          </table:table-cell>
          <table:table-cell office:value-type="string">
            <text:p>Common Linnet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CAR RIS</text:p>
          </table:table-cell>
          <table:table-cell office:value-type="string">
            <text:p>Carduelis flavirostris</text:p>
          </table:table-cell>
          <table:table-cell office:value-type="string">
            <text:p> </text:p>
          </table:table-cell>
          <table:table-cell office:value-type="string">
            <text:p>Vuorihemppo</text:p>
          </table:table-cell>
          <table:table-cell office:value-type="string">
            <text:p>Vinterhämpling</text:p>
          </table:table-cell>
          <table:table-cell office:value-type="string">
            <text:p>Twite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CAR MEA</text:p>
          </table:table-cell>
          <table:table-cell office:value-type="string">
            <text:p>Carduelis flammea</text:p>
          </table:table-cell>
          <table:table-cell office:value-type="string">
            <text:p> </text:p>
          </table:table-cell>
          <table:table-cell office:value-type="string">
            <text:p>Urpiainen</text:p>
          </table:table-cell>
          <table:table-cell office:value-type="string">
            <text:p>Gråsiska</text:p>
          </table:table-cell>
          <table:table-cell office:value-type="string">
            <text:p>Common Redpoll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AR HOR</text:p>
          </table:table-cell>
          <table:table-cell office:value-type="string">
            <text:p>Carduelis hornemanni</text:p>
          </table:table-cell>
          <table:table-cell office:value-type="string">
            <text:p> </text:p>
          </table:table-cell>
          <table:table-cell office:value-type="string">
            <text:p>Tundraurpiainen</text:p>
          </table:table-cell>
          <table:table-cell office:value-type="string">
            <text:p>Snösiska</text:p>
          </table:table-cell>
          <table:table-cell office:value-type="string">
            <text:p>Arctic Redpoll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LOX LEU</text:p>
          </table:table-cell>
          <table:table-cell office:value-type="string">
            <text:p>Loxia leucoptera</text:p>
          </table:table-cell>
          <table:table-cell office:value-type="string">
            <text:p> </text:p>
          </table:table-cell>
          <table:table-cell office:value-type="string">
            <text:p>Kirjosiipikäpylintu</text:p>
          </table:table-cell>
          <table:table-cell office:value-type="string">
            <text:p>Bändelkorsnäbb</text:p>
          </table:table-cell>
          <table:table-cell office:value-type="string">
            <text:p>Two-barred Crossbill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LOX CUR</text:p>
          </table:table-cell>
          <table:table-cell office:value-type="string">
            <text:p>Loxia curvirostra</text:p>
          </table:table-cell>
          <table:table-cell office:value-type="string">
            <text:p> </text:p>
          </table:table-cell>
          <table:table-cell office:value-type="string">
            <text:p>Pikkukäpylintu</text:p>
          </table:table-cell>
          <table:table-cell office:value-type="string">
            <text:p>Mindre korsnäbb</text:p>
          </table:table-cell>
          <table:table-cell office:value-type="string">
            <text:p>Common Crossbill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LOX PYT</text:p>
          </table:table-cell>
          <table:table-cell office:value-type="string">
            <text:p>Loxia pytyopsittacus</text:p>
          </table:table-cell>
          <table:table-cell office:value-type="string">
            <text:p> </text:p>
          </table:table-cell>
          <table:table-cell office:value-type="string">
            <text:p>Isokäpylintu</text:p>
          </table:table-cell>
          <table:table-cell office:value-type="string">
            <text:p>Större korsnäbb</text:p>
          </table:table-cell>
          <table:table-cell office:value-type="string">
            <text:p>Parrot Crossbill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BUC GIT</text:p>
          </table:table-cell>
          <table:table-cell office:value-type="string">
            <text:p>Bucanetes githagineus</text:p>
          </table:table-cell>
          <table:table-cell/>
          <table:table-cell office:value-type="string">
            <text:p>Aavikkotulkku</text:p>
          </table:table-cell>
          <table:table-cell office:value-type="string">
            <text:p>Ökentrumpetare</text:p>
          </table:table-cell>
          <table:table-cell office:value-type="string">
            <text:p>Trumpeter Finch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AR ERY</text:p>
          </table:table-cell>
          <table:table-cell office:value-type="string">
            <text:p>Carpodacus erythrinus</text:p>
          </table:table-cell>
          <table:table-cell office:value-type="string">
            <text:p> </text:p>
          </table:table-cell>
          <table:table-cell office:value-type="string">
            <text:p>Punavarpunen</text:p>
          </table:table-cell>
          <table:table-cell office:value-type="string">
            <text:p>Rosenfink</text:p>
          </table:table-cell>
          <table:table-cell office:value-type="string">
            <text:p>Common Rosefinch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PIN ENU</text:p>
          </table:table-cell>
          <table:table-cell office:value-type="string">
            <text:p>Pinicola enucleator</text:p>
          </table:table-cell>
          <table:table-cell office:value-type="string">
            <text:p> </text:p>
          </table:table-cell>
          <table:table-cell office:value-type="string">
            <text:p>Taviokuurna</text:p>
          </table:table-cell>
          <table:table-cell office:value-type="string">
            <text:p>Tallbit</text:p>
          </table:table-cell>
          <table:table-cell office:value-type="string">
            <text:p>Pine Grosbeak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YR PYR</text:p>
          </table:table-cell>
          <table:table-cell office:value-type="string">
            <text:p>Pyrrhula pyrrhula</text:p>
          </table:table-cell>
          <table:table-cell office:value-type="string">
            <text:p> </text:p>
          </table:table-cell>
          <table:table-cell office:value-type="string">
            <text:p>Punatulkku</text:p>
          </table:table-cell>
          <table:table-cell office:value-type="string">
            <text:p>Domherre</text:p>
          </table:table-cell>
          <table:table-cell office:value-type="string">
            <text:p>Eurasian Bullfinch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OC COC</text:p>
          </table:table-cell>
          <table:table-cell office:value-type="string">
            <text:p>Coccothraustes coccothraustes</text:p>
          </table:table-cell>
          <table:table-cell office:value-type="string">
            <text:p> </text:p>
          </table:table-cell>
          <table:table-cell office:value-type="string">
            <text:p>Nokkavarpunen</text:p>
          </table:table-cell>
          <table:table-cell office:value-type="string">
            <text:p>Stenknäck</text:p>
          </table:table-cell>
          <table:table-cell office:value-type="string">
            <text:p>Hawfinch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style-name="ce1" office:value-type="string">
            <text:p>DEN STR</text:p>
          </table:table-cell>
          <table:table-cell table:style-name="ce1" office:value-type="string">
            <text:p>Dendroica striata</text:p>
          </table:table-cell>
          <table:table-cell table:style-name="ce1"/>
          <table:table-cell table:style-name="ce1" office:value-type="string">
            <text:p>Viirukerttuli</text:p>
          </table:table-cell>
          <table:table-cell table:style-name="ce1" office:value-type="string">
            <text:p>Vitkindad skogssångare</text:p>
          </table:table-cell>
          <table:table-cell table:style-name="ce1" office:value-type="string">
            <text:p>Blackpoll Warbler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ZON ALB</text:p>
          </table:table-cell>
          <table:table-cell office:value-type="string">
            <text:p>Zonotrichia albicollis</text:p>
          </table:table-cell>
          <table:table-cell office:value-type="string">
            <text:p> </text:p>
          </table:table-cell>
          <table:table-cell office:value-type="string">
            <text:p>Valkokurkkusirkku</text:p>
          </table:table-cell>
          <table:table-cell office:value-type="string">
            <text:p>Vitstrupig sparv</text:p>
          </table:table-cell>
          <table:table-cell office:value-type="string">
            <text:p>White-throated Sparrow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AL LAP</text:p>
          </table:table-cell>
          <table:table-cell office:value-type="string">
            <text:p>Calcarius lapponicus</text:p>
          </table:table-cell>
          <table:table-cell office:value-type="string">
            <text:p> </text:p>
          </table:table-cell>
          <table:table-cell office:value-type="string">
            <text:p>Lapinsirkku</text:p>
          </table:table-cell>
          <table:table-cell office:value-type="string">
            <text:p>Lappsparv</text:p>
          </table:table-cell>
          <table:table-cell office:value-type="string">
            <text:p>Lapland Longspur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LE NIV</text:p>
          </table:table-cell>
          <table:table-cell office:value-type="string">
            <text:p>Plectrophenax nivalis</text:p>
          </table:table-cell>
          <table:table-cell office:value-type="string">
            <text:p> </text:p>
          </table:table-cell>
          <table:table-cell office:value-type="string">
            <text:p>Pulmunen</text:p>
          </table:table-cell>
          <table:table-cell office:value-type="string">
            <text:p>Snösparv</text:p>
          </table:table-cell>
          <table:table-cell office:value-type="string">
            <text:p>Snow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EMB SPO</text:p>
          </table:table-cell>
          <table:table-cell office:value-type="string">
            <text:p>Emberiza spodocephala</text:p>
          </table:table-cell>
          <table:table-cell office:value-type="string">
            <text:p> </text:p>
          </table:table-cell>
          <table:table-cell office:value-type="string">
            <text:p>Harmaapääsirkku</text:p>
          </table:table-cell>
          <table:table-cell office:value-type="string">
            <text:p>Gråhuvad sparv</text:p>
          </table:table-cell>
          <table:table-cell office:value-type="string">
            <text:p>Black-faced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EMB LEU</text:p>
          </table:table-cell>
          <table:table-cell office:value-type="string">
            <text:p>Emberiza leucocephalos</text:p>
          </table:table-cell>
          <table:table-cell office:value-type="string">
            <text:p> </text:p>
          </table:table-cell>
          <table:table-cell office:value-type="string">
            <text:p>Mäntysirkku</text:p>
          </table:table-cell>
          <table:table-cell office:value-type="string">
            <text:p>Tallsparv</text:p>
          </table:table-cell>
          <table:table-cell office:value-type="string">
            <text:p>Pine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MB CIT</text:p>
          </table:table-cell>
          <table:table-cell office:value-type="string">
            <text:p>Emberiza citrinella</text:p>
          </table:table-cell>
          <table:table-cell office:value-type="string">
            <text:p> </text:p>
          </table:table-cell>
          <table:table-cell office:value-type="string">
            <text:p>Keltasirkku</text:p>
          </table:table-cell>
          <table:table-cell office:value-type="string">
            <text:p>Gulsparv</text:p>
          </table:table-cell>
          <table:table-cell office:value-type="string">
            <text:p>Yellowhammer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MB BUC</text:p>
          </table:table-cell>
          <table:table-cell office:value-type="string">
            <text:p>Emberiza buchanani</text:p>
          </table:table-cell>
          <table:table-cell office:value-type="string">
            <text:p>#</text:p>
          </table:table-cell>
          <table:table-cell office:value-type="string">
            <text:p>Kivikkosirkku</text:p>
          </table:table-cell>
          <table:table-cell office:value-type="string">
            <text:p>Bergortolansparv</text:p>
          </table:table-cell>
          <table:table-cell office:value-type="string">
            <text:p>Grey-necked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MB HOR</text:p>
          </table:table-cell>
          <table:table-cell office:value-type="string">
            <text:p>Emberiza hortulana</text:p>
          </table:table-cell>
          <table:table-cell office:value-type="string">
            <text:p> </text:p>
          </table:table-cell>
          <table:table-cell office:value-type="string">
            <text:p>Peltosirkku</text:p>
          </table:table-cell>
          <table:table-cell office:value-type="string">
            <text:p>Ortolansparv</text:p>
          </table:table-cell>
          <table:table-cell office:value-type="string">
            <text:p>Ortolan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EMB CAE</text:p>
          </table:table-cell>
          <table:table-cell office:value-type="string">
            <text:p>Emberiza caesia</text:p>
          </table:table-cell>
          <table:table-cell office:value-type="string">
            <text:p> </text:p>
          </table:table-cell>
          <table:table-cell office:value-type="string">
            <text:p>Ruostekurkkusirkku</text:p>
          </table:table-cell>
          <table:table-cell office:value-type="string">
            <text:p>Rostsparv</text:p>
          </table:table-cell>
          <table:table-cell office:value-type="string">
            <text:p>Cretzschmar's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EMB RUS</text:p>
          </table:table-cell>
          <table:table-cell office:value-type="string">
            <text:p>Emberiza rustica</text:p>
          </table:table-cell>
          <table:table-cell office:value-type="string">
            <text:p> </text:p>
          </table:table-cell>
          <table:table-cell office:value-type="string">
            <text:p>Pohjansirkku</text:p>
          </table:table-cell>
          <table:table-cell office:value-type="string">
            <text:p>Videsparv</text:p>
          </table:table-cell>
          <table:table-cell office:value-type="string">
            <text:p>Rustic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EMB PUS</text:p>
          </table:table-cell>
          <table:table-cell office:value-type="string">
            <text:p>Emberiza pusilla</text:p>
          </table:table-cell>
          <table:table-cell office:value-type="string">
            <text:p> </text:p>
          </table:table-cell>
          <table:table-cell office:value-type="string">
            <text:p>Pikkusirkku</text:p>
          </table:table-cell>
          <table:table-cell office:value-type="string">
            <text:p>Dvärgsparv</text:p>
          </table:table-cell>
          <table:table-cell office:value-type="string">
            <text:p>Little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EMB RUT</text:p>
          </table:table-cell>
          <table:table-cell office:value-type="string">
            <text:p>Emberiza rutila</text:p>
          </table:table-cell>
          <table:table-cell/>
          <table:table-cell office:value-type="string">
            <text:p>Kastanjasirkku</text:p>
          </table:table-cell>
          <table:table-cell office:value-type="string">
            <text:p>Rödbrun sparv</text:p>
          </table:table-cell>
          <table:table-cell office:value-type="string">
            <text:p>Chestnut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EMB AUR</text:p>
          </table:table-cell>
          <table:table-cell office:value-type="string">
            <text:p>Emberiza aureola</text:p>
          </table:table-cell>
          <table:table-cell office:value-type="string">
            <text:p> </text:p>
          </table:table-cell>
          <table:table-cell office:value-type="string">
            <text:p>Kultasirkku</text:p>
          </table:table-cell>
          <table:table-cell office:value-type="string">
            <text:p>Gyllensparv</text:p>
          </table:table-cell>
          <table:table-cell office:value-type="string">
            <text:p>Yellow-breasted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EMB SCH</text:p>
          </table:table-cell>
          <table:table-cell office:value-type="string">
            <text:p>Emberiza schoeniclus</text:p>
          </table:table-cell>
          <table:table-cell office:value-type="string">
            <text:p> </text:p>
          </table:table-cell>
          <table:table-cell office:value-type="string">
            <text:p>Pajusirkku</text:p>
          </table:table-cell>
          <table:table-cell office:value-type="string">
            <text:p>Sävsparv</text:p>
          </table:table-cell>
          <table:table-cell office:value-type="string">
            <text:p>Common Reed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EMB MEL</text:p>
          </table:table-cell>
          <table:table-cell office:value-type="string">
            <text:p>Emberiza melanocephala</text:p>
          </table:table-cell>
          <table:table-cell office:value-type="string">
            <text:p> </text:p>
          </table:table-cell>
          <table:table-cell office:value-type="string">
            <text:p>Mustapääsirkku</text:p>
          </table:table-cell>
          <table:table-cell office:value-type="string">
            <text:p>Svarthuvad sparv</text:p>
          </table:table-cell>
          <table:table-cell office:value-type="string">
            <text:p>Black-headed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EMB CAL</text:p>
          </table:table-cell>
          <table:table-cell office:value-type="string">
            <text:p>Emberiza calandra</text:p>
          </table:table-cell>
          <table:table-cell office:value-type="string">
            <text:p> </text:p>
          </table:table-cell>
          <table:table-cell office:value-type="string">
            <text:p>Harmaasirkku</text:p>
          </table:table-cell>
          <table:table-cell office:value-type="string">
            <text:p>Kornsparv</text:p>
          </table:table-cell>
          <table:table-cell office:value-type="string">
            <text:p>Corn Bunting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</table:table>
      <table:table table:name="Family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AMILY_FIN</text:p>
          </table:table-cell>
          <table:table-cell office:value-type="string">
            <text:p>FAMILY_SCI</text:p>
          </table:table-cell>
          <table:table-cell office:value-type="string">
            <text:p>FORD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rsat</text:p>
          </table:table-cell>
          <table:table-cell office:value-type="string">
            <text:p>Anatida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säkanat</text:p>
          </table:table-cell>
          <table:table-cell office:value-type="string">
            <text:p>Tetraonida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itokanat</text:p>
          </table:table-cell>
          <table:table-cell office:value-type="string">
            <text:p>Phasianida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uikat</text:p>
          </table:table-cell>
          <table:table-cell office:value-type="string">
            <text:p>Gaviida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ikut</text:p>
          </table:table-cell>
          <table:table-cell office:value-type="string">
            <text:p>Podicipedida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lappaliitäjät</text:p>
          </table:table-cell>
          <table:table-cell office:value-type="string">
            <text:p>Procellariida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lappakeijut</text:p>
          </table:table-cell>
          <table:table-cell office:value-type="string">
            <text:p>Hydrobatida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ulat</text:p>
          </table:table-cell>
          <table:table-cell office:value-type="string">
            <text:p>Sulida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rimetsot</text:p>
          </table:table-cell>
          <table:table-cell office:value-type="string">
            <text:p>Phalacrocoracida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likaanit</text:p>
          </table:table-cell>
          <table:table-cell office:value-type="string">
            <text:p>Pelecanida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aikarat</text:p>
          </table:table-cell>
          <table:table-cell office:value-type="string">
            <text:p>Ardeida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ttohaikarat</text:p>
          </table:table-cell>
          <table:table-cell office:value-type="string">
            <text:p>Ciconiida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ibikset</text:p>
          </table:table-cell>
          <table:table-cell office:value-type="string">
            <text:p>Threskiornithida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ukat</text:p>
          </table:table-cell>
          <table:table-cell office:value-type="string">
            <text:p>Accipitrida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ääkset</text:p>
          </table:table-cell>
          <table:table-cell office:value-type="string">
            <text:p>Pandionida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lohaukat</text:p>
          </table:table-cell>
          <table:table-cell office:value-type="string">
            <text:p>Falconida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antakanat</text:p>
          </table:table-cell>
          <table:table-cell office:value-type="string">
            <text:p>Rallida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urjet</text:p>
          </table:table-cell>
          <table:table-cell office:value-type="string">
            <text:p>Gruida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rapit</text:p>
          </table:table-cell>
          <table:table-cell office:value-type="string">
            <text:p>Otida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riharakat</text:p>
          </table:table-cell>
          <table:table-cell office:value-type="string">
            <text:p>Haematopod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vosetit</text:p>
          </table:table-cell>
          <table:table-cell office:value-type="string">
            <text:p>Recurvirostr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ksujalat</text:p>
          </table:table-cell>
          <table:table-cell office:value-type="string">
            <text:p>Burhin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ääskykahlaajat</text:p>
          </table:table-cell>
          <table:table-cell office:value-type="string">
            <text:p>Glareol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Kurmitsat</text:p>
          </table:table-cell>
          <table:table-cell office:value-type="string">
            <text:p>Charadri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urpat</text:p>
          </table:table-cell>
          <table:table-cell office:value-type="string">
            <text:p>Scolopac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Kihut</text:p>
          </table:table-cell>
          <table:table-cell office:value-type="string">
            <text:p>Sterecorari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okit</text:p>
          </table:table-cell>
          <table:table-cell office:value-type="string">
            <text:p>Lar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iirat</text:p>
          </table:table-cell>
          <table:table-cell office:value-type="string">
            <text:p>Stern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uokit</text:p>
          </table:table-cell>
          <table:table-cell office:value-type="string">
            <text:p>Alcida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ietakyyhkyt</text:p>
          </table:table-cell>
          <table:table-cell office:value-type="string">
            <text:p>Pteroclidida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Kyyhkyt</text:p>
          </table:table-cell>
          <table:table-cell office:value-type="string">
            <text:p>Columbida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äet</text:p>
          </table:table-cell>
          <table:table-cell office:value-type="string">
            <text:p>Cuculida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ornipöllöt</text:p>
          </table:table-cell>
          <table:table-cell office:value-type="string">
            <text:p>Tytonida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öllöt</text:p>
          </table:table-cell>
          <table:table-cell office:value-type="string">
            <text:p>Strigida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Kehrääjät</text:p>
          </table:table-cell>
          <table:table-cell office:value-type="string">
            <text:p>Caprimulgida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iitäjät</text:p>
          </table:table-cell>
          <table:table-cell office:value-type="string">
            <text:p>Apodida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ungingaskalastajat</text:p>
          </table:table-cell>
          <table:table-cell office:value-type="string">
            <text:p>Alcedinida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ehiläissyöjät</text:p>
          </table:table-cell>
          <table:table-cell office:value-type="string">
            <text:p>Meropida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äihkynärhet</text:p>
          </table:table-cell>
          <table:table-cell office:value-type="string">
            <text:p>Coraciida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Harjalinnut</text:p>
          </table:table-cell>
          <table:table-cell office:value-type="string">
            <text:p>Upupida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ikat</text:p>
          </table:table-cell>
          <table:table-cell office:value-type="string">
            <text:p>Picida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iurut</text:p>
          </table:table-cell>
          <table:table-cell office:value-type="string">
            <text:p>Alaud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ääskyt</text:p>
          </table:table-cell>
          <table:table-cell office:value-type="string">
            <text:p>Hirundin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ästäräkit</text:p>
          </table:table-cell>
          <table:table-cell office:value-type="string">
            <text:p>Motacil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ilhet</text:p>
          </table:table-cell>
          <table:table-cell office:value-type="string">
            <text:p>Bombycil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oskikarat</text:p>
          </table:table-cell>
          <table:table-cell office:value-type="string">
            <text:p>Cinc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eukaloiset</text:p>
          </table:table-cell>
          <table:table-cell office:value-type="string">
            <text:p>Troglodyt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autiaiset</text:p>
          </table:table-cell>
          <table:table-cell office:value-type="string">
            <text:p>Prunel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astaat</text:p>
          </table:table-cell>
          <table:table-cell office:value-type="string">
            <text:p>Turd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ertut</text:p>
          </table:table-cell>
          <table:table-cell office:value-type="string">
            <text:p>Sylv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epot</text:p>
          </table:table-cell>
          <table:table-cell office:value-type="string">
            <text:p>Muscicap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imalit</text:p>
          </table:table-cell>
          <table:table-cell office:value-type="string">
            <text:p>Timali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yrstötiaiset</text:p>
          </table:table-cell>
          <table:table-cell office:value-type="string">
            <text:p>Aegitha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iaiset</text:p>
          </table:table-cell>
          <table:table-cell office:value-type="string">
            <text:p>Par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ähkinänakkelit</text:p>
          </table:table-cell>
          <table:table-cell office:value-type="string">
            <text:p>Sitt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uukiipijät</text:p>
          </table:table-cell>
          <table:table-cell office:value-type="string">
            <text:p>Certhi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ussitiaiset</text:p>
          </table:table-cell>
          <table:table-cell office:value-type="string">
            <text:p>Remiz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Kuhankeittäjät</text:p>
          </table:table-cell>
          <table:table-cell office:value-type="string">
            <text:p>Orio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epinkäiset</text:p>
          </table:table-cell>
          <table:table-cell office:value-type="string">
            <text:p>Lani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Varikset</text:p>
          </table:table-cell>
          <table:table-cell office:value-type="string">
            <text:p>Corv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ottaraiset</text:p>
          </table:table-cell>
          <table:table-cell office:value-type="string">
            <text:p>Sturn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Varpuset</text:p>
          </table:table-cell>
          <table:table-cell office:value-type="string">
            <text:p>Passer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ipot</text:p>
          </table:table-cell>
          <table:table-cell office:value-type="string">
            <text:p>Fringil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Kerttulit</text:p>
          </table:table-cell>
          <table:table-cell office:value-type="string">
            <text:p>Parulida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irkut</text:p>
          </table:table-cell>
          <table:table-cell office:value-type="string">
            <text:p>Emberizidae</text:p>
          </table:table-cell>
          <table:table-cell office:value-type="float" office:value="20">
            <text:p>20</text:p>
          </table:table-cell>
        </table:table-row>
      </table:table>
      <table:table table:name="Order" table:style-name="ta1" table:print="false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RDER_FIN</text:p>
          </table:table-cell>
          <table:table-cell office:value-type="string">
            <text:p>ORDER_SC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rsalinnut</text:p>
          </table:table-cell>
          <table:table-cell office:value-type="string">
            <text:p>Anseriform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alinnut</text:p>
          </table:table-cell>
          <table:table-cell office:value-type="string">
            <text:p>Galliform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ikkalinnut</text:p>
          </table:table-cell>
          <table:table-cell office:value-type="string">
            <text:p>Gaviiform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ikkulinnut</text:p>
          </table:table-cell>
          <table:table-cell office:value-type="string">
            <text:p>Podicipediform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lappalinnut</text:p>
          </table:table-cell>
          <table:table-cell office:value-type="string">
            <text:p>Procelalriiform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likaanilinnut</text:p>
          </table:table-cell>
          <table:table-cell office:value-type="string">
            <text:p>Pelecaniforme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ikaralinnut</text:p>
          </table:table-cell>
          <table:table-cell office:value-type="string">
            <text:p>Ciconiiforme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äiväpetolinnut</text:p>
          </table:table-cell>
          <table:table-cell office:value-type="string">
            <text:p>Accipitriform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lohaukkalinnut</text:p>
          </table:table-cell>
          <table:table-cell office:value-type="string">
            <text:p>Falconiform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urkilinnut</text:p>
          </table:table-cell>
          <table:table-cell office:value-type="string">
            <text:p>Gruiform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ntalinnut</text:p>
          </table:table-cell>
          <table:table-cell office:value-type="string">
            <text:p>Charadriiforme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ietakanalinnut</text:p>
          </table:table-cell>
          <table:table-cell office:value-type="string">
            <text:p>Pteroclidiform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Kyyhkylinnut</text:p>
          </table:table-cell>
          <table:table-cell office:value-type="string">
            <text:p>Columbiforme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äkilinnut</text:p>
          </table:table-cell>
          <table:table-cell office:value-type="string">
            <text:p>Cuculiform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öllölinnut</text:p>
          </table:table-cell>
          <table:table-cell office:value-type="string">
            <text:p>Strigiforme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ehrääjälinnut</text:p>
          </table:table-cell>
          <table:table-cell office:value-type="string">
            <text:p>Caprimulgiform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irskulinnut</text:p>
          </table:table-cell>
          <table:table-cell office:value-type="string">
            <text:p>Apodiforme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äihkylinnut</text:p>
          </table:table-cell>
          <table:table-cell office:value-type="string">
            <text:p>Coraciifrome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ikkalinnut</text:p>
          </table:table-cell>
          <table:table-cell office:value-type="string">
            <text:p>Piciforme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rpuslinnut</text:p>
          </table:table-cell>
          <table:table-cell office:value-type="string">
            <text:p>Passeriformes</text:p>
          </table:table-cell>
        </table:table-row>
      </table:table>
      <table:table table:name="Observations" table:style-name="ta1" table:print="false">
        <table:table-column table:style-name="co8" table:number-columns-repeated="2" table:default-cell-style-name="Default"/>
        <table:table-column table:style-name="co12" table:default-cell-style-name="ce2"/>
        <table:table-column table:style-name="co13" table:default-cell-style-name="Default"/>
        <table:table-column table:style-name="co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SPECIES</text:p>
          </table:table-cell>
          <table:table-cell table:style-name="Default" office:value-type="string">
            <text:p>TIME</text:p>
          </table:table-cell>
          <table:table-cell office:value-type="string">
            <text:p>LOCATION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11.8.2010 08:12</text:p>
          </table:table-cell>
          <table:table-cell office:value-type="string">
            <text:p>Viikki</text:p>
          </table:table-cell>
          <table:table-cell office:value-type="string">
            <text:p>Hieno!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5.9.2010 10:21</text:p>
          </table:table-cell>
          <table:table-cell office:value-type="string">
            <text:p>Masala</text:p>
          </table:table-cell>
          <table:table-cell office:value-type="string">
            <text:p>Ei niin hieno...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11.11.2010 15:34</text:p>
          </table:table-cell>
          <table:table-cell office:value-type="string">
            <text:p>60.23432 38.11354</text:p>
          </table:table-cell>
          <table:table-cell office:value-type="string">
            <text:p>Olikohan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" svg:font-family="Helv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€</number:text>
    </number:number-style>
    <number:number-style style:name="N144">
      <number:text>-</number:text>
      <number:number number:decimal-places="0" number:min-integer-digits="1" number:grouping="true"/>
      <number:text>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€</number:text>
    </number:number-style>
    <number:number-style style:name="N147">
      <number:text>-</number:text>
      <number:number number:decimal-places="2" number:min-integer-digits="1" number:grouping="true"/>
      <number:text>€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€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€ </number:text>
    </number:number-style>
    <number:number-style style:name="N152P1" style:volatile="true">
      <number:text>-</number:text>
      <number:number number:decimal-places="0" number:min-integer-digits="1" number:grouping="true"/>
      <number:text>€ </number:text>
    </number:number-style>
    <number:number-style style:name="N152P2" style:volatile="true">
      <number:text> -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</number:text>
    </number:number-style>
    <number:number-style style:name="N156P1" style:volatile="true">
      <number:text>-</number:text>
      <number:number number:decimal-places="0" number:min-integer-digits="1" number:grouping="true"/>
      <number:text>   </number:text>
    </number:number-style>
    <number:number-style style:name="N156P2" style:volatile="true">
      <number:text> -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€ </number:text>
    </number:number-style>
    <number:number-style style:name="N160P1" style:volatile="true">
      <number:text>-</number:text>
      <number:number number:decimal-places="2" number:min-integer-digits="1" number:grouping="true"/>
      <number:text>€ </number:text>
    </number:number-style>
    <number:number-style style:name="N160P2" style:volatile="true">
      <number:text> -</number:text>
      <number:number number:decimal-places="0" number:min-integer-digits="0"/>
      <number:text>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</number:text>
    </number:number-style>
    <number:number-style style:name="N164P1" style:volatile="true">
      <number:text>-</number:text>
      <number:number number:decimal-places="2" number:min-integer-digits="1" number:grouping="true"/>
      <number:text>   </number:text>
    </number:number-style>
    <number:number-style style:name="N164P2" style:volatile="true">
      <number:text> -</number:text>
      <number:number number:decimal-places="0" number:min-integer-digits="0"/>
      <number:text>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e</number:text>
    </number:number-style>
    <number:number-style style:name="N166">
      <number:text>-</number:text>
      <number:number number:decimal-places="0" number:min-integer-digits="1" number:grouping="true"/>
      <number:text>e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e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e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e</number:text>
    </number:number-style>
    <number:number-style style:name="N169">
      <number:text>-</number:text>
      <number:number number:decimal-places="2" number:min-integer-digits="1" number:grouping="true"/>
      <number:text>e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e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e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e </number:text>
    </number:number-style>
    <number:number-style style:name="N174P1" style:volatile="true">
      <number:text>-</number:text>
      <number:number number:decimal-places="0" number:min-integer-digits="1" number:grouping="true"/>
      <number:text>e </number:text>
    </number:number-style>
    <number:number-style style:name="N174P2" style:volatile="true">
      <number:text> -e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e </number:text>
    </number:number-style>
    <number:number-style style:name="N178P1" style:volatile="true">
      <number:text>-</number:text>
      <number:number number:decimal-places="2" number:min-integer-digits="1" number:grouping="true"/>
      <number:text>e </number:text>
    </number:number-style>
    <number:number-style style:name="N178P2" style:volatile="true">
      <number:text> -</number:text>
      <number:number number:decimal-places="0" number:min-integer-digits="0"/>
      <number:text>e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      </number:text>
    </number:number-style>
    <number:number-style style:name="N182P1" style:volatile="true">
      <number:text>-</number:text>
      <number:number number:decimal-places="2" number:min-integer-digits="1" number:grouping="true"/>
      <number:text>       </number:text>
    </number:number-style>
    <number:number-style style:name="N182P2" style:volatile="true">
      <number:text> -</number:text>
      <number:number number:decimal-places="0" number:min-integer-digits="0"/>
      <number:text>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0" number:min-integer-digits="1" number:grouping="true"/>
      <number:text> mk </number:text>
    </number:number-style>
    <number:number-style style:name="N190P1" style:volatile="true">
      <number:text>-</number:text>
      <number:number number:decimal-places="0" number:min-integer-digits="1" number:grouping="true"/>
      <number:text> mk </number:text>
    </number:number-style>
    <number:number-style style:name="N190P2" style:volatile="true">
      <number:text> - mk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mk </number:text>
    </number:number-style>
    <number:number-style style:name="N194P1" style:volatile="true">
      <number:text>-</number:text>
      <number:number number:decimal-places="2" number:min-integer-digits="1" number:grouping="true"/>
      <number:text> mk </number:text>
    </number:number-style>
    <number:number-style style:name="N194P2" style:volatile="true">
      <number:text> -</number:text>
      <number:number number:decimal-places="0" number:min-integer-digits="0"/>
      <number:text> mk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Yes</number:text>
    </number:number-style>
    <number:number-style style:name="N196P1" style:volatile="true">
      <number:text>Yes</number:text>
    </number:number-style>
    <number:number-style style:name="N196">
      <number:text>No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True</number:text>
    </number:number-style>
    <number:number-style style:name="N198P1" style:volatile="true">
      <number:text>True</number:text>
    </number:number-style>
    <number:number-style style:name="N198">
      <number:text>False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On</number:text>
    </number:number-style>
    <number:number-style style:name="N200P1" style:volatile="true">
      <number:text>On</number:text>
    </number:number-style>
    <number:number-style style:name="N200">
      <number:text>Off</number:text>
      <style:map style:condition="value()&gt;0" style:apply-style-name="N200P0"/>
      <style:map style:condition="value()&lt;0" style:apply-style-name="N200P1"/>
    </number:number-style>
    <number:currency-style style:name="N20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1/14/2010</text:date>, <text:time>19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13$Build-9539</meta:generator>
    <meta:editing-duration>P0D</meta:editing-duration>
    <meta:editing-cycles>1</meta:editing-cycles>
    <meta:creation-date>2010-11-14T19:22:05</meta:creation-date>
    <meta:document-statistic meta:table-count="4" meta:cell-count="4403" meta:object-count="0"/>
  </office:meta>
</office:document-meta>
</file>